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062cm"/>
    </style:style>
    <style:style style:name="Table1.C" style:family="table-column">
      <style:table-column-properties style:column-width="1.441cm"/>
    </style:style>
    <style:style style:name="Table1.D" style:family="table-column">
      <style:table-column-properties style:column-width="1.072cm"/>
    </style:style>
    <style:style style:name="Table1.E" style:family="table-column">
      <style:table-column-properties style:column-width="1.93cm"/>
    </style:style>
    <style:style style:name="Table1.F" style:family="table-column">
      <style:table-column-properties style:column-width="2.429cm"/>
    </style:style>
    <style:style style:name="Table1.G" style:family="table-column">
      <style:table-column-properties style:column-width="3.129cm"/>
    </style:style>
    <style:style style:name="Table1.H" style:family="table-column">
      <style:table-column-properties style:column-width="2.439cm"/>
    </style:style>
    <style:style style:name="Table1.1" style:family="table-row">
      <style:table-row-properties style:min-row-height="0.582cm" fo:keep-together="always"/>
    </style:style>
    <style:style style:name="Table1.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1.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1.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1.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1.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1.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7" style:family="table-row">
      <style:table-row-properties style:min-row-height="0.88cm" fo:keep-together="always"/>
    </style:style>
    <style:style style:name="Table1.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9" style:family="table-row">
      <style:table-row-properties style:min-row-height="1.148cm" fo:keep-together="always"/>
    </style:style>
    <style:style style:name="Table1.10" style:family="table-row">
      <style:table-row-properties fo:keep-together="always"/>
    </style:style>
    <style:style style:name="Table1.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 style:family="table">
      <style:table-properties style:width="16.436cm" table:align="center" style:writing-mode="lr-tb"/>
    </style:style>
    <style:style style:name="Table6.A" style:family="table-column">
      <style:table-column-properties style:column-width="0.933cm"/>
    </style:style>
    <style:style style:name="Table6.B" style:family="table-column">
      <style:table-column-properties style:column-width="3.062cm"/>
    </style:style>
    <style:style style:name="Table6.C" style:family="table-column">
      <style:table-column-properties style:column-width="1.441cm"/>
    </style:style>
    <style:style style:name="Table6.D" style:family="table-column">
      <style:table-column-properties style:column-width="1.072cm"/>
    </style:style>
    <style:style style:name="Table6.E" style:family="table-column">
      <style:table-column-properties style:column-width="1.93cm"/>
    </style:style>
    <style:style style:name="Table6.F" style:family="table-column">
      <style:table-column-properties style:column-width="2.429cm"/>
    </style:style>
    <style:style style:name="Table6.G" style:family="table-column">
      <style:table-column-properties style:column-width="3.129cm"/>
    </style:style>
    <style:style style:name="Table6.H" style:family="table-column">
      <style:table-column-properties style:column-width="2.439cm"/>
    </style:style>
    <style:style style:name="Table6.1" style:family="table-row">
      <style:table-row-properties style:min-row-height="0.582cm" fo:keep-together="always"/>
    </style:style>
    <style:style style:name="Table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6.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6.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6.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6.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6.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7" style:family="table-row">
      <style:table-row-properties style:min-row-height="0.88cm" fo:keep-together="always"/>
    </style:style>
    <style:style style:name="Table6.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3" style:family="table-row">
      <style:table-row-properties style:min-row-height="1.148cm" fo:keep-together="always"/>
    </style:style>
    <style:style style:name="Table6.14" style:family="table-row">
      <style:table-row-properties fo:keep-together="always"/>
    </style:style>
    <style:style style:name="Table6.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6.436cm" table:align="center" style:writing-mode="lr-tb"/>
    </style:style>
    <style:style style:name="Table7.A" style:family="table-column">
      <style:table-column-properties style:column-width="0.933cm"/>
    </style:style>
    <style:style style:name="Table7.B" style:family="table-column">
      <style:table-column-properties style:column-width="3.062cm"/>
    </style:style>
    <style:style style:name="Table7.C" style:family="table-column">
      <style:table-column-properties style:column-width="1.441cm"/>
    </style:style>
    <style:style style:name="Table7.D" style:family="table-column">
      <style:table-column-properties style:column-width="0.861cm"/>
    </style:style>
    <style:style style:name="Table7.E" style:family="table-column">
      <style:table-column-properties style:column-width="2.141cm"/>
    </style:style>
    <style:style style:name="Table7.F" style:family="table-column">
      <style:table-column-properties style:column-width="2.429cm"/>
    </style:style>
    <style:style style:name="Table7.G" style:family="table-column">
      <style:table-column-properties style:column-width="3.129cm"/>
    </style:style>
    <style:style style:name="Table7.H" style:family="table-column">
      <style:table-column-properties style:column-width="2.439cm"/>
    </style:style>
    <style:style style:name="Table7.1" style:family="table-row">
      <style:table-row-properties style:min-row-height="0.582cm" fo:keep-together="always"/>
    </style:style>
    <style:style style:name="Table7.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7.2" style:family="table-row">
      <style:table-row-properties style:min-row-height="0.644cm" fo:keep-together="always"/>
    </style:style>
    <style:style style:name="Table7.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7.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7.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7.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7.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7.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7" style:family="table-row">
      <style:table-row-properties style:min-row-height="0.88cm" fo:keep-together="always"/>
    </style:style>
    <style:style style:name="Table7.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8" style:family="table-row">
      <style:table-row-properties style:min-row-height="0.993cm" fo:keep-together="always"/>
    </style:style>
    <style:style style:name="Table7.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5" style:family="table-row">
      <style:table-row-properties style:min-row-height="1.148cm" fo:keep-together="always"/>
    </style:style>
    <style:style style:name="Table7.16" style:family="table-row">
      <style:table-row-properties fo:keep-together="always"/>
    </style:style>
    <style:style style:name="Table7.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7" style:family="table-row">
      <style:table-row-properties fo:keep-together="always"/>
    </style:style>
    <style:style style:name="Table7.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436cm" table:align="center" style:writing-mode="lr-tb"/>
    </style:style>
    <style:style style:name="Table2.A" style:family="table-column">
      <style:table-column-properties style:column-width="0.933cm"/>
    </style:style>
    <style:style style:name="Table2.B" style:family="table-column">
      <style:table-column-properties style:column-width="3.062cm"/>
    </style:style>
    <style:style style:name="Table2.C" style:family="table-column">
      <style:table-column-properties style:column-width="1.441cm"/>
    </style:style>
    <style:style style:name="Table2.D" style:family="table-column">
      <style:table-column-properties style:column-width="1.072cm"/>
    </style:style>
    <style:style style:name="Table2.E" style:family="table-column">
      <style:table-column-properties style:column-width="2.196cm"/>
    </style:style>
    <style:style style:name="Table2.F" style:family="table-column">
      <style:table-column-properties style:column-width="2.163cm"/>
    </style:style>
    <style:style style:name="Table2.G" style:family="table-column">
      <style:table-column-properties style:column-width="3.129cm"/>
    </style:style>
    <style:style style:name="Table2.H" style:family="table-column">
      <style:table-column-properties style:column-width="2.439cm"/>
    </style:style>
    <style:style style:name="Table2.1" style:family="table-row">
      <style:table-row-properties style:min-row-height="0.582cm" fo:keep-together="always"/>
    </style:style>
    <style:style style:name="Table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2.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2.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2.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2.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2.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7" style:family="table-row">
      <style:table-row-properties style:min-row-height="0.88cm" fo:keep-together="always"/>
    </style:style>
    <style:style style:name="Table2.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5" style:family="table-row">
      <style:table-row-properties style:min-row-height="1.148cm" fo:keep-together="always"/>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 style:family="table">
      <style:table-properties style:width="16.436cm" table:align="center" style:writing-mode="lr-tb"/>
    </style:style>
    <style:style style:name="Table3.A" style:family="table-column">
      <style:table-column-properties style:column-width="0.933cm"/>
    </style:style>
    <style:style style:name="Table3.B" style:family="table-column">
      <style:table-column-properties style:column-width="3.062cm"/>
    </style:style>
    <style:style style:name="Table3.C" style:family="table-column">
      <style:table-column-properties style:column-width="1.441cm"/>
    </style:style>
    <style:style style:name="Table3.D" style:family="table-column">
      <style:table-column-properties style:column-width="1.072cm"/>
    </style:style>
    <style:style style:name="Table3.E" style:family="table-column">
      <style:table-column-properties style:column-width="2.196cm"/>
    </style:style>
    <style:style style:name="Table3.F" style:family="table-column">
      <style:table-column-properties style:column-width="2.163cm"/>
    </style:style>
    <style:style style:name="Table3.G" style:family="table-column">
      <style:table-column-properties style:column-width="3.129cm"/>
    </style:style>
    <style:style style:name="Table3.H" style:family="table-column">
      <style:table-column-properties style:column-width="2.439cm"/>
    </style:style>
    <style:style style:name="Table3.1" style:family="table-row">
      <style:table-row-properties style:min-row-height="0.582cm" fo:keep-together="always"/>
    </style:style>
    <style:style style:name="Table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3.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3.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3.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3.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3.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7" style:family="table-row">
      <style:table-row-properties style:min-row-height="0.88cm" fo:keep-together="always"/>
    </style:style>
    <style:style style:name="Table3.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4" style:family="table-row">
      <style:table-row-properties style:min-row-height="1.148cm" fo:keep-together="always"/>
    </style:style>
    <style:style style:name="Table3.15" style:family="table-row">
      <style:table-row-properties fo:keep-together="always"/>
    </style:style>
    <style:style style:name="Table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 style:family="table">
      <style:table-properties style:width="16.436cm" table:align="center" style:writing-mode="lr-tb"/>
    </style:style>
    <style:style style:name="Table4.A" style:family="table-column">
      <style:table-column-properties style:column-width="0.933cm"/>
    </style:style>
    <style:style style:name="Table4.B" style:family="table-column">
      <style:table-column-properties style:column-width="3.062cm"/>
    </style:style>
    <style:style style:name="Table4.C" style:family="table-column">
      <style:table-column-properties style:column-width="1.441cm"/>
    </style:style>
    <style:style style:name="Table4.D" style:family="table-column">
      <style:table-column-properties style:column-width="1.072cm"/>
    </style:style>
    <style:style style:name="Table4.E" style:family="table-column">
      <style:table-column-properties style:column-width="2.196cm"/>
    </style:style>
    <style:style style:name="Table4.F" style:family="table-column">
      <style:table-column-properties style:column-width="2.163cm"/>
    </style:style>
    <style:style style:name="Table4.G" style:family="table-column">
      <style:table-column-properties style:column-width="3.129cm"/>
    </style:style>
    <style:style style:name="Table4.H" style:family="table-column">
      <style:table-column-properties style:column-width="2.439cm"/>
    </style:style>
    <style:style style:name="Table4.1" style:family="table-row">
      <style:table-row-properties style:min-row-height="0.582cm" fo:keep-together="always"/>
    </style:style>
    <style:style style:name="Table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4.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4.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4.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4.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4.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7" style:family="table-row">
      <style:table-row-properties style:min-row-height="0.88cm" fo:keep-together="always"/>
    </style:style>
    <style:style style:name="Table4.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3" style:family="table-row">
      <style:table-row-properties style:min-row-height="1.148cm" fo:keep-together="always"/>
    </style:style>
    <style:style style:name="Table4.14" style:family="table-row">
      <style:table-row-properties fo:keep-together="always"/>
    </style:style>
    <style:style style:name="Table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5" style:family="table-row">
      <style:table-row-properties fo:keep-together="always"/>
    </style:style>
    <style:style style:name="Table4.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 style:family="table">
      <style:table-properties style:width="16.436cm" table:align="center" style:writing-mode="lr-tb"/>
    </style:style>
    <style:style style:name="Table5.A" style:family="table-column">
      <style:table-column-properties style:column-width="0.933cm"/>
    </style:style>
    <style:style style:name="Table5.B" style:family="table-column">
      <style:table-column-properties style:column-width="3.062cm"/>
    </style:style>
    <style:style style:name="Table5.C" style:family="table-column">
      <style:table-column-properties style:column-width="6.112cm"/>
    </style:style>
    <style:style style:name="Table5.D" style:family="table-column">
      <style:table-column-properties style:column-width="6.329cm"/>
    </style:style>
    <style:style style:name="Table5.1" style:family="table-row">
      <style:table-row-properties style:min-row-height="0.582cm" fo:keep-together="always"/>
    </style:style>
    <style:style style:name="Table5.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5.2" style:family="table-row">
      <style:table-row-properties style:min-row-height="0.644cm" fo:keep-together="always"/>
    </style:style>
    <style:style style:name="Table5.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5.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5.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5.C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5.A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5.5" style:family="table-row">
      <style:table-row-properties style:min-row-height="0.88cm" fo:keep-together="always"/>
    </style:style>
    <style:style style:name="Table5.D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5.6" style:family="table-row">
      <style:table-row-properties style:min-row-height="0.993cm" fo:keep-together="always"/>
    </style:style>
    <style:style style:name="Table5.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 style:family="table">
      <style:table-properties style:width="16.436cm" table:align="center" style:writing-mode="lr-tb"/>
    </style:style>
    <style:style style:name="Table8.A" style:family="table-column">
      <style:table-column-properties style:column-width="0.933cm"/>
    </style:style>
    <style:style style:name="Table8.B" style:family="table-column">
      <style:table-column-properties style:column-width="3.062cm"/>
    </style:style>
    <style:style style:name="Table8.C" style:family="table-column">
      <style:table-column-properties style:column-width="6.112cm"/>
    </style:style>
    <style:style style:name="Table8.D" style:family="table-column">
      <style:table-column-properties style:column-width="6.329cm"/>
    </style:style>
    <style:style style:name="Table8.1" style:family="table-row">
      <style:table-row-properties style:min-row-height="0.582cm" fo:keep-together="always"/>
    </style:style>
    <style:style style:name="Table8.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8.2" style:family="table-row">
      <style:table-row-properties style:min-row-height="0.644cm" fo:keep-together="always"/>
    </style:style>
    <style:style style:name="Table8.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8.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8.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8.C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8.A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8.5" style:family="table-row">
      <style:table-row-properties style:min-row-height="0.88cm" fo:keep-together="always"/>
    </style:style>
    <style:style style:name="Table8.D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8.6" style:family="table-row">
      <style:table-row-properties style:min-row-height="0.993cm" fo:keep-together="always"/>
    </style:style>
    <style:style style:name="Table8.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Footer">
      <style:text-properties fo:color="#000000" style:font-name="Droid Sans" fo:font-size="11pt" fo:font-style="normal" fo:font-weight="normal" officeooo:paragraph-rsid="0044e43f" style:font-name-asian="Wingdings" style:font-size-asian="11pt"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Droid Sans" fo:font-size="11pt" fo:font-style="normal" fo:font-weight="normal" officeooo:paragraph-rsid="0082366d" style:font-name-asian="Wingdings" style:font-size-asian="11pt" style:font-style-asian="normal" style:font-weight-asian="normal" style:font-name-complex="Comic Sans MS" style:font-size-complex="11pt" style:font-style-complex="normal" style:font-weight-complex="normal"/>
    </style:style>
    <style:style style:name="P9" style:family="paragraph" style:parent-style-name="Footer">
      <style:text-properties fo:color="#000000" style:font-name="Droid Sans" fo:font-size="11pt" fo:font-style="normal" fo:font-weight="normal" officeooo:paragraph-rsid="0085e3d9" style:font-name-asian="Wingdings" style:font-size-asian="11pt" style:font-style-asian="normal" style:font-weight-asian="normal" style:font-name-complex="Comic Sans MS" style:font-size-complex="11pt" style:font-style-complex="normal" style:font-weight-complex="normal"/>
    </style:style>
    <style:style style:name="P10" style:family="paragraph" style:parent-style-name="Footer">
      <style:text-properties fo:color="#000000" style:font-name="Droid Sans" fo:font-size="11pt" fo:font-style="normal" fo:font-weight="normal" officeooo:paragraph-rsid="008ccc69" style:font-name-asian="Wingdings" style:font-size-asian="11pt" style:font-style-asian="normal" style:font-weight-asian="normal" style:font-name-complex="Comic Sans MS" style:font-size-complex="11pt" style:font-style-complex="normal" style:font-weight-complex="normal"/>
    </style:style>
    <style:style style:name="P11" style:family="paragraph" style:parent-style-name="Footer">
      <style:text-properties fo:color="#000000" style:font-name="Droid Sans" fo:font-size="11pt" fo:font-style="normal" fo:font-weight="normal" officeooo:paragraph-rsid="008eb41d" style:font-name-asian="Wingdings" style:font-size-asian="11pt" style:font-style-asian="normal" style:font-weight-asian="normal" style:font-name-complex="Comic Sans MS" style:font-size-complex="11pt" style:font-style-complex="normal" style:font-weight-complex="normal"/>
    </style:style>
    <style:style style:name="P12" style:family="paragraph" style:parent-style-name="Footer">
      <style:text-properties fo:color="#000000" style:font-name="Droid Sans" fo:font-size="11pt" fo:font-style="normal" fo:font-weight="normal" officeooo:paragraph-rsid="00915fe7" style:font-name-asian="Wingdings" style:font-size-asian="11pt" style:font-style-asian="normal" style:font-weight-asian="normal" style:font-name-complex="Comic Sans MS" style:font-size-complex="11pt" style:font-style-complex="normal" style:font-weight-complex="normal"/>
    </style:style>
    <style:style style:name="P13" style:family="paragraph" style:parent-style-name="Footer">
      <style:text-properties fo:color="#000000" style:font-name="Droid Sans" fo:font-size="9pt" fo:font-style="normal" fo:font-weight="normal" officeooo:rsid="0014597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4" style:family="paragraph" style:parent-style-name="Footer">
      <style:text-properties fo:color="#000000" style:font-name="Droid Sans" fo:font-size="9pt" fo:font-style="normal" fo:font-weight="normal" officeooo:rsid="001c5cfc"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5" style:family="paragraph" style:parent-style-name="Footer">
      <style:text-properties fo:color="#000000" style:font-name="Droid Sans" fo:font-size="9pt" fo:font-style="normal" fo:font-weight="normal" officeooo:rsid="0018572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6" style:family="paragraph" style:parent-style-name="Footer">
      <style:text-properties fo:color="#000000" style:font-name="Droid Sans" fo:font-size="9pt" fo:font-style="normal" fo:font-weight="normal" officeooo:rsid="00180820"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7" style:family="paragraph" style:parent-style-name="Footer">
      <style:text-properties fo:color="#000000" style:font-name="Droid Sans" fo:font-size="9pt" fo:font-style="normal" fo:font-weight="normal" officeooo:rsid="00146dff"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8" style:family="paragraph" style:parent-style-name="Footer">
      <style:text-properties fo:color="#000000" style:font-name="Droid Sans" fo:font-size="9pt" fo:font-style="normal" fo:font-weight="normal" officeooo:rsid="000da08e"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9" style:family="paragraph" style:parent-style-name="Footer">
      <style:text-properties fo:color="#000000" style:font-name="Droid Sans" fo:font-size="9pt" fo:font-style="normal" fo:font-weight="normal" officeooo:rsid="0028541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0" style:family="paragraph" style:parent-style-name="Footer">
      <style:text-properties fo:color="#000000" style:font-name="Droid Sans" fo:font-size="9pt" fo:font-style="normal" fo:font-weight="normal" officeooo:rsid="0029bd9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1" style:family="paragraph" style:parent-style-name="Footer">
      <style:text-properties fo:color="#000000" style:font-name="Droid Sans" fo:font-size="9pt" fo:font-style="normal" fo:font-weight="normal" officeooo:rsid="002b6ce8"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2" style:family="paragraph" style:parent-style-name="Standard">
      <style:text-properties style:font-name="Droid Sans"/>
    </style:style>
    <style:style style:name="P23"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24"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25" style:family="paragraph" style:parent-style-name="Standard">
      <style:text-properties style:font-name="Droid Sans" fo:font-style="normal" fo:font-weight="normal" officeooo:paragraph-rsid="0082366d" style:font-style-asian="normal" style:font-weight-asian="normal" style:font-style-complex="normal" style:font-weight-complex="normal"/>
    </style:style>
    <style:style style:name="P26" style:family="paragraph" style:parent-style-name="Standard">
      <style:text-properties style:font-name="Droid Sans" fo:font-style="normal" fo:font-weight="normal" officeooo:paragraph-rsid="008ccc69" style:font-style-asian="normal" style:font-weight-asian="normal" style:font-style-complex="normal" style:font-weight-complex="normal"/>
    </style:style>
    <style:style style:name="P27" style:family="paragraph" style:parent-style-name="Standard">
      <style:text-properties style:font-name="Droid Sans" fo:font-style="normal" fo:font-weight="normal" officeooo:paragraph-rsid="008eb41d" style:font-style-asian="normal" style:font-weight-asian="normal" style:font-style-complex="normal" style:font-weight-complex="normal"/>
    </style:style>
    <style:style style:name="P28"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style:font-name="Droid Sans" fo:font-size="10pt" fo:font-style="normal" fo:font-weight="bold" officeooo:paragraph-rsid="0044e43f" style:font-name-asian="Wingdings" style:font-size-asian="10pt"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style:font-name="Droid Sans" fo:font-size="10pt" fo:font-style="normal" fo:font-weight="bold" officeooo:rsid="0029bd97" officeooo:paragraph-rsid="0044e43f" style:font-name-asian="Wingdings" style:font-size-asian="10pt" style:font-style-asian="normal" style:font-weight-asian="bold" style:font-style-complex="normal" style:font-weight-complex="bold"/>
    </style:style>
    <style:style style:name="P31" style:family="paragraph" style:parent-style-name="Standard">
      <style:paragraph-properties fo:text-align="center" style:justify-single-word="false"/>
      <style:text-properties style:font-name="Droid Sans" fo:font-size="10pt" fo:font-style="normal" fo:font-weight="bold" officeooo:rsid="00145977" officeooo:paragraph-rsid="0044e43f" style:font-name-asian="Wingdings" style:font-size-asian="10pt" style:font-style-asian="normal" style:font-weight-asian="bold" style:font-style-complex="normal" style:font-weight-complex="bold"/>
    </style:style>
    <style:style style:name="P32" style:family="paragraph" style:parent-style-name="Standard">
      <style:text-properties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3" style:family="paragraph" style:parent-style-name="Standard">
      <style:text-properties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34" style:family="paragraph" style:parent-style-name="Standard">
      <style:text-properties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35" style:family="paragraph" style:parent-style-name="Standard">
      <style:text-properties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36" style:family="paragraph" style:parent-style-name="Standard">
      <style:text-properties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37"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38" style:family="paragraph" style:parent-style-name="Standard">
      <style:text-properties style:font-name="Droid Sans" fo:font-size="9pt" fo:font-style="normal" fo:font-weight="normal" officeooo:paragraph-rsid="0085e3d9" style:font-size-asian="9pt" style:font-style-asian="normal" style:font-weight-asian="normal" style:font-size-complex="9pt" style:font-style-complex="normal" style:font-weight-complex="normal"/>
    </style:style>
    <style:style style:name="P39" style:family="paragraph" style:parent-style-name="Standard">
      <style:paragraph-properties style:snap-to-layout-grid="false"/>
      <style:text-properties style:font-name="Droid Sans" fo:font-size="9pt" fo:font-style="normal" fo:font-weight="normal" officeooo:rsid="005822cb" officeooo:paragraph-rsid="005c4ca8" style:font-name-asian="Wingdings" style:font-size-asian="9pt" style:font-style-asian="normal" style:font-weight-asian="normal" style:font-size-complex="9pt" style:font-style-complex="normal" style:font-weight-complex="normal"/>
    </style:style>
    <style:style style:name="P40" style:family="paragraph" style:parent-style-name="Standard">
      <style:paragraph-properties style:snap-to-layout-grid="false"/>
      <style:text-properties style:font-name="Droid Sans" fo:font-size="9pt" fo:font-style="normal" fo:font-weight="normal" officeooo:rsid="005822cb" officeooo:paragraph-rsid="005822cb" style:font-name-asian="Wingdings" style:font-size-asian="9pt" style:font-style-asian="normal" style:font-weight-asian="normal" style:font-size-complex="9pt" style:font-style-complex="normal" style:font-weight-complex="normal"/>
    </style:style>
    <style:style style:name="P41" style:family="paragraph" style:parent-style-name="Standard">
      <style:paragraph-properties style:snap-to-layout-grid="false"/>
      <style:text-properties style:font-name="Droid Sans" fo:font-size="9pt" fo:font-style="normal" fo:font-weight="normal" officeooo:rsid="006c9a8b" officeooo:paragraph-rsid="006c9a8b" style:font-name-asian="Wingdings" style:font-size-asian="9pt" style:font-style-asian="normal" style:font-weight-asian="normal" style:font-size-complex="9pt" style:font-style-complex="normal" style:font-weight-complex="normal"/>
    </style:style>
    <style:style style:name="P42" style:family="paragraph" style:parent-style-name="Standard">
      <style:paragraph-properties style:snap-to-layout-grid="false"/>
      <style:text-properties style:font-name="Droid Sans" fo:font-size="9pt" fo:font-style="normal" fo:font-weight="normal" officeooo:rsid="005e2456" officeooo:paragraph-rsid="005ee6d6" style:font-name-asian="Wingdings" style:font-size-asian="9pt" style:font-style-asian="normal" style:font-weight-asian="normal" style:font-size-complex="9pt" style:font-style-complex="normal" style:font-weight-complex="normal"/>
    </style:style>
    <style:style style:name="P43" style:family="paragraph" style:parent-style-name="Standard">
      <style:paragraph-properties style:snap-to-layout-grid="false"/>
      <style:text-properties style:font-name="Droid Sans" fo:font-size="9pt" fo:font-style="normal" fo:font-weight="normal" officeooo:rsid="005e2456" officeooo:paragraph-rsid="0068be50" style:font-name-asian="Wingdings" style:font-size-asian="9pt" style:font-style-asian="normal" style:font-weight-asian="normal" style:font-size-complex="9pt" style:font-style-complex="normal" style:font-weight-complex="normal"/>
    </style:style>
    <style:style style:name="P44" style:family="paragraph" style:parent-style-name="Standard">
      <style:paragraph-properties style:snap-to-layout-grid="false"/>
      <style:text-properties style:font-name="Droid Sans" fo:font-size="9pt" fo:font-style="normal" fo:font-weight="normal" officeooo:rsid="005e2456" officeooo:paragraph-rsid="005e2456" style:font-name-asian="Wingdings" style:font-size-asian="9pt" style:font-style-asian="normal" style:font-weight-asian="normal" style:font-size-complex="9pt" style:font-style-complex="normal" style:font-weight-complex="normal"/>
    </style:style>
    <style:style style:name="P45" style:family="paragraph" style:parent-style-name="Standard">
      <style:text-properties style:font-name="Droid Sans" fo:font-size="9pt" fo:font-style="normal" fo:font-weight="normal" officeooo:rsid="004f1b4f" officeooo:paragraph-rsid="004f1b4f" style:font-name-asian="Wingdings" style:font-size-asian="9pt" style:font-style-asian="normal" style:font-weight-asian="normal" style:font-size-complex="9pt" style:font-style-complex="normal" style:font-weight-complex="normal"/>
    </style:style>
    <style:style style:name="P46" style:family="paragraph" style:parent-style-name="Standard">
      <style:text-properties style:font-name="Droid Sans" fo:font-size="9pt" fo:font-style="normal" fo:font-weight="normal" officeooo:rsid="004fb4c8" officeooo:paragraph-rsid="004fb4c8" style:font-name-asian="Wingdings" style:font-size-asian="9pt" style:font-style-asian="normal" style:font-weight-asian="normal" style:font-size-complex="9pt" style:font-style-complex="normal" style:font-weight-complex="normal"/>
    </style:style>
    <style:style style:name="P47" style:family="paragraph" style:parent-style-name="Standard">
      <style:paragraph-properties style:snap-to-layout-grid="false"/>
      <style:text-properties style:font-name="Droid Sans" fo:font-size="9pt" fo:font-style="normal" fo:font-weight="normal" officeooo:rsid="005ee6d6" officeooo:paragraph-rsid="005ee6d6" style:font-name-asian="Wingdings" style:font-size-asian="9pt" style:font-style-asian="normal" style:font-weight-asian="normal" style:font-size-complex="9pt" style:font-style-complex="normal" style:font-weight-complex="normal"/>
    </style:style>
    <style:style style:name="P48"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49" style:family="paragraph" style:parent-style-name="Standard">
      <style:paragraph-properties style:snap-to-layout-grid="false"/>
      <style:text-properties style:font-name="Droid Sans" fo:font-size="9pt" fo:font-style="normal" fo:font-weight="normal" officeooo:rsid="006e0f45" officeooo:paragraph-rsid="0071c99b" style:font-name-asian="Wingdings" style:font-size-asian="9pt" style:font-style-asian="normal" style:font-weight-asian="normal" style:font-size-complex="9pt" style:font-style-complex="normal" style:font-weight-complex="normal"/>
    </style:style>
    <style:style style:name="P50" style:family="paragraph" style:parent-style-name="Standard">
      <style:paragraph-properties style:snap-to-layout-grid="false"/>
      <style:text-properties style:font-name="Droid Sans" fo:font-size="9pt" fo:font-style="normal" fo:font-weight="normal" officeooo:rsid="006e0f45" officeooo:paragraph-rsid="009b6002" style:font-name-asian="Wingdings" style:font-size-asian="9pt" style:font-style-asian="normal" style:font-weight-asian="normal" style:font-size-complex="9pt" style:font-style-complex="normal" style:font-weight-complex="normal"/>
    </style:style>
    <style:style style:name="P51" style:family="paragraph" style:parent-style-name="Standard">
      <style:paragraph-properties style:snap-to-layout-grid="false"/>
      <style:text-properties style:font-name="Droid Sans" fo:font-size="9pt" fo:font-style="normal" fo:font-weight="normal" officeooo:rsid="006e0f45" officeooo:paragraph-rsid="006ffa38" style:font-name-asian="Wingdings" style:font-size-asian="9pt" style:font-style-asian="normal" style:font-weight-asian="normal" style:font-size-complex="9pt" style:font-style-complex="normal" style:font-weight-complex="normal"/>
    </style:style>
    <style:style style:name="P52" style:family="paragraph" style:parent-style-name="Standard">
      <style:paragraph-properties style:snap-to-layout-grid="false"/>
      <style:text-properties style:font-name="Droid Sans" fo:font-size="9pt" fo:font-style="normal" fo:font-weight="normal" officeooo:rsid="006e0f45" officeooo:paragraph-rsid="0078556c" style:font-name-asian="Wingdings" style:font-size-asian="9pt" style:font-style-asian="normal" style:font-weight-asian="normal" style:font-size-complex="9pt" style:font-style-complex="normal" style:font-weight-complex="normal"/>
    </style:style>
    <style:style style:name="P53" style:family="paragraph" style:parent-style-name="Standard">
      <style:paragraph-properties style:snap-to-layout-grid="false"/>
      <style:text-properties style:font-name="Droid Sans" fo:font-size="9pt" fo:font-style="normal" fo:font-weight="normal" officeooo:rsid="006e0f45" officeooo:paragraph-rsid="00c5580b" style:font-name-asian="Wingdings" style:font-size-asian="9pt" style:font-style-asian="normal" style:font-weight-asian="normal" style:font-size-complex="9pt" style:font-style-complex="normal" style:font-weight-complex="normal"/>
    </style:style>
    <style:style style:name="P54" style:family="paragraph" style:parent-style-name="Standard">
      <style:paragraph-properties style:snap-to-layout-grid="false"/>
      <style:text-properties style:font-name="Droid Sans" fo:font-size="9pt" fo:font-style="normal" fo:font-weight="normal" officeooo:rsid="006be5ef" officeooo:paragraph-rsid="006be5ef" style:font-name-asian="Wingdings" style:font-size-asian="9pt" style:font-style-asian="normal" style:font-weight-asian="normal" style:font-size-complex="9pt" style:font-style-complex="normal" style:font-weight-complex="normal"/>
    </style:style>
    <style:style style:name="P55" style:family="paragraph" style:parent-style-name="Standard">
      <style:paragraph-properties style:snap-to-layout-grid="false"/>
      <style:text-properties style:font-name="Droid Sans" fo:font-size="9pt" fo:font-style="normal" fo:font-weight="normal" officeooo:rsid="006181c9" officeooo:paragraph-rsid="006181c9" style:font-name-asian="Wingdings" style:font-size-asian="9pt" style:font-style-asian="normal" style:font-weight-asian="normal" style:font-size-complex="9pt" style:font-style-complex="normal" style:font-weight-complex="normal"/>
    </style:style>
    <style:style style:name="P56" style:family="paragraph" style:parent-style-name="Standard">
      <style:text-properties style:font-name="Droid Sans" fo:font-size="9pt" fo:font-style="normal" fo:font-weight="normal" officeooo:rsid="004e0d59" officeooo:paragraph-rsid="004e0d59" style:font-name-asian="Wingdings" style:font-size-asian="9pt" style:font-style-asian="normal" style:font-weight-asian="normal" style:font-size-complex="9pt" style:font-style-complex="normal" style:font-weight-complex="normal"/>
    </style:style>
    <style:style style:name="P57" style:family="paragraph" style:parent-style-name="Standard">
      <style:paragraph-properties style:snap-to-layout-grid="false"/>
      <style:text-properties style:font-name="Droid Sans" fo:font-size="9pt" fo:font-style="normal" fo:font-weight="normal" officeooo:rsid="0056af27" officeooo:paragraph-rsid="0056af27" style:font-name-asian="Wingdings" style:font-size-asian="9pt" style:font-style-asian="normal" style:font-weight-asian="normal" style:font-size-complex="9pt" style:font-style-complex="normal" style:font-weight-complex="normal"/>
    </style:style>
    <style:style style:name="P58" style:family="paragraph" style:parent-style-name="Standard">
      <style:paragraph-properties style:snap-to-layout-grid="false"/>
      <style:text-properties style:font-name="Droid Sans" fo:font-size="9pt" fo:font-style="normal" fo:font-weight="normal" officeooo:rsid="0076e5c3" officeooo:paragraph-rsid="0076e5c3" style:font-name-asian="Wingdings" style:font-size-asian="9pt" style:font-style-asian="normal" style:font-weight-asian="normal" style:font-size-complex="9pt" style:font-style-complex="normal" style:font-weight-complex="normal"/>
    </style:style>
    <style:style style:name="P59" style:family="paragraph" style:parent-style-name="Standard">
      <style:paragraph-properties style:snap-to-layout-grid="false"/>
      <style:text-properties style:font-name="Droid Sans" fo:font-size="9pt" fo:font-style="normal" fo:font-weight="normal" officeooo:rsid="00672804" officeooo:paragraph-rsid="00672804" style:font-name-asian="Wingdings" style:font-size-asian="9pt" style:font-style-asian="normal" style:font-weight-asian="normal" style:font-size-complex="9pt" style:font-style-complex="normal" style:font-weight-complex="normal"/>
    </style:style>
    <style:style style:name="P60" style:family="paragraph" style:parent-style-name="Standard">
      <style:paragraph-properties style:snap-to-layout-grid="false"/>
      <style:text-properties style:font-name="Droid Sans" fo:font-size="9pt" fo:font-style="normal" fo:font-weight="normal" officeooo:rsid="006d01dd" officeooo:paragraph-rsid="006d01dd" style:font-name-asian="Wingdings" style:font-size-asian="9pt" style:font-style-asian="normal" style:font-weight-asian="normal" style:font-size-complex="9pt" style:font-style-complex="normal" style:font-weight-complex="normal"/>
    </style:style>
    <style:style style:name="P61" style:family="paragraph" style:parent-style-name="Standard">
      <style:paragraph-properties style:snap-to-layout-grid="false"/>
      <style:text-properties style:font-name="Droid Sans" fo:font-size="9pt" fo:font-style="normal" fo:font-weight="normal" officeooo:rsid="00634cf7" officeooo:paragraph-rsid="00634cf7" style:font-name-asian="Wingdings" style:font-size-asian="9pt" style:font-style-asian="normal" style:font-weight-asian="normal" style:font-size-complex="9pt" style:font-style-complex="normal" style:font-weight-complex="normal"/>
    </style:style>
    <style:style style:name="P62"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63" style:family="paragraph" style:parent-style-name="Standard">
      <style:paragraph-properties style:snap-to-layout-grid="false"/>
      <style:text-properties style:font-name="Droid Sans" fo:font-size="9pt" fo:font-style="normal" fo:font-weight="normal" officeooo:rsid="00653e0b" officeooo:paragraph-rsid="00653e0b" style:font-name-asian="Wingdings" style:font-size-asian="9pt" style:font-style-asian="normal" style:font-weight-asian="normal" style:font-size-complex="9pt" style:font-style-complex="normal" style:font-weight-complex="normal"/>
    </style:style>
    <style:style style:name="P64" style:family="paragraph" style:parent-style-name="Standard">
      <style:paragraph-properties style:snap-to-layout-grid="false"/>
      <style:text-properties style:font-name="Droid Sans" fo:font-size="9pt" fo:font-style="normal" fo:font-weight="normal" officeooo:rsid="00648c3a" officeooo:paragraph-rsid="00648c3a" style:font-name-asian="Wingdings" style:font-size-asian="9pt" style:font-style-asian="normal" style:font-weight-asian="normal" style:font-size-complex="9pt" style:font-style-complex="normal" style:font-weight-complex="normal"/>
    </style:style>
    <style:style style:name="P65" style:family="paragraph" style:parent-style-name="Standard">
      <style:paragraph-properties style:snap-to-layout-grid="false"/>
      <style:text-properties style:font-name="Droid Sans" fo:font-size="9pt" fo:font-style="normal" fo:font-weight="normal" officeooo:rsid="0096615b" officeooo:paragraph-rsid="0096615b" style:font-name-asian="Wingdings" style:font-size-asian="9pt" style:font-style-asian="normal" style:font-weight-asian="normal" style:font-size-complex="9pt" style:font-style-complex="normal" style:font-weight-complex="normal"/>
    </style:style>
    <style:style style:name="P66" style:family="paragraph" style:parent-style-name="Standard">
      <style:paragraph-properties style:snap-to-layout-grid="false"/>
      <style:text-properties style:font-name="Droid Sans" fo:font-size="9pt" fo:font-style="normal" fo:font-weight="normal" officeooo:rsid="0096615b" officeooo:paragraph-rsid="00983002" style:font-name-asian="Wingdings" style:font-size-asian="9pt" style:font-style-asian="normal" style:font-weight-asian="normal" style:font-size-complex="9pt" style:font-style-complex="normal" style:font-weight-complex="normal"/>
    </style:style>
    <style:style style:name="P67" style:family="paragraph" style:parent-style-name="Standard">
      <style:paragraph-properties style:snap-to-layout-grid="false"/>
      <style:text-properties style:font-name="Droid Sans" fo:font-size="9pt" fo:font-style="normal" fo:font-weight="normal" officeooo:rsid="0096615b" officeooo:paragraph-rsid="009b6002" style:font-name-asian="Wingdings" style:font-size-asian="9pt" style:font-style-asian="normal" style:font-weight-asian="normal" style:font-size-complex="9pt" style:font-style-complex="normal" style:font-weight-complex="normal"/>
    </style:style>
    <style:style style:name="P68" style:family="paragraph" style:parent-style-name="Standard">
      <style:paragraph-properties style:snap-to-layout-grid="false"/>
      <style:text-properties style:font-name="Droid Sans" fo:font-size="9pt" fo:font-style="normal" fo:font-weight="normal" officeooo:rsid="0096615b" officeooo:paragraph-rsid="009d6ee9" style:font-name-asian="Wingdings" style:font-size-asian="9pt" style:font-style-asian="normal" style:font-weight-asian="normal" style:font-size-complex="9pt" style:font-style-complex="normal" style:font-weight-complex="normal"/>
    </style:style>
    <style:style style:name="P69" style:family="paragraph" style:parent-style-name="Standard">
      <style:paragraph-properties style:snap-to-layout-grid="false"/>
      <style:text-properties style:font-name="Droid Sans" fo:font-size="9pt" fo:font-style="normal" fo:font-weight="normal" officeooo:rsid="0076ef4e" officeooo:paragraph-rsid="00c5580b" style:font-name-asian="Wingdings" style:font-size-asian="9pt" style:font-style-asian="normal" style:font-weight-asian="normal" style:font-size-complex="9pt" style:font-style-complex="normal" style:font-weight-complex="normal"/>
    </style:style>
    <style:style style:name="P70" style:family="paragraph" style:parent-style-name="Standard">
      <style:paragraph-properties style:snap-to-layout-grid="false"/>
      <style:text-properties style:font-name="Droid Sans" fo:font-size="9pt" fo:font-style="normal" fo:font-weight="normal" officeooo:rsid="005a3235" officeooo:paragraph-rsid="00c5580b" style:font-name-asian="Wingdings" style:font-size-asian="9pt" style:font-style-asian="normal" style:font-weight-asian="normal" style:font-size-complex="9pt" style:font-style-complex="normal" style:font-weight-complex="normal"/>
    </style:style>
    <style:style style:name="P71" style:family="paragraph" style:parent-style-name="Standard">
      <style:paragraph-properties style:snap-to-layout-grid="false"/>
      <style:text-properties style:font-name="Droid Sans" fo:font-size="9pt" fo:font-style="normal" fo:font-weight="normal" officeooo:rsid="00739268" officeooo:paragraph-rsid="00739268" style:font-name-asian="Wingdings" style:font-size-asian="9pt" style:font-style-asian="normal" style:font-weight-asian="normal" style:font-size-complex="9pt" style:font-style-complex="normal" style:font-weight-complex="normal"/>
    </style:style>
    <style:style style:name="P72" style:family="paragraph" style:parent-style-name="Standard">
      <style:paragraph-properties style:snap-to-layout-grid="false"/>
      <style:text-properties style:font-name="Droid Sans" fo:font-size="9pt" fo:font-style="normal" fo:font-weight="normal" officeooo:rsid="005b0d5e" officeooo:paragraph-rsid="00c5580b" style:font-name-asian="Wingdings" style:font-size-asian="9pt" style:font-style-asian="normal" style:font-weight-asian="normal" style:font-size-complex="9pt" style:font-style-complex="normal" style:font-weight-complex="normal"/>
    </style:style>
    <style:style style:name="P73" style:family="paragraph" style:parent-style-name="Standard">
      <style:paragraph-properties style:snap-to-layout-grid="false"/>
      <style:text-properties style:font-name="Droid Sans" fo:font-size="9pt" fo:font-style="normal" fo:font-weight="normal" officeooo:rsid="005b8ffd" officeooo:paragraph-rsid="00c5580b" style:font-name-asian="Wingdings" style:font-size-asian="9pt" style:font-style-asian="normal" style:font-weight-asian="normal" style:font-size-complex="9pt" style:font-style-complex="normal" style:font-weight-complex="normal"/>
    </style:style>
    <style:style style:name="P74" style:family="paragraph" style:parent-style-name="Standard">
      <style:paragraph-properties style:snap-to-layout-grid="false"/>
      <style:text-properties style:font-name="Droid Sans" fo:font-size="9pt" fo:font-style="normal" fo:font-weight="normal" officeooo:rsid="00595e4a" officeooo:paragraph-rsid="00c5580b" style:font-name-asian="Wingdings" style:font-size-asian="9pt" style:font-style-asian="normal" style:font-weight-asian="normal" style:font-size-complex="9pt" style:font-style-complex="normal" style:font-weight-complex="normal"/>
    </style:style>
    <style:style style:name="P75" style:family="paragraph" style:parent-style-name="Standard">
      <style:paragraph-properties fo:text-align="center" style:justify-single-word="false"/>
      <style:text-properties style:font-name="Droid Sans" fo:font-size="9pt" fo:font-style="normal" fo:font-weight="bold" officeooo:rsid="00145977" officeooo:paragraph-rsid="0044e43f" style:font-name-asian="Wingdings" style:font-size-asian="9pt" style:font-style-asian="normal" style:font-weight-asian="bold" style:font-size-complex="9pt" style:font-style-complex="normal" style:font-weight-complex="bold"/>
    </style:style>
    <style:style style:name="P76" style:family="paragraph" style:parent-style-name="Standard">
      <style:paragraph-properties fo:text-align="center" style:justify-single-word="false"/>
      <style:text-properties style:font-name="Droid Sans" fo:font-size="9pt" fo:font-style="normal" fo:font-weight="bold" officeooo:rsid="00146dff" officeooo:paragraph-rsid="0044e43f" style:font-name-asian="Wingdings" style:font-size-asian="9pt" style:font-style-asian="normal" style:font-weight-asian="bold" style:font-size-complex="9pt" style:font-style-complex="normal" style:font-weight-complex="bold"/>
    </style:style>
    <style:style style:name="P77" style:family="paragraph" style:parent-style-name="Standard">
      <style:paragraph-properties fo:text-align="center" style:justify-single-word="false"/>
      <style:text-properties style:font-name="Droid Sans" fo:font-size="9pt" fo:font-style="normal" fo:font-weight="bold" officeooo:paragraph-rsid="0044e43f" style:font-name-asian="Wingdings" style:font-size-asian="9pt" style:font-style-asian="normal" style:font-weight-asian="bold" style:font-size-complex="9pt" style:font-style-complex="normal" style:font-weight-complex="bold"/>
    </style:style>
    <style:style style:name="P78" style:family="paragraph" style:parent-style-name="Standard">
      <style:paragraph-properties fo:text-align="center" style:justify-single-word="false"/>
      <style:text-properties style:font-name="Droid Sans" fo:font-size="9pt" fo:font-style="normal" fo:font-weight="bold" officeooo:rsid="00185722" officeooo:paragraph-rsid="0044e43f" style:font-name-asian="Wingdings" style:font-size-asian="9pt" style:font-style-asian="normal" style:font-weight-asian="bold" style:font-size-complex="9pt" style:font-style-complex="normal" style:font-weight-complex="bold"/>
    </style:style>
    <style:style style:name="P79" style:family="paragraph" style:parent-style-name="Standard">
      <style:paragraph-properties fo:text-align="center" style:justify-single-word="false"/>
      <style:text-properties style:font-name="Droid Sans" fo:font-size="9pt" fo:font-style="normal" fo:font-weight="bold" officeooo:rsid="001c5cfc" officeooo:paragraph-rsid="0044e43f" style:font-name-asian="Wingdings" style:font-size-asian="9pt" style:font-style-asian="normal" style:font-weight-asian="bold" style:font-size-complex="9pt" style:font-style-complex="normal" style:font-weight-complex="bold"/>
    </style:style>
    <style:style style:name="P80" style:family="paragraph" style:parent-style-name="Standard">
      <style:paragraph-properties fo:text-align="center" style:justify-single-word="false"/>
      <style:text-properties style:font-name="Droid Sans" fo:font-size="9pt" fo:font-style="normal" fo:font-weight="bold" officeooo:rsid="00238d9f" officeooo:paragraph-rsid="0044e43f" style:font-name-asian="Wingdings" style:font-size-asian="9pt" style:font-style-asian="normal" style:font-weight-asian="bold" style:font-size-complex="9pt" style:font-style-complex="normal" style:font-weight-complex="bold"/>
    </style:style>
    <style:style style:name="P81" style:family="paragraph" style:parent-style-name="Standard">
      <style:text-properties style:font-name="Droid Sans" fo:font-size="9pt" fo:font-style="normal" style:text-underline-style="none" fo:font-weight="normal" officeooo:rsid="001536f2" officeooo:paragraph-rsid="0044e43f" style:font-name-asian="Wingdings" style:font-size-asian="9pt" style:font-style-asian="normal" style:font-weight-asian="normal" style:font-name-complex="Wingdings" style:font-size-complex="9pt" style:font-style-complex="normal" style:font-weight-complex="normal"/>
    </style:style>
    <style:style style:name="P82" style:family="paragraph" style:parent-style-name="Standard">
      <style:text-properties style:font-name="Droid Sans" fo:font-size="9pt" fo:font-style="normal" style:text-underline-style="none" fo:font-weight="normal" officeooo:rsid="00171ab6" officeooo:paragraph-rsid="0044e43f" style:font-name-asian="Wingdings" style:font-size-asian="9pt" style:font-style-asian="normal" style:font-weight-asian="normal" style:font-name-complex="Wingdings" style:font-size-complex="9pt" style:font-style-complex="normal" style:font-weight-complex="normal"/>
    </style:style>
    <style:style style:name="P83" style:family="paragraph" style:parent-style-name="Standard">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84" style:family="paragraph" style:parent-style-name="Standard">
      <style:text-properties style:font-name="Droid Sans" fo:font-size="9pt" fo:font-style="normal" style:text-underline-style="none" fo:font-weight="normal" officeooo:paragraph-rsid="0085e3d9" style:font-name-asian="Wingdings" style:font-size-asian="9pt" style:font-style-asian="normal" style:font-weight-asian="normal" style:font-name-complex="Wingdings" style:font-size-complex="9pt" style:font-style-complex="normal" style:font-weight-complex="normal"/>
    </style:style>
    <style:style style:name="P85"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86" style:family="paragraph" style:parent-style-name="Standard">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87" style:family="paragraph" style:parent-style-name="Standard">
      <style:text-properties style:font-name="Droid Sans" fo:font-size="9pt" fo:font-style="normal" style:text-underline-style="none" fo:font-weight="normal" officeooo:rsid="0011c762" officeooo:paragraph-rsid="0044e43f" style:font-name-asian="Wingdings" style:font-size-asian="9pt" style:font-style-asian="normal" style:font-weight-asian="normal" style:font-name-complex="Wingdings" style:font-size-complex="9pt" style:font-style-complex="normal" style:font-weight-complex="normal"/>
    </style:style>
    <style:style style:name="P88" style:family="paragraph" style:parent-style-name="Standard">
      <style:text-properties style:font-name="Droid Sans" fo:font-size="9pt" fo:font-style="normal" style:text-underline-style="none" fo:font-weight="normal" officeooo:paragraph-rsid="0082366d" style:font-name-asian="Wingdings" style:font-size-asian="9pt" style:font-style-asian="normal" style:font-weight-asian="normal" style:font-name-complex="Wingdings" style:font-size-complex="9pt" style:font-style-complex="normal" style:font-weight-complex="normal"/>
    </style:style>
    <style:style style:name="P89" style:family="paragraph" style:parent-style-name="Standard">
      <style:text-properties style:font-name="Droid Sans" fo:font-size="9pt" fo:font-style="normal" style:text-underline-style="none" fo:font-weight="normal" officeooo:paragraph-rsid="0044e43f" style:font-name-asian="Wingdings" style:font-size-asian="9pt" style:font-style-asian="normal" style:font-weight-asian="normal" style:font-name-complex="Wingdings" style:font-size-complex="9pt" style:font-style-complex="normal" style:font-weight-complex="normal"/>
    </style:style>
    <style:style style:name="P90" style:family="paragraph" style:parent-style-name="Standard">
      <style:text-properties style:font-name="Droid Sans" fo:font-size="9pt" fo:font-style="normal" style:text-underline-style="none" fo:font-weight="normal" officeooo:paragraph-rsid="008ccc69" style:font-name-asian="Wingdings" style:font-size-asian="9pt" style:font-style-asian="normal" style:font-weight-asian="normal" style:font-name-complex="Wingdings" style:font-size-complex="9pt" style:font-style-complex="normal" style:font-weight-complex="normal"/>
    </style:style>
    <style:style style:name="P91" style:family="paragraph" style:parent-style-name="Standard">
      <style:text-properties style:font-name="Droid Sans" fo:font-size="9pt" fo:font-style="normal" style:text-underline-style="none" fo:font-weight="normal" officeooo:rsid="001dc0a3" officeooo:paragraph-rsid="0044e43f" style:font-name-asian="Wingdings" style:font-size-asian="9pt" style:font-style-asian="normal" style:font-weight-asian="normal" style:font-name-complex="Wingdings" style:font-size-complex="9pt" style:font-style-complex="normal" style:font-weight-complex="normal"/>
    </style:style>
    <style:style style:name="P92" style:family="paragraph" style:parent-style-name="Standard">
      <style:text-properties style:font-name="Droid Sans" fo:font-size="9pt" fo:font-style="normal" style:text-underline-style="none" fo:font-weight="normal" officeooo:paragraph-rsid="008eb41d" style:font-name-asian="Wingdings" style:font-size-asian="9pt" style:font-style-asian="normal" style:font-weight-asian="normal" style:font-name-complex="Wingdings" style:font-size-complex="9pt" style:font-style-complex="normal" style:font-weight-complex="normal"/>
    </style:style>
    <style:style style:name="P93" style:family="paragraph" style:parent-style-name="Standard">
      <style:text-properties style:font-name="Droid Sans" fo:font-size="9pt" fo:font-style="normal" style:text-underline-style="none" fo:font-weight="normal" officeooo:rsid="00256c8f" officeooo:paragraph-rsid="0044e43f" style:font-name-asian="Wingdings" style:font-size-asian="9pt" style:font-style-asian="normal" style:font-weight-asian="normal" style:font-name-complex="Wingdings" style:font-size-complex="9pt" style:font-style-complex="normal" style:font-weight-complex="normal"/>
    </style:style>
    <style:style style:name="P94" style:family="paragraph" style:parent-style-name="Standard">
      <style:text-properties style:font-name="Droid Sans" fo:font-size="9pt" fo:font-style="normal" style:text-underline-style="none" fo:font-weight="normal" officeooo:rsid="002747b2" officeooo:paragraph-rsid="0044e43f" style:font-name-asian="Wingdings" style:font-size-asian="9pt" style:font-style-asian="normal" style:font-weight-asian="normal" style:font-name-complex="Wingdings" style:font-size-complex="9pt" style:font-style-complex="normal" style:font-weight-complex="normal"/>
    </style:style>
    <style:style style:name="P95" style:family="paragraph" style:parent-style-name="Standard">
      <style:text-properties style:font-name="Droid Sans" fo:font-size="9pt" fo:font-style="normal" style:text-underline-style="none" fo:font-weight="normal" officeooo:paragraph-rsid="00915fe7" style:font-name-asian="Wingdings" style:font-size-asian="9pt" style:font-style-asian="normal" style:font-weight-asian="normal" style:font-name-complex="Wingdings" style:font-size-complex="9pt" style:font-style-complex="normal" style:font-weight-complex="normal"/>
    </style:style>
    <style:style style:name="P96" style:family="paragraph" style:parent-style-name="Standard">
      <style:paragraph-properties fo:text-align="justify" style:justify-single-word="false"/>
      <style:text-properties fo:color="#0000ff" style:font-name="Droid Sans" fo:font-size="12pt" style:font-size-asian="12pt" style:font-name-complex="Arial"/>
    </style:style>
    <style:style style:name="P97" style:family="paragraph" style:parent-style-name="Standard">
      <style:text-properties fo:color="#000000"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98" style:family="paragraph" style:parent-style-name="Standard">
      <style:text-properties fo:color="#000000" style:font-name="Droid Sans" fo:font-size="12pt" fo:font-style="normal" fo:font-weight="normal" officeooo:paragraph-rsid="0082366d" style:font-size-asian="12pt" style:font-style-asian="normal" style:font-weight-asian="normal" style:font-size-complex="12pt" style:font-style-complex="normal" style:font-weight-complex="normal"/>
    </style:style>
    <style:style style:name="P99" style:family="paragraph" style:parent-style-name="Standard">
      <style:text-properties fo:color="#000000" style:font-name="Droid Sans" fo:font-size="12pt" fo:font-style="normal" fo:font-weight="normal" officeooo:paragraph-rsid="0085e3d9" style:font-size-asian="12pt" style:font-style-asian="normal" style:font-weight-asian="normal" style:font-size-complex="12pt" style:font-style-complex="normal" style:font-weight-complex="normal"/>
    </style:style>
    <style:style style:name="P100" style:family="paragraph" style:parent-style-name="Standard">
      <style:text-properties fo:color="#000000" style:font-name="Droid Sans" fo:font-size="12pt" fo:font-style="normal" fo:font-weight="normal" officeooo:paragraph-rsid="008ccc69" style:font-size-asian="12pt" style:font-style-asian="normal" style:font-weight-asian="normal" style:font-size-complex="12pt" style:font-style-complex="normal" style:font-weight-complex="normal"/>
    </style:style>
    <style:style style:name="P101" style:family="paragraph" style:parent-style-name="Standard">
      <style:text-properties fo:color="#000000" style:font-name="Droid Sans" fo:font-size="12pt" fo:font-style="normal" fo:font-weight="normal" officeooo:paragraph-rsid="008eb41d" style:font-size-asian="12pt" style:font-style-asian="normal" style:font-weight-asian="normal" style:font-size-complex="12pt" style:font-style-complex="normal" style:font-weight-complex="normal"/>
    </style:style>
    <style:style style:name="P102"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04"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05"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size-complex="12pt" style:font-style-complex="normal" style:font-weight-complex="normal"/>
    </style:style>
    <style:style style:name="P106"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size-complex="12pt" style:font-style-complex="normal" style:font-weight-complex="normal"/>
    </style:style>
    <style:style style:name="P107"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size-complex="12pt" style:font-style-complex="normal" style:font-weight-complex="normal"/>
    </style:style>
    <style:style style:name="P108"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size-complex="12pt" style:font-style-complex="normal" style:font-weight-complex="normal"/>
    </style:style>
    <style:style style:name="P109"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110"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11"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name-complex="Wingdings" style:font-size-complex="12pt" style:font-style-complex="normal" style:font-weight-complex="normal"/>
    </style:style>
    <style:style style:name="P112"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name-complex="Wingdings" style:font-size-complex="12pt" style:font-style-complex="normal" style:font-weight-complex="normal"/>
    </style:style>
    <style:style style:name="P113"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name-complex="Wingdings" style:font-size-complex="12pt" style:font-style-complex="normal" style:font-weight-complex="normal"/>
    </style:style>
    <style:style style:name="P114"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name-complex="Wingdings" style:font-size-complex="12pt" style:font-style-complex="normal" style:font-weight-complex="normal"/>
    </style:style>
    <style:style style:name="P115"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116" style:family="paragraph" style:parent-style-name="Standard">
      <style:text-properties fo:color="#000000" style:font-name="Droid Sans" fo:font-size="11pt" fo:font-style="normal" fo:font-weight="normal" officeooo:rsid="005590f4" officeooo:paragraph-rsid="005590f4" style:font-name-asian="Wingdings" style:font-size-asian="11pt" style:font-style-asian="normal" style:font-weight-asian="normal" style:font-size-complex="11pt" style:font-style-complex="normal" style:font-weight-complex="normal"/>
    </style:style>
    <style:style style:name="P117" style:family="paragraph" style:parent-style-name="Standard">
      <style:text-properties fo:color="#000000" style:font-name="Droid Sans" fo:font-size="11pt" fo:font-style="normal" fo:font-weight="normal" officeooo:rsid="005590f4" officeooo:paragraph-rsid="0082366d" style:font-name-asian="Wingdings" style:font-size-asian="11pt" style:font-style-asian="normal" style:font-weight-asian="normal" style:font-size-complex="11pt" style:font-style-complex="normal" style:font-weight-complex="normal"/>
    </style:style>
    <style:style style:name="P118" style:family="paragraph" style:parent-style-name="Standard">
      <style:text-properties fo:color="#000000" style:font-name="Droid Sans" fo:font-size="11pt" fo:font-style="normal" fo:font-weight="normal" officeooo:rsid="005590f4" officeooo:paragraph-rsid="0085e3d9" style:font-name-asian="Wingdings" style:font-size-asian="11pt" style:font-style-asian="normal" style:font-weight-asian="normal" style:font-size-complex="11pt" style:font-style-complex="normal" style:font-weight-complex="normal"/>
    </style:style>
    <style:style style:name="P119" style:family="paragraph" style:parent-style-name="Standard">
      <style:text-properties fo:color="#000000" style:font-name="Droid Sans" fo:font-size="11pt" fo:font-style="normal" fo:font-weight="normal" officeooo:rsid="005590f4" officeooo:paragraph-rsid="008ccc69" style:font-name-asian="Wingdings" style:font-size-asian="11pt" style:font-style-asian="normal" style:font-weight-asian="normal" style:font-size-complex="11pt" style:font-style-complex="normal" style:font-weight-complex="normal"/>
    </style:style>
    <style:style style:name="P120" style:family="paragraph" style:parent-style-name="Standard">
      <style:text-properties fo:color="#000000" style:font-name="Droid Sans" fo:font-size="11pt" fo:font-style="normal" fo:font-weight="normal" officeooo:rsid="005590f4" officeooo:paragraph-rsid="008eb41d" style:font-name-asian="Wingdings" style:font-size-asian="11pt" style:font-style-asian="normal" style:font-weight-asian="normal" style:font-size-complex="11pt" style:font-style-complex="normal" style:font-weight-complex="normal"/>
    </style:style>
    <style:style style:name="P121" style:family="paragraph" style:parent-style-name="Standard">
      <style:text-properties fo:color="#000000" style:font-name="Droid Sans" fo:font-size="11pt" fo:font-style="normal" fo:font-weight="normal" officeooo:rsid="005590f4" officeooo:paragraph-rsid="00915fe7" style:font-name-asian="Wingdings" style:font-size-asian="11pt" style:font-style-asian="normal" style:font-weight-asian="normal" style:font-size-complex="11pt" style:font-style-complex="normal" style:font-weight-complex="normal"/>
    </style:style>
    <style:style style:name="P122" style:family="paragraph" style:parent-style-name="Standard">
      <style:text-properties fo:color="#000000" style:font-name="Droid Sans" fo:font-size="11pt" fo:font-style="normal" fo:font-weight="normal" officeooo:rsid="004d7ab3" officeooo:paragraph-rsid="004d7ab3" style:font-name-asian="Wingdings" style:font-size-asian="11pt" style:font-style-asian="normal" style:font-weight-asian="normal" style:font-size-complex="11pt" style:font-style-complex="normal" style:font-weight-complex="normal"/>
    </style:style>
    <style:style style:name="P123" style:family="paragraph" style:parent-style-name="Standard">
      <style:text-properties fo:color="#000000" style:font-name="Droid Sans" fo:font-size="11pt" fo:font-style="normal" fo:font-weight="normal" officeooo:rsid="004d7ab3" officeooo:paragraph-rsid="0082366d" style:font-name-asian="Wingdings" style:font-size-asian="11pt" style:font-style-asian="normal" style:font-weight-asian="normal" style:font-size-complex="11pt" style:font-style-complex="normal" style:font-weight-complex="normal"/>
    </style:style>
    <style:style style:name="P124" style:family="paragraph" style:parent-style-name="Standard">
      <style:text-properties fo:color="#000000" style:font-name="Droid Sans" fo:font-size="11pt" fo:font-style="normal" fo:font-weight="normal" officeooo:rsid="004d7ab3" officeooo:paragraph-rsid="0085e3d9" style:font-name-asian="Wingdings" style:font-size-asian="11pt" style:font-style-asian="normal" style:font-weight-asian="normal" style:font-size-complex="11pt" style:font-style-complex="normal" style:font-weight-complex="normal"/>
    </style:style>
    <style:style style:name="P125" style:family="paragraph" style:parent-style-name="Standard">
      <style:text-properties fo:color="#000000" style:font-name="Droid Sans" fo:font-size="11pt" fo:font-style="normal" fo:font-weight="normal" officeooo:rsid="004d7ab3" officeooo:paragraph-rsid="008ccc69" style:font-name-asian="Wingdings" style:font-size-asian="11pt" style:font-style-asian="normal" style:font-weight-asian="normal" style:font-size-complex="11pt" style:font-style-complex="normal" style:font-weight-complex="normal"/>
    </style:style>
    <style:style style:name="P126" style:family="paragraph" style:parent-style-name="Standard">
      <style:text-properties fo:color="#000000" style:font-name="Droid Sans" fo:font-size="11pt" fo:font-style="normal" fo:font-weight="normal" officeooo:rsid="004d7ab3" officeooo:paragraph-rsid="008eb41d" style:font-name-asian="Wingdings" style:font-size-asian="11pt" style:font-style-asian="normal" style:font-weight-asian="normal" style:font-size-complex="11pt" style:font-style-complex="normal" style:font-weight-complex="normal"/>
    </style:style>
    <style:style style:name="P127" style:family="paragraph" style:parent-style-name="Standard">
      <style:text-properties fo:color="#000000" style:font-name="Droid Sans" fo:font-size="11pt" fo:font-style="normal" fo:font-weight="normal" officeooo:rsid="004d7ab3" officeooo:paragraph-rsid="00915fe7" style:font-name-asian="Wingdings" style:font-size-asian="11pt" style:font-style-asian="normal" style:font-weight-asian="normal" style:font-size-complex="11pt" style:font-style-complex="normal" style:font-weight-complex="normal"/>
    </style:style>
    <style:style style:name="P128" style:family="paragraph" style:parent-style-name="Standard">
      <style:paragraph-properties fo:text-align="center" style:justify-single-word="false"/>
      <style:text-properties fo:color="#000000"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29" style:family="paragraph" style:parent-style-name="Standard">
      <style:paragraph-properties fo:text-align="center" style:justify-single-word="false"/>
      <style:text-properties fo:color="#000000"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130" style:family="paragraph" style:parent-style-name="Standard">
      <style:paragraph-properties fo:text-align="center" style:justify-single-word="false"/>
      <style:text-properties fo:color="#000000"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131" style:family="paragraph" style:parent-style-name="Standard">
      <style:paragraph-properties fo:text-align="center" style:justify-single-word="false"/>
      <style:text-properties fo:color="#000000"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132" style:family="paragraph" style:parent-style-name="Standard">
      <style:paragraph-properties fo:text-align="center" style:justify-single-word="false"/>
      <style:text-properties fo:color="#000000"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133" style:family="paragraph" style:parent-style-name="Standard">
      <style:paragraph-properties fo:text-align="center" style:justify-single-word="false"/>
      <style:text-properties fo:color="#000000"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134" style:family="paragraph" style:parent-style-name="Standard">
      <style:text-properties fo:color="#ffffff" style:font-name="Droid Sans" fo:font-size="12pt" fo:font-style="normal" fo:font-weight="bold" officeooo:paragraph-rsid="0044e43f" style:font-name-asian="Wingdings" style:font-size-asian="12pt" style:font-style-asian="normal" style:font-weight-asian="bold" style:font-name-complex="Wingdings" style:font-size-complex="12pt" style:font-style-complex="normal" style:font-weight-complex="bold"/>
    </style:style>
    <style:style style:name="P135" style:family="paragraph" style:parent-style-name="Standard">
      <style:text-properties fo:color="#ffffff" style:font-name="Droid Sans" fo:font-size="12pt" fo:font-style="normal" fo:font-weight="bold" officeooo:paragraph-rsid="0082366d" style:font-name-asian="Wingdings" style:font-size-asian="12pt" style:font-style-asian="normal" style:font-weight-asian="bold" style:font-name-complex="Wingdings" style:font-size-complex="12pt" style:font-style-complex="normal" style:font-weight-complex="bold"/>
    </style:style>
    <style:style style:name="P136" style:family="paragraph" style:parent-style-name="Standard">
      <style:text-properties fo:color="#ffffff" style:font-name="Droid Sans" fo:font-size="12pt" fo:font-style="normal" fo:font-weight="bold" officeooo:paragraph-rsid="0085e3d9" style:font-name-asian="Wingdings" style:font-size-asian="12pt" style:font-style-asian="normal" style:font-weight-asian="bold" style:font-name-complex="Wingdings" style:font-size-complex="12pt" style:font-style-complex="normal" style:font-weight-complex="bold"/>
    </style:style>
    <style:style style:name="P137" style:family="paragraph" style:parent-style-name="Standard">
      <style:text-properties fo:color="#ffffff" style:font-name="Droid Sans" fo:font-size="12pt" fo:font-style="normal" fo:font-weight="bold" officeooo:paragraph-rsid="008ccc69" style:font-name-asian="Wingdings" style:font-size-asian="12pt" style:font-style-asian="normal" style:font-weight-asian="bold" style:font-name-complex="Wingdings" style:font-size-complex="12pt" style:font-style-complex="normal" style:font-weight-complex="bold"/>
    </style:style>
    <style:style style:name="P138" style:family="paragraph" style:parent-style-name="Standard">
      <style:text-properties fo:color="#ffffff" style:font-name="Droid Sans" fo:font-size="12pt" fo:font-style="normal" fo:font-weight="bold" officeooo:paragraph-rsid="008eb41d" style:font-name-asian="Wingdings" style:font-size-asian="12pt" style:font-style-asian="normal" style:font-weight-asian="bold" style:font-name-complex="Wingdings" style:font-size-complex="12pt" style:font-style-complex="normal" style:font-weight-complex="bold"/>
    </style:style>
    <style:style style:name="P139" style:family="paragraph" style:parent-style-name="Standard">
      <style:text-properties fo:color="#ffffff" style:font-name="Droid Sans" fo:font-size="12pt" fo:font-style="normal" fo:font-weight="bold" officeooo:paragraph-rsid="00915fe7" style:font-name-asian="Wingdings" style:font-size-asian="12pt" style:font-style-asian="normal" style:font-weight-asian="bold" style:font-name-complex="Wingdings" style:font-size-complex="12pt" style:font-style-complex="normal" style:font-weight-complex="bold"/>
    </style:style>
    <style:style style:name="P140" style:family="paragraph" style:parent-style-name="Standard">
      <style:text-properties fo:color="#ffffff" style:font-name="Droid Sans" fo:font-size="6pt" fo:font-style="normal" style:text-underline-style="none" fo:font-weight="normal" officeooo:paragraph-rsid="0044e43f" style:font-name-asian="Wingdings" style:font-size-asian="5.25pt" style:font-style-asian="normal" style:font-weight-asian="normal" style:font-name-complex="Wingdings" style:font-size-complex="6pt" style:font-style-complex="normal" style:font-weight-complex="normal"/>
    </style:style>
    <style:style style:name="P141" style:family="paragraph" style:parent-style-name="Standard">
      <style:text-properties fo:color="#ffffff" style:font-name="Droid Sans" fo:font-size="6pt" fo:font-style="normal" style:text-underline-style="none" fo:font-weight="normal" officeooo:paragraph-rsid="0082366d" style:font-name-asian="Wingdings" style:font-size-asian="5.25pt" style:font-style-asian="normal" style:font-weight-asian="normal" style:font-name-complex="Wingdings" style:font-size-complex="6pt" style:font-style-complex="normal" style:font-weight-complex="normal"/>
    </style:style>
    <style:style style:name="P142" style:family="paragraph" style:parent-style-name="Standard">
      <style:text-properties fo:color="#ffffff" style:font-name="Droid Sans" fo:font-size="6pt" fo:font-style="normal" style:text-underline-style="none" fo:font-weight="normal"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143" style:family="paragraph" style:parent-style-name="Standard">
      <style:text-properties fo:color="#ffffff" style:font-name="Droid Sans" fo:font-size="6pt" fo:font-style="normal" style:text-underline-style="none" fo:font-weight="normal"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144" style:family="paragraph" style:parent-style-name="Standard">
      <style:text-properties fo:color="#ffffff" style:font-name="Droid Sans" fo:font-size="6pt" fo:font-style="normal" style:text-underline-style="none" fo:font-weight="normal"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145" style:family="paragraph" style:parent-style-name="Standard">
      <style:text-properties fo:color="#ffffff" style:font-name="Droid Sans" fo:font-size="6pt" fo:font-style="normal" style:text-underline-style="none" fo:font-weight="normal"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146" style:family="paragraph" style:parent-style-name="Standard">
      <style:text-properties fo:color="#ffffff" style:font-name="Droid Sans" fo:font-size="6pt" fo:font-style="normal" style:text-underline-style="none" fo:font-weight="bold" officeooo:rsid="01bf4b41" officeooo:paragraph-rsid="0044e43f" style:font-name-asian="Wingdings" style:font-size-asian="5.25pt" style:font-style-asian="normal" style:font-weight-asian="bold" style:font-name-complex="Wingdings" style:font-size-complex="6pt" style:font-style-complex="normal" style:font-weight-complex="bold"/>
    </style:style>
    <style:style style:name="P147" style:family="paragraph" style:parent-style-name="Standard">
      <style:text-properties fo:color="#ffffff" style:font-name="Droid Sans" fo:font-size="6pt" fo:font-style="normal" style:text-underline-style="none" fo:font-weight="bold" officeooo:rsid="01bf4b41" officeooo:paragraph-rsid="00829f6a" style:font-name-asian="Wingdings" style:font-size-asian="5.25pt" style:font-style-asian="normal" style:font-weight-asian="bold" style:font-name-complex="Wingdings" style:font-size-complex="6pt" style:font-style-complex="normal" style:font-weight-complex="bold"/>
    </style:style>
    <style:style style:name="P148" style:family="paragraph" style:parent-style-name="Standard">
      <style:text-properties fo:color="#ffffff" style:font-name="Droid Sans" fo:font-size="6pt" fo:font-style="normal" style:text-underline-style="none" fo:font-weight="bold" officeooo:rsid="01bf4b41" officeooo:paragraph-rsid="0085e3d9" style:font-name-asian="Wingdings" style:font-size-asian="5.25pt" style:font-style-asian="normal" style:font-weight-asian="bold" style:font-name-complex="Wingdings" style:font-size-complex="6pt" style:font-style-complex="normal" style:font-weight-complex="bold"/>
    </style:style>
    <style:style style:name="P149" style:family="paragraph" style:parent-style-name="Standard">
      <style:text-properties fo:color="#ffffff" style:font-name="Droid Sans" fo:font-size="6pt" fo:font-style="normal" style:text-underline-style="none" fo:font-weight="bold" officeooo:rsid="01bf4b41" officeooo:paragraph-rsid="008ccc69" style:font-name-asian="Wingdings" style:font-size-asian="5.25pt" style:font-style-asian="normal" style:font-weight-asian="bold" style:font-name-complex="Wingdings" style:font-size-complex="6pt" style:font-style-complex="normal" style:font-weight-complex="bold"/>
    </style:style>
    <style:style style:name="P150" style:family="paragraph" style:parent-style-name="Standard">
      <style:text-properties fo:color="#ffffff" style:font-name="Droid Sans" fo:font-size="6pt" fo:font-style="normal" style:text-underline-style="none" fo:font-weight="bold" officeooo:rsid="01bf4b41" officeooo:paragraph-rsid="008eb41d" style:font-name-asian="Wingdings" style:font-size-asian="5.25pt" style:font-style-asian="normal" style:font-weight-asian="bold" style:font-name-complex="Wingdings" style:font-size-complex="6pt" style:font-style-complex="normal" style:font-weight-complex="bold"/>
    </style:style>
    <style:style style:name="P151" style:family="paragraph" style:parent-style-name="Standard">
      <style:text-properties fo:color="#ffffff" style:font-name="Droid Sans" fo:font-size="6pt" fo:font-style="normal" style:text-underline-style="none" fo:font-weight="bold" officeooo:rsid="01bf4b41" officeooo:paragraph-rsid="00915fe7" style:font-name-asian="Wingdings" style:font-size-asian="5.25pt" style:font-style-asian="normal" style:font-weight-asian="bold" style:font-name-complex="Wingdings" style:font-size-complex="6pt" style:font-style-complex="normal" style:font-weight-complex="bold"/>
    </style:style>
    <style:style style:name="P152" style:family="paragraph" style:parent-style-name="Standard">
      <style:text-properties fo:color="#ffffff" style:font-name="Droid Sans" fo:font-size="14pt" fo:font-style="normal" style:text-underline-style="none" fo:font-weight="normal" officeooo:paragraph-rsid="0044e43f" style:font-name-asian="Wingdings" style:font-size-asian="14pt" style:font-style-asian="normal" style:font-weight-asian="normal" style:font-name-complex="Wingdings" style:font-size-complex="14pt" style:font-style-complex="normal" style:font-weight-complex="normal"/>
    </style:style>
    <style:style style:name="P153" style:family="paragraph" style:parent-style-name="Standard">
      <style:text-properties fo:color="#ffffff" style:font-name="Droid Sans" fo:font-size="14pt" fo:font-style="normal" style:text-underline-style="none" fo:font-weight="normal" officeooo:paragraph-rsid="0082366d" style:font-name-asian="Wingdings" style:font-size-asian="14pt" style:font-style-asian="normal" style:font-weight-asian="normal" style:font-name-complex="Wingdings" style:font-size-complex="14pt" style:font-style-complex="normal" style:font-weight-complex="normal"/>
    </style:style>
    <style:style style:name="P154" style:family="paragraph" style:parent-style-name="Standard">
      <style:text-properties fo:color="#ffffff" style:font-name="Droid Sans" fo:font-size="14pt" fo:font-style="normal" style:text-underline-style="none" fo:font-weight="normal" officeooo:paragraph-rsid="0085e3d9" style:font-name-asian="Wingdings" style:font-size-asian="14pt" style:font-style-asian="normal" style:font-weight-asian="normal" style:font-name-complex="Wingdings" style:font-size-complex="14pt" style:font-style-complex="normal" style:font-weight-complex="normal"/>
    </style:style>
    <style:style style:name="P155" style:family="paragraph" style:parent-style-name="Standard">
      <style:text-properties fo:color="#ffffff" style:font-name="Droid Sans" fo:font-size="14pt" fo:font-style="normal" style:text-underline-style="none" fo:font-weight="normal" officeooo:paragraph-rsid="008ccc69" style:font-name-asian="Wingdings" style:font-size-asian="14pt" style:font-style-asian="normal" style:font-weight-asian="normal" style:font-name-complex="Wingdings" style:font-size-complex="14pt" style:font-style-complex="normal" style:font-weight-complex="normal"/>
    </style:style>
    <style:style style:name="P156" style:family="paragraph" style:parent-style-name="Standard">
      <style:text-properties fo:color="#ffffff" style:font-name="Droid Sans" fo:font-size="14pt" fo:font-style="normal" style:text-underline-style="none" fo:font-weight="normal" officeooo:paragraph-rsid="008eb41d" style:font-name-asian="Wingdings" style:font-size-asian="14pt" style:font-style-asian="normal" style:font-weight-asian="normal" style:font-name-complex="Wingdings" style:font-size-complex="14pt" style:font-style-complex="normal" style:font-weight-complex="normal"/>
    </style:style>
    <style:style style:name="P157" style:family="paragraph" style:parent-style-name="Standard">
      <style:text-properties fo:color="#ffffff" style:font-name="Droid Sans" fo:font-size="14pt" fo:font-style="normal" style:text-underline-style="none" fo:font-weight="normal" officeooo:paragraph-rsid="00915fe7" style:font-name-asian="Wingdings" style:font-size-asian="14pt" style:font-style-asian="normal" style:font-weight-asian="normal" style:font-name-complex="Wingdings" style:font-size-complex="14pt" style:font-style-complex="normal" style:font-weight-complex="normal"/>
    </style:style>
    <style:style style:name="P15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5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6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6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6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163"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46df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4"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5"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6"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167"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168" style:family="paragraph" style:parent-style-name="Recommandation">
      <style:paragraph-properties fo:margin-left="0cm" fo:margin-right="0cm" fo:margin-top="0.212cm" fo:margin-bottom="0cm" style:contextual-spacing="false" fo:text-indent="0cm" style:auto-text-indent="false"/>
      <style:text-properties fo:color="#000000" style:font-name="Droid Sans" fo:font-size="11pt" fo:font-style="italic" officeooo:rsid="00bc7c53" officeooo:paragraph-rsid="00bc7c53" style:font-size-asian="11pt" style:font-style-asian="italic" style:font-size-complex="11pt" style:font-style-complex="italic"/>
    </style:style>
    <style:style style:name="P169"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44e43f" style:font-name-asian="Wingdings" style:font-size-asian="11pt" style:font-style-asian="normal" style:font-weight-asian="normal" style:font-size-complex="11pt" style:font-style-complex="normal" style:font-weight-complex="normal"/>
    </style:style>
    <style:style style:name="P170"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2366d" style:font-name-asian="Wingdings" style:font-size-asian="11pt" style:font-style-asian="normal" style:font-weight-asian="normal" style:font-size-complex="11pt" style:font-style-complex="normal" style:font-weight-complex="normal"/>
    </style:style>
    <style:style style:name="P171"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5e3d9" style:font-name-asian="Wingdings" style:font-size-asian="11pt" style:font-style-asian="normal" style:font-weight-asian="normal" style:font-size-complex="11pt" style:font-style-complex="normal" style:font-weight-complex="normal"/>
    </style:style>
    <style:style style:name="P172"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ccc69" style:font-name-asian="Wingdings" style:font-size-asian="11pt" style:font-style-asian="normal" style:font-weight-asian="normal" style:font-size-complex="11pt" style:font-style-complex="normal" style:font-weight-complex="normal"/>
    </style:style>
    <style:style style:name="P173"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eb41d" style:font-name-asian="Wingdings" style:font-size-asian="11pt" style:font-style-asian="normal" style:font-weight-asian="normal" style:font-size-complex="11pt" style:font-style-complex="normal" style:font-weight-complex="normal"/>
    </style:style>
    <style:style style:name="P174"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915fe7" style:font-name-asian="Wingdings" style:font-size-asian="11pt" style:font-style-asian="normal" style:font-weight-asian="normal" style:font-size-complex="11pt" style:font-style-complex="normal" style:font-weight-complex="normal"/>
    </style:style>
    <style:style style:name="P175"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44e43f" style:font-name-asian="Wingdings" style:font-size-asian="9pt" style:font-style-asian="normal" style:font-weight-asian="normal" style:font-size-complex="9pt" style:font-style-complex="normal" style:font-weight-complex="normal"/>
    </style:style>
    <style:style style:name="P176"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9b6002" style:font-name-asian="Wingdings" style:font-size-asian="9pt" style:font-style-asian="normal" style:font-weight-asian="normal" style:font-size-complex="9pt" style:font-style-complex="normal" style:font-weight-complex="normal"/>
    </style:style>
    <style:style style:name="P177"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44e43f" style:font-name-asian="Wingdings" style:font-size-asian="9pt" style:font-style-asian="normal" style:font-weight-asian="normal" style:font-size-complex="9pt" style:font-style-complex="normal" style:font-weight-complex="normal"/>
    </style:style>
    <style:style style:name="P178"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44e43f" style:font-name-asian="Wingdings" style:font-size-asian="9pt" style:font-style-asian="normal" style:font-weight-asian="normal" style:font-size-complex="9pt" style:font-style-complex="normal" style:font-weight-complex="normal"/>
    </style:style>
    <style:style style:name="P179"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44e43f" style:font-name-asian="Wingdings" style:font-size-asian="9pt" style:font-style-asian="normal" style:font-weight-asian="normal" style:font-size-complex="9pt" style:font-style-complex="normal" style:font-weight-complex="normal"/>
    </style:style>
    <style:style style:name="P180" style:family="paragraph" style:parent-style-name="Standard">
      <style:paragraph-properties fo:margin-left="0cm" fo:margin-right="-0.123cm" fo:text-indent="0cm" style:auto-text-indent="false"/>
      <style:text-properties style:font-name="Droid Sans" fo:font-size="9pt" fo:font-style="normal" fo:font-weight="normal" officeooo:rsid="00146dff" officeooo:paragraph-rsid="0044e43f" style:font-name-asian="Wingdings" style:font-size-asian="9pt" style:font-style-asian="normal" style:font-weight-asian="normal" style:font-size-complex="9pt" style:font-style-complex="normal" style:font-weight-complex="normal"/>
    </style:style>
    <style:style style:name="P181" style:family="paragraph" style:parent-style-name="Standard">
      <style:paragraph-properties fo:margin-left="0cm" fo:margin-right="-0.123cm" fo:text-indent="0cm" style:auto-text-indent="false"/>
      <style:text-properties style:font-name="Droid Sans" fo:font-size="9pt" fo:font-style="normal" fo:font-weight="normal" officeooo:rsid="000da08e" officeooo:paragraph-rsid="0044e43f" style:font-name-asian="Wingdings" style:font-size-asian="9pt" style:font-style-asian="normal" style:font-weight-asian="normal" style:font-size-complex="9pt" style:font-style-complex="normal" style:font-weight-complex="normal"/>
    </style:style>
    <style:style style:name="P182"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44e43f" style:font-name-asian="Wingdings" style:font-size-asian="9pt" style:font-style-asian="normal" style:font-weight-asian="normal" style:font-size-complex="9pt" style:font-style-complex="normal" style:font-weight-complex="normal"/>
    </style:style>
    <style:style style:name="P183" style:family="paragraph" style:parent-style-name="Standard">
      <style:paragraph-properties fo:margin-left="0cm" fo:margin-right="-0.123cm" fo:text-indent="0cm" style:auto-text-indent="false"/>
      <style:text-properties style:font-name="Droid Sans" fo:font-size="9pt" fo:font-style="normal" fo:font-weight="normal" officeooo:rsid="002b6ce8" officeooo:paragraph-rsid="0044e43f" style:font-name-asian="Wingdings" style:font-size-asian="9pt" style:font-style-asian="normal" style:font-weight-asian="normal" style:font-size-complex="9pt" style:font-style-complex="normal" style:font-weight-complex="normal"/>
    </style:style>
    <style:style style:name="P184" style:family="paragraph" style:parent-style-name="Text_20_body">
      <style:paragraph-properties fo:text-align="center" style:justify-single-word="false"/>
      <style:text-properties style:font-name="Droid Sans" fo:font-weight="bold" style:font-weight-asian="bold" style:font-weight-complex="bold"/>
    </style:style>
    <style:style style:name="P185" style:family="paragraph" style:parent-style-name="Text_20_body">
      <style:paragraph-properties fo:text-align="center" style:justify-single-word="false"/>
      <style:text-properties style:font-name="Droid Sans"/>
    </style:style>
    <style:style style:name="P186" style:family="paragraph" style:parent-style-name="Text_20_body">
      <style:paragraph-properties fo:text-align="center" style:justify-single-word="false"/>
      <style:text-properties style:font-name="Droid Sans" officeooo:paragraph-rsid="004ce562"/>
    </style:style>
    <style:style style:name="P187" style:family="paragraph" style:parent-style-name="Text_20_body">
      <style:paragraph-properties fo:text-align="center" style:justify-single-word="false"/>
      <style:text-properties style:font-name="Droid Sans" officeooo:rsid="002ce49f" officeooo:paragraph-rsid="002ce49f"/>
    </style:style>
    <style:style style:name="P188" style:family="paragraph" style:parent-style-name="Text_20_body">
      <style:paragraph-properties fo:text-align="center" style:justify-single-word="false"/>
      <style:text-properties style:font-name="Droid Sans" officeooo:rsid="004ce562" officeooo:paragraph-rsid="004ce562"/>
    </style:style>
    <style:style style:name="P189" style:family="paragraph" style:parent-style-name="Text_20_body">
      <style:paragraph-properties fo:text-align="center" style:justify-single-word="false"/>
      <style:text-properties style:font-name="Droid Sans" officeooo:rsid="007a2dfa" officeooo:paragraph-rsid="007a2dfa"/>
    </style:style>
    <style:style style:name="P190" style:family="paragraph" style:parent-style-name="Text_20_body">
      <style:paragraph-properties fo:text-align="center" style:justify-single-word="false"/>
      <style:text-properties style:font-name="Droid Sans" officeooo:rsid="0094245d" officeooo:paragraph-rsid="0094245d"/>
    </style:style>
    <style:style style:name="P191" style:family="paragraph" style:parent-style-name="Text_20_body">
      <style:paragraph-properties fo:text-align="center" style:justify-single-word="false"/>
      <style:text-properties style:font-name="Droid Sans" officeooo:rsid="00c5580b" officeooo:paragraph-rsid="00c5580b"/>
    </style:style>
    <style:style style:name="P192"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93"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194"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a6f53" style:font-size-asian="11pt" style:font-style-asian="normal" style:font-size-complex="11pt" style:font-style-complex="normal"/>
    </style:style>
    <style:style style:name="P195"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e6335" style:font-size-asian="11pt" style:font-style-asian="normal" style:font-size-complex="11pt" style:font-style-complex="normal"/>
    </style:style>
    <style:style style:name="P196"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2366d"/>
    </style:style>
    <style:style style:name="P197"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5e3d9"/>
    </style:style>
    <style:style style:name="P198" style:family="paragraph" style:parent-style-name="Recommandation">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99" style:family="paragraph" style:parent-style-name="Standard" style:master-page-name="Standard">
      <style:paragraph-properties style:page-number="auto"/>
      <style:text-properties style:font-name="Droid Sans"/>
    </style:style>
    <style:style style:name="P200" style:family="paragraph" style:parent-style-name="Standard">
      <style:paragraph-properties style:snap-to-layout-grid="false"/>
      <style:text-properties style:font-name="Droid Sans" fo:font-size="9pt" fo:font-style="normal" fo:font-weight="normal" officeooo:rsid="00745139" officeooo:paragraph-rsid="00c5580b" style:font-name-asian="Wingdings" style:font-size-asian="9pt" style:font-style-asian="normal" style:font-weight-asian="normal" style:font-size-complex="9pt" style:font-style-complex="normal" style:font-weight-complex="normal"/>
    </style:style>
    <style:style style:name="P201" style:family="paragraph" style:parent-style-name="Standard">
      <style:paragraph-properties style:snap-to-layout-grid="false"/>
      <style:text-properties style:font-name="Droid Sans" fo:font-size="9pt" fo:font-style="normal" fo:font-weight="normal" officeooo:rsid="005e2456" officeooo:paragraph-rsid="00c5580b" style:font-name-asian="Wingdings" style:font-size-asian="9pt" style:font-style-asian="normal" style:font-weight-asian="normal" style:font-size-complex="9pt" style:font-style-complex="normal" style:font-weight-complex="normal"/>
    </style:style>
    <style:style style:name="P202" style:family="paragraph" style:parent-style-name="Standard">
      <style:paragraph-properties style:snap-to-layout-grid="false"/>
      <style:text-properties style:font-name="Droid Sans" fo:font-size="9pt" fo:font-style="normal" fo:font-weight="normal" officeooo:rsid="0069fa2a" officeooo:paragraph-rsid="00c5580b" style:font-name-asian="Wingdings" style:font-size-asian="9pt" style:font-style-asian="normal" style:font-weight-asian="normal" style:font-size-complex="9pt" style:font-style-complex="normal" style:font-weight-complex="normal"/>
    </style:style>
    <style:style style:name="P203" style:family="paragraph" style:parent-style-name="Standard">
      <style:paragraph-properties style:snap-to-layout-grid="false"/>
      <style:text-properties style:font-name="Droid Sans" fo:font-size="9pt" fo:font-style="normal" fo:font-weight="normal" officeooo:rsid="0076ef4e" officeooo:paragraph-rsid="00c5580b" style:font-name-asian="Wingdings" style:font-size-asian="9pt" style:font-style-asian="normal" style:font-weight-asian="normal" style:font-size-complex="9pt" style:font-style-complex="normal" style:font-weight-complex="normal"/>
    </style:style>
    <style:style style:name="P204" style:family="paragraph" style:parent-style-name="Standard">
      <style:text-properties style:font-name="Droid Sans" fo:font-size="9pt" fo:font-style="normal" fo:font-weight="normal" officeooo:rsid="00516187" officeooo:paragraph-rsid="00516187" style:font-name-asian="Wingdings" style:font-size-asian="9pt" style:font-style-asian="normal" style:font-weight-asian="normal" style:font-size-complex="9pt" style:font-style-complex="normal" style:font-weight-complex="normal"/>
    </style:style>
    <style:style style:name="P205" style:family="paragraph" style:parent-style-name="Standard">
      <style:text-properties style:font-name="Droid Sans" fo:font-size="9pt" fo:font-style="normal" fo:font-weight="normal" officeooo:rsid="00516187" officeooo:paragraph-rsid="0052e7ce" style:font-name-asian="Wingdings" style:font-size-asian="9pt" style:font-style-asian="normal" style:font-weight-asian="normal" style:font-size-complex="9pt" style:font-style-complex="normal" style:font-weight-complex="normal"/>
    </style:style>
    <style:style style:name="P206" style:family="paragraph" style:parent-style-name="Standard">
      <style:text-properties style:font-name="Droid Sans" fo:font-size="9pt" fo:font-style="normal" fo:font-weight="normal" officeooo:rsid="00516187" officeooo:paragraph-rsid="00d9f770" style:font-name-asian="Wingdings" style:font-size-asian="9pt" style:font-style-asian="normal" style:font-weight-asian="normal" style:font-size-complex="9pt" style:font-style-complex="normal" style:font-weight-complex="normal"/>
    </style:style>
    <style:style style:name="P207" style:family="paragraph" style:parent-style-name="Standard">
      <style:text-properties style:font-name="Droid Sans" fo:font-size="9pt" fo:font-style="normal" fo:font-weight="normal" officeooo:rsid="00516187" officeooo:paragraph-rsid="00e2bb43" style:font-name-asian="Wingdings" style:font-size-asian="9pt" style:font-style-asian="normal" style:font-weight-asian="normal" style:font-size-complex="9pt" style:font-style-complex="normal" style:font-weight-complex="normal"/>
    </style:style>
    <style:style style:name="P208" style:family="paragraph" style:parent-style-name="Standard">
      <style:text-properties style:font-name="Droid Sans" fo:font-size="9pt" fo:font-style="normal" fo:font-weight="normal" officeooo:rsid="00d946b7" officeooo:paragraph-rsid="00d946b7" style:font-name-asian="Wingdings" style:font-size-asian="9pt" style:font-style-asian="normal" style:font-weight-asian="normal" style:font-size-complex="9pt" style:font-style-complex="normal" style:font-weight-complex="normal"/>
    </style:style>
    <style:style style:name="P209" style:family="paragraph" style:parent-style-name="Standard">
      <style:text-properties style:font-name="Droid Sans" fo:font-size="9pt" fo:font-style="normal" fo:font-weight="normal" officeooo:rsid="00180820" officeooo:paragraph-rsid="00d9f770" style:font-name-asian="Wingdings" style:font-size-asian="9pt" style:font-style-asian="normal" style:font-weight-asian="normal" style:font-size-complex="9pt" style:font-style-complex="normal" style:font-weight-complex="normal"/>
    </style:style>
    <style:style style:name="P210" style:family="paragraph" style:parent-style-name="Standard">
      <style:text-properties style:font-name="Droid Sans" fo:font-size="9pt" fo:font-style="normal" fo:font-weight="normal" officeooo:rsid="00180820" officeooo:paragraph-rsid="00e2bb43" style:font-name-asian="Wingdings" style:font-size-asian="9pt" style:font-style-asian="normal" style:font-weight-asian="normal" style:font-size-complex="9pt" style:font-style-complex="normal" style:font-weight-complex="normal"/>
    </style:style>
    <style:style style:name="P211" style:family="paragraph" style:parent-style-name="Standard">
      <style:text-properties style:font-name="Droid Sans" fo:font-size="9pt" fo:font-style="normal" fo:font-weight="normal" officeooo:rsid="0029bd97" officeooo:paragraph-rsid="00d9f770" style:font-name-asian="Wingdings" style:font-size-asian="9pt" style:font-style-asian="normal" style:font-weight-asian="normal" style:font-size-complex="9pt" style:font-style-complex="normal" style:font-weight-complex="normal"/>
    </style:style>
    <style:style style:name="P212" style:family="paragraph" style:parent-style-name="Standard">
      <style:text-properties style:font-name="Droid Sans" fo:font-size="9pt" fo:font-style="normal" fo:font-weight="normal" officeooo:rsid="0029bd97" officeooo:paragraph-rsid="00e2bb43" style:font-name-asian="Wingdings" style:font-size-asian="9pt" style:font-style-asian="normal" style:font-weight-asian="normal" style:font-size-complex="9pt" style:font-style-complex="normal" style:font-weight-complex="normal"/>
    </style:style>
    <style:style style:name="P213" style:family="paragraph" style:parent-style-name="Standard">
      <style:text-properties style:font-name="Droid Sans" fo:font-size="9pt" fo:font-style="normal" fo:font-weight="normal" officeooo:rsid="002b6ce8" officeooo:paragraph-rsid="00d9f770" style:font-name-asian="Wingdings" style:font-size-asian="9pt" style:font-style-asian="normal" style:font-weight-asian="normal" style:font-size-complex="9pt" style:font-style-complex="normal" style:font-weight-complex="normal"/>
    </style:style>
    <style:style style:name="P214" style:family="paragraph" style:parent-style-name="Standard">
      <style:text-properties style:font-name="Droid Sans" fo:font-size="9pt" fo:font-style="normal" fo:font-weight="normal" officeooo:rsid="002b6ce8" officeooo:paragraph-rsid="00e2bb43" style:font-name-asian="Wingdings" style:font-size-asian="9pt" style:font-style-asian="normal" style:font-weight-asian="normal" style:font-size-complex="9pt" style:font-style-complex="normal" style:font-weight-complex="normal"/>
    </style:style>
    <style:style style:name="P215" style:family="paragraph" style:parent-style-name="Standard">
      <style:text-properties style:font-name="Droid Sans" fo:font-size="9pt" fo:font-style="normal" style:text-underline-style="none" fo:font-weight="normal" officeooo:rsid="0011843e" officeooo:paragraph-rsid="00d9f770" style:font-name-asian="Wingdings" style:font-size-asian="9pt" style:font-style-asian="normal" style:font-weight-asian="normal" style:font-name-complex="Wingdings" style:font-size-complex="9pt" style:font-style-complex="normal" style:font-weight-complex="normal"/>
    </style:style>
    <style:style style:name="P216" style:family="paragraph" style:parent-style-name="Standard">
      <style:text-properties style:font-name="Droid Sans" fo:font-size="9pt" fo:font-style="normal" style:text-underline-style="none" fo:font-weight="normal" officeooo:rsid="0011843e" officeooo:paragraph-rsid="00e2bb43" style:font-name-asian="Wingdings" style:font-size-asian="9pt" style:font-style-asian="normal" style:font-weight-asian="normal" style:font-name-complex="Wingdings" style:font-size-complex="9pt" style:font-style-complex="normal" style:font-weight-complex="normal"/>
    </style:style>
    <style:style style:name="P217" style:family="paragraph" style:parent-style-name="Standard">
      <style:text-properties style:font-name="Droid Sans" fo:font-size="9pt" fo:font-style="normal" style:text-underline-style="none" fo:font-weight="normal" officeooo:rsid="002747b2" officeooo:paragraph-rsid="00d9f770" style:font-name-asian="Wingdings" style:font-size-asian="9pt" style:font-style-asian="normal" style:font-weight-asian="normal" style:font-name-complex="Wingdings" style:font-size-complex="9pt" style:font-style-complex="normal" style:font-weight-complex="normal"/>
    </style:style>
    <style:style style:name="P218" style:family="paragraph" style:parent-style-name="Standard">
      <style:text-properties style:font-name="Droid Sans" fo:font-size="9pt" fo:font-style="normal" style:text-underline-style="none" fo:font-weight="normal" officeooo:rsid="002747b2" officeooo:paragraph-rsid="00e2bb43" style:font-name-asian="Wingdings" style:font-size-asian="9pt" style:font-style-asian="normal" style:font-weight-asian="normal" style:font-name-complex="Wingdings" style:font-size-complex="9pt" style:font-style-complex="normal" style:font-weight-complex="normal"/>
    </style:style>
    <style:style style:name="P219" style:family="paragraph" style:parent-style-name="Standard">
      <style:text-properties style:font-name="Droid Sans" fo:font-size="9pt" fo:font-style="normal" style:text-underline-style="none" fo:font-weight="normal" officeooo:paragraph-rsid="00d9f770" style:font-name-asian="Wingdings" style:font-size-asian="9pt" style:font-style-asian="normal" style:font-weight-asian="normal" style:font-name-complex="Wingdings" style:font-size-complex="9pt" style:font-style-complex="normal" style:font-weight-complex="normal"/>
    </style:style>
    <style:style style:name="P220" style:family="paragraph" style:parent-style-name="Standard">
      <style:text-properties style:font-name="Droid Sans" fo:font-size="9pt" fo:font-style="normal" style:text-underline-style="none" fo:font-weight="normal" officeooo:rsid="00ddc311" officeooo:paragraph-rsid="00ddc311" style:font-name-asian="Wingdings" style:font-size-asian="9pt" style:font-style-asian="normal" style:font-weight-asian="normal" style:font-name-complex="Wingdings" style:font-size-complex="9pt" style:font-style-complex="normal" style:font-weight-complex="normal"/>
    </style:style>
    <style:style style:name="P221" style:family="paragraph" style:parent-style-name="Standard">
      <style:text-properties style:font-name="Droid Sans" fo:font-size="9pt" fo:font-style="normal" style:text-underline-style="none" fo:font-weight="normal" officeooo:rsid="00ddc311" officeooo:paragraph-rsid="00e2bb43" style:font-name-asian="Wingdings" style:font-size-asian="9pt" style:font-style-asian="normal" style:font-weight-asian="normal" style:font-name-complex="Wingdings" style:font-size-complex="9pt" style:font-style-complex="normal" style:font-weight-complex="normal"/>
    </style:style>
    <style:style style:name="P222" style:family="paragraph" style:parent-style-name="Standard">
      <style:text-properties style:font-name="Droid Sans" fo:font-size="9pt" fo:font-style="normal" style:text-underline-style="none" fo:font-weight="normal" officeooo:paragraph-rsid="00e2bb43" style:font-name-asian="Wingdings" style:font-size-asian="9pt" style:font-style-asian="normal" style:font-weight-asian="normal" style:font-name-complex="Wingdings" style:font-size-complex="9pt" style:font-style-complex="normal" style:font-weight-complex="normal"/>
    </style:style>
    <style:style style:name="P223" style:family="paragraph" style:parent-style-name="Standard">
      <style:text-properties style:font-name="Droid Sans" fo:font-size="9pt" fo:font-style="normal" style:text-underline-style="none" fo:font-weight="normal" officeooo:rsid="00e5dd03" officeooo:paragraph-rsid="00e5dd03" style:font-name-asian="Wingdings" style:font-size-asian="9pt" style:font-style-asian="normal" style:font-weight-asian="normal" style:font-name-complex="Wingdings" style:font-size-complex="9pt" style:font-style-complex="normal" style:font-weight-complex="normal"/>
    </style:style>
    <style:style style:name="P224" style:family="paragraph" style:parent-style-name="Standard">
      <style:text-properties style:font-name="Droid Sans" fo:font-size="9pt" fo:font-style="normal" style:text-underline-style="none" fo:font-weight="normal" officeooo:rsid="00e63ad1" officeooo:paragraph-rsid="00e63ad1" style:font-name-asian="Wingdings" style:font-size-asian="9pt" style:font-style-asian="normal" style:font-weight-asian="normal" style:font-name-complex="Wingdings" style:font-size-complex="9pt" style:font-style-complex="normal" style:font-weight-complex="normal"/>
    </style:style>
    <style:style style:name="P225" style:family="paragraph" style:parent-style-name="Standard">
      <style:paragraph-properties fo:text-align="center" style:justify-single-word="false"/>
      <style:text-properties style:font-name="Droid Sans" fo:font-size="9pt" fo:font-style="normal" fo:font-weight="bold" officeooo:paragraph-rsid="00d9f770" style:font-name-asian="Wingdings" style:font-size-asian="9pt" style:font-style-asian="normal" style:font-weight-asian="bold" style:font-size-complex="9pt" style:font-style-complex="normal" style:font-weight-complex="bold"/>
    </style:style>
    <style:style style:name="P226" style:family="paragraph" style:parent-style-name="Standard">
      <style:paragraph-properties fo:text-align="center" style:justify-single-word="false"/>
      <style:text-properties style:font-name="Droid Sans" fo:font-size="9pt" fo:font-style="normal" fo:font-weight="bold" officeooo:paragraph-rsid="00e2bb43" style:font-name-asian="Wingdings" style:font-size-asian="9pt" style:font-style-asian="normal" style:font-weight-asian="bold" style:font-size-complex="9pt" style:font-style-complex="normal" style:font-weight-complex="bold"/>
    </style:style>
    <style:style style:name="P227" style:family="paragraph" style:parent-style-name="Standard">
      <style:paragraph-properties fo:text-align="center" style:justify-single-word="false"/>
      <style:text-properties style:font-name="Droid Sans" fo:font-size="9pt" fo:font-style="normal" fo:font-weight="bold" officeooo:rsid="00dbfd55" officeooo:paragraph-rsid="00dbfd55" style:font-name-asian="Wingdings" style:font-size-asian="9pt" style:font-style-asian="normal" style:font-weight-asian="bold" style:font-size-complex="9pt" style:font-style-complex="normal" style:font-weight-complex="bold"/>
    </style:style>
    <style:style style:name="P228" style:family="paragraph" style:parent-style-name="Standard">
      <style:paragraph-properties fo:text-align="center" style:justify-single-word="false"/>
      <style:text-properties style:font-name="Droid Sans" fo:font-size="9pt" fo:font-style="normal" fo:font-weight="bold" officeooo:rsid="00dbfd55" officeooo:paragraph-rsid="00e2bb43" style:font-name-asian="Wingdings" style:font-size-asian="9pt" style:font-style-asian="normal" style:font-weight-asian="bold" style:font-size-complex="9pt" style:font-style-complex="normal" style:font-weight-complex="bold"/>
    </style:style>
    <style:style style:name="P229" style:family="paragraph" style:parent-style-name="Standard" style:list-style-name="">
      <style:paragraph-properties fo:orphans="0" fo:widows="0"/>
      <style:text-properties style:font-name="Droid Sans" style:text-underline-style="none" fo:font-weight="normal" officeooo:rsid="00be6335" officeooo:paragraph-rsid="00d9f770" style:font-weight-asian="normal" style:font-weight-complex="normal"/>
    </style:style>
    <style:style style:name="P230" style:family="paragraph" style:parent-style-name="Standard" style:list-style-name="">
      <style:paragraph-properties fo:orphans="0" fo:widows="0"/>
      <style:text-properties style:font-name="Droid Sans" style:text-underline-style="none" fo:font-weight="normal" officeooo:rsid="00be6335" officeooo:paragraph-rsid="00e2bb43" style:font-weight-asian="normal" style:font-weight-complex="normal"/>
    </style:style>
    <style:style style:name="P231" style:family="paragraph" style:parent-style-name="Standard">
      <style:text-properties fo:color="#ffffff" style:font-name="Droid Sans" fo:font-size="6pt" fo:font-style="normal" style:text-underline-style="none" fo:font-weight="normal" officeooo:paragraph-rsid="00d9f770" style:font-name-asian="Wingdings" style:font-size-asian="5.25pt" style:font-style-asian="normal" style:font-weight-asian="normal" style:font-name-complex="Wingdings" style:font-size-complex="6pt" style:font-style-complex="normal" style:font-weight-complex="normal"/>
    </style:style>
    <style:style style:name="P232" style:family="paragraph" style:parent-style-name="Standard">
      <style:text-properties fo:color="#ffffff" style:font-name="Droid Sans" fo:font-size="6pt" fo:font-style="normal" style:text-underline-style="none" fo:font-weight="normal" officeooo:paragraph-rsid="00e2bb43" style:font-name-asian="Wingdings" style:font-size-asian="5.25pt" style:font-style-asian="normal" style:font-weight-asian="normal" style:font-name-complex="Wingdings" style:font-size-complex="6pt" style:font-style-complex="normal" style:font-weight-complex="normal"/>
    </style:style>
    <style:style style:name="P233" style:family="paragraph" style:parent-style-name="Standard">
      <style:text-properties fo:color="#ffffff" style:font-name="Droid Sans" fo:font-size="6pt" fo:font-style="normal" style:text-underline-style="none" fo:font-weight="bold" officeooo:rsid="01bf4b41" officeooo:paragraph-rsid="00d9f770" style:font-name-asian="Wingdings" style:font-size-asian="5.25pt" style:font-style-asian="normal" style:font-weight-asian="bold" style:font-name-complex="Wingdings" style:font-size-complex="6pt" style:font-style-complex="normal" style:font-weight-complex="bold"/>
    </style:style>
    <style:style style:name="P234" style:family="paragraph" style:parent-style-name="Standard">
      <style:text-properties fo:color="#ffffff" style:font-name="Droid Sans" fo:font-size="6pt" fo:font-style="normal" style:text-underline-style="none" fo:font-weight="bold" officeooo:rsid="01bf4b41" officeooo:paragraph-rsid="00e2bb43" style:font-name-asian="Wingdings" style:font-size-asian="5.25pt" style:font-style-asian="normal" style:font-weight-asian="bold" style:font-name-complex="Wingdings" style:font-size-complex="6pt" style:font-style-complex="normal" style:font-weight-complex="bold"/>
    </style:style>
    <style:style style:name="P235" style:family="paragraph" style:parent-style-name="Standard">
      <style:text-properties fo:color="#ffffff" style:font-name="Droid Sans" fo:font-size="14pt" fo:font-style="normal" style:text-underline-style="none" fo:font-weight="normal" officeooo:rsid="00d9f770" officeooo:paragraph-rsid="00d9f770" style:font-name-asian="Wingdings" style:font-size-asian="14pt" style:font-style-asian="normal" style:font-weight-asian="normal" style:font-name-complex="Wingdings" style:font-size-complex="14pt" style:font-style-complex="normal" style:font-weight-complex="normal"/>
    </style:style>
    <style:style style:name="P236" style:family="paragraph" style:parent-style-name="Standard">
      <style:text-properties fo:color="#ffffff" style:font-name="Droid Sans" fo:font-size="14pt" fo:font-style="normal" style:text-underline-style="none" fo:font-weight="normal" officeooo:rsid="00d9f770" officeooo:paragraph-rsid="00e2bb43" style:font-name-asian="Wingdings" style:font-size-asian="14pt" style:font-style-asian="normal" style:font-weight-asian="normal" style:font-name-complex="Wingdings" style:font-size-complex="14pt" style:font-style-complex="normal" style:font-weight-complex="normal"/>
    </style:style>
    <style:style style:name="P237" style:family="paragraph" style:parent-style-name="Standard">
      <style:text-properties fo:color="#ffffff" style:font-name="Droid Sans" fo:font-size="12pt" fo:font-style="normal" fo:font-weight="bold" officeooo:paragraph-rsid="00d9f770" style:font-name-asian="Wingdings" style:font-size-asian="12pt" style:font-style-asian="normal" style:font-weight-asian="bold" style:font-name-complex="Wingdings" style:font-size-complex="12pt" style:font-style-complex="normal" style:font-weight-complex="bold"/>
    </style:style>
    <style:style style:name="P238" style:family="paragraph" style:parent-style-name="Standard">
      <style:text-properties fo:color="#ffffff" style:font-name="Droid Sans" fo:font-size="12pt" fo:font-style="normal" fo:font-weight="bold" officeooo:paragraph-rsid="00e2bb43" style:font-name-asian="Wingdings" style:font-size-asian="12pt" style:font-style-asian="normal" style:font-weight-asian="bold" style:font-name-complex="Wingdings" style:font-size-complex="12pt" style:font-style-complex="normal" style:font-weight-complex="bold"/>
    </style:style>
    <style:style style:name="P239" style:family="paragraph" style:parent-style-name="Standard">
      <style:paragraph-properties fo:text-align="center" style:justify-single-word="false"/>
      <style:text-properties fo:color="#000000" style:font-name="Droid Sans" fo:font-size="11pt" fo:font-style="normal" fo:font-weight="normal" officeooo:paragraph-rsid="00d9f770" style:font-name-asian="Wingdings" style:font-size-asian="11pt" style:font-style-asian="normal" style:font-weight-asian="normal" style:font-name-complex="Wingdings" style:font-size-complex="11pt" style:font-style-complex="normal" style:font-weight-complex="normal"/>
    </style:style>
    <style:style style:name="P240" style:family="paragraph" style:parent-style-name="Standard">
      <style:paragraph-properties fo:text-align="center" style:justify-single-word="false"/>
      <style:text-properties fo:color="#000000" style:font-name="Droid Sans" fo:font-size="11pt" fo:font-style="normal" fo:font-weight="normal" officeooo:paragraph-rsid="00e2bb43" style:font-name-asian="Wingdings" style:font-size-asian="11pt" style:font-style-asian="normal" style:font-weight-asian="normal" style:font-name-complex="Wingdings" style:font-size-complex="11pt" style:font-style-complex="normal" style:font-weight-complex="normal"/>
    </style:style>
    <style:style style:name="P241" style:family="paragraph" style:parent-style-name="Standard">
      <style:text-properties fo:color="#000000" style:font-name="Droid Sans" fo:font-size="11pt" fo:font-style="normal" fo:font-weight="normal" officeooo:rsid="00e078be" officeooo:paragraph-rsid="00e078be" style:font-name-asian="Wingdings" style:font-size-asian="11pt" style:font-style-asian="normal" style:font-weight-asian="normal" style:font-size-complex="11pt" style:font-style-complex="normal" style:font-weight-complex="normal"/>
    </style:style>
    <style:style style:name="P242" style:family="paragraph" style:parent-style-name="Standard">
      <style:text-properties fo:color="#000000" style:font-name="Droid Sans" fo:font-size="11pt" fo:font-style="normal" fo:font-weight="normal" officeooo:rsid="00e078be" officeooo:paragraph-rsid="00e2bb43" style:font-name-asian="Wingdings" style:font-size-asian="11pt" style:font-style-asian="normal" style:font-weight-asian="normal" style:font-size-complex="11pt" style:font-style-complex="normal" style:font-weight-complex="normal"/>
    </style:style>
    <style:style style:name="P243" style:family="paragraph" style:parent-style-name="Standard">
      <style:text-properties fo:color="#000000" style:font-name="Droid Sans" fo:font-size="11pt" fo:font-style="normal" fo:font-weight="normal" officeooo:rsid="00e24334" officeooo:paragraph-rsid="00e24334" style:font-name-asian="Wingdings" style:font-size-asian="11pt" style:font-style-asian="normal" style:font-weight-asian="normal" style:font-size-complex="11pt" style:font-style-complex="normal" style:font-weight-complex="normal"/>
    </style:style>
    <style:style style:name="P244" style:family="paragraph" style:parent-style-name="Standard">
      <style:text-properties fo:color="#000000" style:font-name="Droid Sans" fo:font-size="11pt" fo:font-style="normal" fo:font-weight="normal" officeooo:rsid="00e24334" officeooo:paragraph-rsid="00e2bb43" style:font-name-asian="Wingdings" style:font-size-asian="11pt" style:font-style-asian="normal" style:font-weight-asian="normal" style:font-size-complex="11pt" style:font-style-complex="normal" style:font-weight-complex="normal"/>
    </style:style>
    <style:style style:name="P245" style:family="paragraph" style:parent-style-name="Standard">
      <style:text-properties officeooo:paragraph-rsid="00e2bb43"/>
    </style:style>
    <style:style style:name="P246" style:family="paragraph" style:parent-style-name="Standard" style:list-style-name="">
      <style:paragraph-properties fo:orphans="0" fo:widows="0" fo:break-before="page"/>
      <style:text-properties style:font-name="Droid Sans" style:text-underline-style="none" fo:font-weight="normal" officeooo:rsid="00be6335" officeooo:paragraph-rsid="00d9f770" style:font-weight-asian="normal" style:font-weight-complex="normal"/>
    </style:style>
    <style:style style:name="P247" style:family="paragraph" style:parent-style-name="Text_20_body">
      <style:paragraph-properties fo:text-align="center" style:justify-single-word="false"/>
      <style:text-properties style:font-name="Droid Sans" officeooo:rsid="00c7435f" officeooo:paragraph-rsid="00c7435f"/>
    </style:style>
    <style:style style:name="P248" style:family="paragraph" style:parent-style-name="Heading_20_1">
      <style:paragraph-properties fo:text-align="center" style:justify-single-word="false"/>
      <style:text-properties style:font-name="Droid Sans"/>
    </style:style>
    <style:style style:name="P249" style:family="paragraph" style:parent-style-name="Heading_20_1">
      <style:paragraph-properties fo:text-align="center" style:justify-single-word="false"/>
      <style:text-properties style:font-name="Droid Sans" officeooo:rsid="0034144a" officeooo:paragraph-rsid="0034144a"/>
    </style:style>
    <style:style style:name="P250" style:family="paragraph" style:parent-style-name="Heading_20_1">
      <style:paragraph-properties fo:text-align="center" style:justify-single-word="false" fo:break-before="page"/>
      <style:text-properties style:font-name="Droid Sans"/>
    </style:style>
    <style:style style:name="P251"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52" style:family="paragraph" style:parent-style-name="Footer">
      <style:text-properties fo:color="#000000" style:font-name="Droid Sans" fo:font-size="11pt" fo:font-style="normal" fo:font-weight="normal" officeooo:rsid="00e24334" officeooo:paragraph-rsid="00e24334" style:font-name-asian="Wingdings" style:font-size-asian="11pt" style:font-style-asian="normal" style:font-weight-asian="normal" style:font-name-complex="Comic Sans MS" style:font-size-complex="11pt" style:font-style-complex="normal" style:font-weight-complex="normal"/>
    </style:style>
    <style:style style:name="P253" style:family="paragraph" style:parent-style-name="Footer">
      <style:text-properties fo:color="#000000" style:font-name="Droid Sans" fo:font-size="11pt" fo:font-style="normal" fo:font-weight="normal" officeooo:rsid="00e24334" officeooo:paragraph-rsid="00e2bb43" style:font-name-asian="Wingdings" style:font-size-asian="11pt" style:font-style-asian="normal" style:font-weight-asian="normal" style:font-name-complex="Comic Sans MS" style:font-size-complex="11pt" style:font-style-complex="normal" style:font-weight-complex="normal"/>
    </style:style>
    <style:style style:name="P254" style:family="paragraph" style:parent-style-name="Footer">
      <style:text-properties fo:color="#000000" style:font-name="Droid Sans" fo:font-size="9pt" fo:font-style="normal" fo:font-weight="normal" officeooo:rsid="00180820" officeooo:paragraph-rsid="00d9f770" style:font-name-asian="Wingdings" style:font-size-asian="9pt" style:font-style-asian="normal" style:font-weight-asian="normal" style:font-name-complex="Comic Sans MS" style:font-size-complex="9pt" style:font-style-complex="normal" style:font-weight-complex="normal"/>
    </style:style>
    <style:style style:name="P255" style:family="paragraph" style:parent-style-name="Footer">
      <style:text-properties fo:color="#000000" style:font-name="Droid Sans" fo:font-size="9pt" fo:font-style="normal" fo:font-weight="normal" officeooo:rsid="00180820" officeooo:paragraph-rsid="00e2bb43" style:font-name-asian="Wingdings" style:font-size-asian="9pt" style:font-style-asian="normal" style:font-weight-asian="normal" style:font-name-complex="Comic Sans MS" style:font-size-complex="9pt" style:font-style-complex="normal" style:font-weight-complex="normal"/>
    </style:style>
    <style:style style:name="P256" style:family="paragraph" style:parent-style-name="Footer">
      <style:text-properties fo:color="#000000" style:font-name="Droid Sans" fo:font-size="9pt" fo:font-style="normal" fo:font-weight="normal" officeooo:rsid="00285412" officeooo:paragraph-rsid="00d9f770" style:font-name-asian="Wingdings" style:font-size-asian="9pt" style:font-style-asian="normal" style:font-weight-asian="normal" style:font-name-complex="Comic Sans MS" style:font-size-complex="9pt" style:font-style-complex="normal" style:font-weight-complex="normal"/>
    </style:style>
    <style:style style:name="P257" style:family="paragraph" style:parent-style-name="Footer">
      <style:text-properties fo:color="#000000" style:font-name="Droid Sans" fo:font-size="9pt" fo:font-style="normal" fo:font-weight="normal" officeooo:rsid="00285412" officeooo:paragraph-rsid="00e2bb43" style:font-name-asian="Wingdings" style:font-size-asian="9pt" style:font-style-asian="normal" style:font-weight-asian="normal" style:font-name-complex="Comic Sans MS" style:font-size-complex="9pt" style:font-style-complex="normal" style:font-weight-complex="normal"/>
    </style:style>
    <style:style style:name="P258" style:family="paragraph" style:parent-style-name="Footer">
      <style:text-properties fo:color="#000000" style:font-name="Droid Sans" fo:font-size="9pt" fo:font-style="normal" fo:font-weight="normal" officeooo:rsid="002b6ce8" officeooo:paragraph-rsid="00d9f770" style:font-name-asian="Wingdings" style:font-size-asian="9pt" style:font-style-asian="normal" style:font-weight-asian="normal" style:font-name-complex="Comic Sans MS" style:font-size-complex="9pt" style:font-style-complex="normal" style:font-weight-complex="normal"/>
    </style:style>
    <style:style style:name="P259" style:family="paragraph" style:parent-style-name="Footer">
      <style:text-properties fo:color="#000000" style:font-name="Droid Sans" fo:font-size="9pt" fo:font-style="normal" fo:font-weight="normal" officeooo:rsid="002b6ce8" officeooo:paragraph-rsid="00e2bb43" style:font-name-asian="Wingdings" style:font-size-asian="9pt" style:font-style-asian="normal" style:font-weight-asian="normal" style:font-name-complex="Comic Sans MS" style:font-size-complex="9pt" style:font-style-complex="normal" style:font-weight-complex="normal"/>
    </style:style>
    <style:style style:name="P260" style:family="paragraph" style:parent-style-name="Chapitre1" style:list-style-name="WW8Num20">
      <style:text-properties style:font-name="Droid Sans" style:text-underline-style="none" fo:font-weight="normal" officeooo:rsid="00bc7c53" officeooo:paragraph-rsid="00bc7c53" style:font-weight-asian="normal" style:font-weight-complex="normal"/>
    </style:style>
    <style:style style:name="P261" style:family="paragraph" style:parent-style-name="Chapitre1" style:list-style-name="WW8Num20">
      <style:text-properties style:font-name="Droid Sans" style:text-underline-style="none" fo:font-weight="normal" officeooo:rsid="00bc7c53" officeooo:paragraph-rsid="00be6335" style:font-weight-asian="normal" style:font-weight-complex="normal"/>
    </style:style>
    <style:style style:name="P262" style:family="paragraph" style:parent-style-name="Chapitre1" style:list-style-name="WW8Num20">
      <style:text-properties style:font-name="Droid Sans" style:text-underline-style="none" fo:font-weight="normal" officeooo:rsid="00be6335" officeooo:paragraph-rsid="00c1d2aa" style:font-weight-asian="normal" style:font-weight-complex="normal"/>
    </style:style>
    <style:style style:name="P263" style:family="paragraph" style:parent-style-name="Chapitre1" style:list-style-name="WW8Num20">
      <style:text-properties style:font-name="Droid Sans" style:text-underline-style="none" fo:font-weight="normal" officeooo:rsid="00c1d2aa" officeooo:paragraph-rsid="00c1d2aa" style:font-weight-asian="normal" style:font-weight-complex="normal"/>
    </style:style>
    <style:style style:name="P264" style:family="paragraph" style:parent-style-name="Chapitre1" style:list-style-name="WW8Num20">
      <style:text-properties style:font-name="Droid Sans" style:text-underline-style="none" fo:font-weight="normal" officeooo:rsid="00c1d2aa" officeooo:paragraph-rsid="00d106e6" style:font-weight-asian="normal" style:font-weight-complex="normal"/>
    </style:style>
    <style:style style:name="P265" style:family="paragraph" style:parent-style-name="Chapitre1" style:list-style-name="WW8Num20">
      <style:text-properties style:font-name="Droid Sans" style:text-underline-style="none" fo:font-weight="normal" officeooo:rsid="00bd3f8f" officeooo:paragraph-rsid="00bd3f8f" style:font-weight-asian="normal" style:font-weight-complex="normal"/>
    </style:style>
    <style:style style:name="P266" style:family="paragraph" style:parent-style-name="Chapitre1" style:list-style-name="WW8Num20">
      <style:text-properties style:font-name="Droid Sans" style:text-underline-style="none" fo:font-weight="normal" officeooo:rsid="00d106e6" officeooo:paragraph-rsid="00d106e6" style:font-weight-asian="normal" style:font-weight-complex="normal"/>
    </style:style>
    <style:style style:name="P267" style:family="paragraph" style:parent-style-name="Chapitre1">
      <style:paragraph-properties fo:margin-left="1.002cm" fo:margin-right="0cm" fo:text-indent="-0.501cm" style:auto-text-indent="false"/>
      <style:text-properties style:font-name="Droid Sans"/>
    </style:style>
    <style:style style:name="P268"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06cf1" officeooo:paragraph-rsid="0082366d"/>
    </style:style>
    <style:style style:name="P269"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5e3d9"/>
    </style:style>
    <style:style style:name="P270"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ccc69"/>
    </style:style>
    <style:style style:name="P271"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eb41d"/>
    </style:style>
    <style:style style:name="P272"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06cf1" officeooo:paragraph-rsid="00806cf1"/>
    </style:style>
    <style:style style:name="P273"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2366d"/>
    </style:style>
    <style:style style:name="P274"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5e3d9"/>
    </style:style>
    <style:style style:name="P275"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915fe7"/>
    </style:style>
    <style:style style:name="P276"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ccc69"/>
    </style:style>
    <style:style style:name="P277" style:family="paragraph" style:parent-style-name="Chapitre1" style:list-style-name="WW8Num20">
      <style:paragraph-properties fo:break-before="page"/>
      <style:text-properties style:font-name="Droid Sans" officeooo:paragraph-rsid="00bc7c53"/>
    </style:style>
    <style:style style:name="P278" style:family="paragraph" style:parent-style-name="Chapitre1" style:list-style-name="WW8Num20">
      <style:paragraph-properties fo:break-before="page"/>
      <style:text-properties style:font-name="Droid Sans" officeooo:paragraph-rsid="00cbe9e2"/>
    </style:style>
    <style:style style:name="P279" style:family="paragraph" style:parent-style-name="Chapitre1" style:list-style-name="">
      <style:paragraph-properties fo:margin-left="0cm" fo:margin-right="0cm" fo:text-indent="0cm" style:auto-text-indent="false"/>
      <style:text-properties style:font-name="Droid Sans" officeooo:paragraph-rsid="00bc7c53"/>
    </style:style>
    <style:style style:name="P280" style:family="paragraph" style:parent-style-name="Chapitre1" style:list-style-name="">
      <style:paragraph-properties fo:margin-left="0cm" fo:margin-right="0cm" fo:orphans="0" fo:widows="0" fo:text-indent="0cm" style:auto-text-indent="false">
        <style:tab-stops>
          <style:tab-stop style:position="1.884cm"/>
        </style:tab-stops>
      </style:paragraph-properties>
      <style:text-properties style:font-name="Droid Sans" officeooo:paragraph-rsid="00915fe7"/>
    </style:style>
    <style:style style:name="P281"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rsid="00806cf1" officeooo:paragraph-rsid="0044e43f"/>
    </style:style>
    <style:style style:name="P282"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paragraph-rsid="008eb41d"/>
    </style:style>
    <style:style style:name="P283"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284"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285"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86"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87"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be6335" style:font-size-asian="11pt" style:font-style-asian="normal" style:font-size-complex="11pt" style:font-style-complex="normal"/>
    </style:style>
    <style:style style:name="P288"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ba6f53" style:font-size-asian="11pt" style:font-style-asian="normal" style:font-size-complex="11pt" style:font-style-complex="normal"/>
    </style:style>
    <style:style style:name="P289" style:family="paragraph" style:parent-style-name="Recommandation" style:list-style-name="L3">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90"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b901f6" officeooo:paragraph-rsid="00b901f6" style:font-size-asian="11pt" style:font-style-asian="normal" style:font-size-complex="11pt" style:font-style-complex="normal"/>
    </style:style>
    <style:style style:name="P291" style:family="paragraph" style:parent-style-name="Recommandation" style:list-style-name="L2">
      <style:paragraph-properties fo:margin-top="0.212cm" fo:margin-bottom="0cm" style:contextual-spacing="false"/>
      <style:text-properties fo:color="#000000" style:font-name="Droid Sans" fo:font-size="11pt" fo:font-style="normal" officeooo:rsid="00b9152e" officeooo:paragraph-rsid="00b9152e" style:font-size-asian="11pt" style:font-style-asian="normal" style:font-size-complex="11pt" style:font-style-complex="normal"/>
    </style:style>
    <style:style style:name="P292" style:family="paragraph" style:parent-style-name="Recommandation" style:list-style-name="L4">
      <style:paragraph-properties fo:margin-top="0.212cm" fo:margin-bottom="0cm" style:contextual-spacing="false"/>
      <style:text-properties fo:color="#000000" style:font-name="Droid Sans" fo:font-size="11pt" fo:font-style="normal" officeooo:rsid="00be6335" officeooo:paragraph-rsid="00be6335" style:font-size-asian="11pt" style:font-style-asian="normal" style:font-size-complex="11pt" style:font-style-complex="normal"/>
    </style:style>
    <style:style style:name="P293" style:family="paragraph" style:parent-style-name="Recommandation" style:list-style-name="L5">
      <style:paragraph-properties fo:margin-top="0.212cm" fo:margin-bottom="0cm" style:contextual-spacing="false"/>
      <style:text-properties fo:color="#000000" style:font-name="Droid Sans" fo:font-size="11pt" fo:font-style="normal" officeooo:rsid="00ba6f53" officeooo:paragraph-rsid="00ba6f53" style:font-size-asian="11pt" style:font-style-asian="normal" style:font-size-complex="11pt" style:font-style-complex="normal"/>
    </style:style>
    <style:style style:name="P294" style:family="paragraph" style:parent-style-name="Recommandation" style:list-style-name="L5">
      <style:paragraph-properties fo:margin-top="0.212cm" fo:margin-bottom="0cm" style:contextual-spacing="false"/>
      <style:text-properties fo:color="#000000" style:font-name="Droid Sans" fo:font-size="11pt" fo:font-style="normal" officeooo:rsid="00bbcb7e" officeooo:paragraph-rsid="00bbcb7e" style:font-size-asian="11pt" style:font-style-asian="normal" style:font-size-complex="11pt" style:font-style-complex="normal"/>
    </style:style>
    <style:style style:name="P295" style:family="paragraph" style:parent-style-name="Recommandation" style:list-style-name="L5">
      <style:paragraph-properties fo:margin-top="0.212cm" fo:margin-bottom="0cm" style:contextual-spacing="false"/>
      <style:text-properties fo:color="#000000" style:font-name="Droid Sans" fo:font-size="11pt" fo:font-style="italic" officeooo:rsid="00bbcb7e" officeooo:paragraph-rsid="00bbcb7e" style:font-size-asian="11pt" style:font-style-asian="italic" style:font-size-complex="11pt" style:font-style-complex="italic"/>
    </style:style>
    <style:style style:name="P296"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94245d" style:font-size-asian="12pt" style:font-style-asian="normal" style:font-weight-asian="normal" style:font-name-complex="Arial"/>
    </style:style>
    <style:style style:name="T8" style:family="text">
      <style:text-properties fo:color="#ff0000" fo:font-size="12pt" fo:font-style="normal" fo:font-weight="normal" officeooo:rsid="00960f42" style:font-size-asian="12pt" style:font-style-asian="normal" style:font-weight-asian="normal" style:font-name-complex="Arial"/>
    </style:style>
    <style:style style:name="T9" style:family="text">
      <style:text-properties fo:color="#ff0000" fo:font-size="12pt" fo:font-style="normal" fo:font-weight="normal" officeooo:rsid="00c7435f" style:font-size-asian="12pt" style:font-style-asian="normal" style:font-weight-asian="normal" style:font-name-complex="Arial"/>
    </style:style>
    <style:style style:name="T10" style:family="text">
      <style:text-properties fo:font-weight="bold" style:font-weight-asian="bold" style:font-weight-complex="bold"/>
    </style:style>
    <style:style style:name="T11" style:family="text">
      <style:text-properties fo:font-weight="bold" officeooo:rsid="000d4d6f" style:font-weight-asian="bold" style:font-weight-complex="bold"/>
    </style:style>
    <style:style style:name="T12" style:family="text">
      <style:text-properties fo:font-weight="bold" officeooo:rsid="01bf4b41" style:font-weight-asian="bold" style:font-weight-complex="bold"/>
    </style:style>
    <style:style style:name="T13" style:family="text">
      <style:text-properties fo:font-weight="bold" officeooo:rsid="008ccc69" style:font-weight-asian="bold" style:font-weight-complex="bold"/>
    </style:style>
    <style:style style:name="T14" style:family="text">
      <style:text-properties fo:font-weight="bold" officeooo:rsid="008eb41d" style:font-weight-asian="bold" style:font-weight-complex="bold"/>
    </style:style>
    <style:style style:name="T15" style:family="text">
      <style:text-properties fo:font-weight="bold" officeooo:rsid="00915fe7" style:font-weight-asian="bold" style:font-weight-complex="bold"/>
    </style:style>
    <style:style style:name="T16" style:family="text">
      <style:text-properties fo:font-weight="bold" officeooo:rsid="00e47b5c" style:font-weight-asian="bold" style:font-weight-complex="bold"/>
    </style:style>
    <style:style style:name="T17" style:family="text">
      <style:text-properties officeooo:rsid="0007dfe7"/>
    </style:style>
    <style:style style:name="T18" style:family="text">
      <style:text-properties fo:font-size="10pt" style:font-name-asian="Times New Roman" style:font-size-asian="10pt" style:font-name-complex="Times New Roman" style:font-size-complex="10pt"/>
    </style:style>
    <style:style style:name="T19" style:family="text">
      <style:text-properties fo:font-size="10pt" style:font-name-asian="Wingdings" style:font-size-asian="10pt" style:font-name-complex="Wingdings" style:font-size-complex="10pt"/>
    </style:style>
    <style:style style:name="T20" style:family="text">
      <style:text-properties officeooo:rsid="000d4d6f"/>
    </style:style>
    <style:style style:name="T21" style:family="text">
      <style:text-properties officeooo:rsid="000da08e"/>
    </style:style>
    <style:style style:name="T22" style:family="text">
      <style:text-properties officeooo:rsid="00125e96"/>
    </style:style>
    <style:style style:name="T23" style:family="text">
      <style:text-properties officeooo:rsid="00146dff"/>
    </style:style>
    <style:style style:name="T24" style:family="text">
      <style:text-properties officeooo:rsid="0016edc6"/>
    </style:style>
    <style:style style:name="T25" style:family="text">
      <style:text-properties officeooo:rsid="00185722"/>
    </style:style>
    <style:style style:name="T26" style:family="text">
      <style:text-properties officeooo:rsid="001a6fd5"/>
    </style:style>
    <style:style style:name="T27" style:family="text">
      <style:text-properties officeooo:rsid="001c50c9"/>
    </style:style>
    <style:style style:name="T28" style:family="text">
      <style:text-properties officeooo:rsid="001c5cfc"/>
    </style:style>
    <style:style style:name="T29" style:family="text">
      <style:text-properties officeooo:rsid="001c9594"/>
    </style:style>
    <style:style style:name="T30" style:family="text">
      <style:text-properties officeooo:rsid="001f1d69"/>
    </style:style>
    <style:style style:name="T31" style:family="text">
      <style:text-properties officeooo:rsid="002553bb"/>
    </style:style>
    <style:style style:name="T32" style:family="text">
      <style:text-properties officeooo:rsid="002b6ce8"/>
    </style:style>
    <style:style style:name="T33" style:family="text">
      <style:text-properties officeooo:rsid="0047e99e"/>
    </style:style>
    <style:style style:name="T34" style:family="text">
      <style:text-properties officeooo:rsid="00508288"/>
    </style:style>
    <style:style style:name="T35" style:family="text">
      <style:text-properties officeooo:rsid="00516187"/>
    </style:style>
    <style:style style:name="T36" style:family="text">
      <style:text-properties officeooo:rsid="0052e7ce"/>
    </style:style>
    <style:style style:name="T37" style:family="text">
      <style:text-properties officeooo:rsid="007eb86d"/>
    </style:style>
    <style:style style:name="T38" style:family="text">
      <style:text-properties officeooo:rsid="007f5211"/>
    </style:style>
    <style:style style:name="T39" style:family="text">
      <style:text-properties officeooo:rsid="00806cf1"/>
    </style:style>
    <style:style style:name="T40" style:family="text">
      <style:text-properties style:font-name-asian="Wingdings" style:font-name-complex="Wingdings"/>
    </style:style>
    <style:style style:name="T41" style:family="text">
      <style:text-properties style:font-name-asian="Times New Roman" style:font-name-complex="Times New Roman"/>
    </style:style>
    <style:style style:name="T42" style:family="text">
      <style:text-properties officeooo:rsid="00879790"/>
    </style:style>
    <style:style style:name="T43" style:family="text">
      <style:text-properties officeooo:rsid="0096615b"/>
    </style:style>
    <style:style style:name="T44" style:family="text">
      <style:text-properties officeooo:rsid="009866e2"/>
    </style:style>
    <style:style style:name="T45" style:family="text">
      <style:text-properties officeooo:rsid="009b6002"/>
    </style:style>
    <style:style style:name="T46" style:family="text">
      <style:text-properties officeooo:rsid="009cdfc9"/>
    </style:style>
    <style:style style:name="T47" style:family="text">
      <style:text-properties officeooo:rsid="00ba6f53"/>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officeooo:rsid="00be6335"/>
    </style:style>
    <style:style style:name="T51" style:family="text">
      <style:text-properties officeooo:rsid="00bf3044"/>
    </style:style>
    <style:style style:name="T52" style:family="text">
      <style:text-properties officeooo:rsid="00cdbd5c"/>
    </style:style>
    <style:style style:name="T53" style:family="text">
      <style:text-properties officeooo:rsid="00ce1096"/>
    </style:style>
    <style:style style:name="T54" style:family="text">
      <style:text-properties officeooo:rsid="00d2b67a"/>
    </style:style>
    <style:style style:name="T55" style:family="text">
      <style:text-properties officeooo:rsid="00d2e400"/>
    </style:style>
    <style:style style:name="T56" style:family="text">
      <style:text-properties officeooo:rsid="00da03ee"/>
    </style:style>
    <style:style style:name="T57" style:family="text">
      <style:text-properties officeooo:rsid="00de26d6"/>
    </style:style>
    <style:style style:name="T58" style:family="text">
      <style:text-properties officeooo:rsid="00de8887"/>
    </style:style>
    <style:style style:name="T59" style:family="text">
      <style:text-properties officeooo:rsid="00dfb4f0"/>
    </style:style>
    <style:style style:name="T60" style:family="text">
      <style:text-properties officeooo:rsid="00e4a9bc"/>
    </style:style>
    <style:style style:name="T61" style:family="text">
      <style:text-properties officeooo:rsid="00e63ad1"/>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
      <text:p text:style-name="P22"/>
      <text:p text:style-name="P22"/>
      <text:p text:style-name="P22"/>
      <text:p text:style-name="P22"/>
      <text:p text:style-name="P22"/>
      <text:h text:style-name="P251" text:outline-level="2">CAHIER DE RECETTE</text:h>
      <text:h text:style-name="P251" text:outline-level="2"/>
      <text:p text:style-name="P23"/>
      <text:p text:style-name="P22"/>
      <text:p text:style-name="P22"/>
      <text:p text:style-name="P96"/>
      <text:p text:style-name="P96"><text:tab/></text:p>
      <text:p text:style-name="P158"/>
      <text:p text:style-name="P160"><text:span text:style-name="T3">Version :<text:tab/><text:tab/></text:span><text:span text:style-name="T7">1.</text:span><text:span text:style-name="T9">1</text:span></text:p>
      <text:p text:style-name="P159"/>
      <text:p text:style-name="P160"><text:span text:style-name="T3">Date :<text:tab/><text:tab/><text:tab/></text:span><text:span text:style-name="T6">1</text:span><text:span text:style-name="T8">2/01</text:span><text:span text:style-name="T6">/1</text:span><text:span text:style-name="T8">7</text:span></text:p>
      <text:p text:style-name="P161"/>
      <text:p text:style-name="P160"><text:span text:style-name="T3">Rédigé par :</text:span><text:span text:style-name="T4"><text:tab/><text:tab/></text:span><text:span text:style-name="T5">L'équipe SmartLogger</text:span></text:p>
      <text:p text:style-name="P159"/>
      <text:p text:style-name="P160"><text:span text:style-name="T3">Relu par :</text:span><text:span text:style-name="T4"><text:tab/><text:tab/></text:span><text:span text:style-name="T5">L'équipe SmartLogger</text:span></text:p>
      <text:p text:style-name="P162"/>
      <text:p text:style-name="P103"><text:tab/><text:tab/></text:p>
      <text:h text:style-name="P250" text:outline-level="1"><text:bookmark text:name="_Définir_une_politique"/><text:bookmark text:name="_Structure_d’un_plan"/></text:h>
      <text:h text:style-name="P248" text:outline-level="1"/>
      <text:h text:style-name="P249" text:outline-level="1">HISTORIQUE DE LA DOCUMENTATION</text:h>
      <text:p text:style-name="P22"/>
      <text:p text:style-name="P2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4">Version</text:p>
          </table:table-cell>
          <table:table-cell table:style-name="Tableau1.A1" office:value-type="string">
            <text:p text:style-name="P184">Date</text:p>
          </table:table-cell>
          <table:table-cell table:style-name="Tableau1.C1" office:value-type="string">
            <text:p text:style-name="P184">Modifications réalisées</text:p>
          </table:table-cell>
        </table:table-row>
        <table:table-row table:style-name="Tableau1.1">
          <table:table-cell table:style-name="Tableau1.A1" office:value-type="string">
            <text:p text:style-name="P185">0.1</text:p>
          </table:table-cell>
          <table:table-cell table:style-name="Tableau1.A1" office:value-type="string">
            <text:p text:style-name="P187">11/12/16</text:p>
          </table:table-cell>
          <table:table-cell table:style-name="Tableau1.C1" office:value-type="string">
            <text:p text:style-name="P186">Création</text:p>
          </table:table-cell>
        </table:table-row>
        <table:table-row table:style-name="Tableau1.1">
          <table:table-cell table:style-name="Tableau1.A3" office:value-type="string">
            <text:p text:style-name="P188">0.2</text:p>
          </table:table-cell>
          <table:table-cell table:style-name="Tableau1.A3" office:value-type="string">
            <text:p text:style-name="P188">05/01/17</text:p>
          </table:table-cell>
          <table:table-cell table:style-name="Tableau1.C3" office:value-type="string">
            <text:p text:style-name="P189">Modifications de la partie 3. <text:span text:style-name="T37">Stratégie de tests</text:span></text:p>
          </table:table-cell>
        </table:table-row>
        <table:table-row table:style-name="Tableau1.1">
          <table:table-cell table:style-name="Tableau1.A3" office:value-type="string">
            <text:p text:style-name="P190">1.0</text:p>
          </table:table-cell>
          <table:table-cell table:style-name="Tableau1.A3" office:value-type="string">
            <text:p text:style-name="P190">12/01/17</text:p>
          </table:table-cell>
          <table:table-cell table:style-name="Tableau1.C3" office:value-type="string">
            <text:p text:style-name="P190">Correctifs et restructuration du document</text:p>
          </table:table-cell>
        </table:table-row>
        <table:table-row table:style-name="Tableau1.1">
          <table:table-cell table:style-name="Tableau1.A3" office:value-type="string">
            <text:p text:style-name="P191">1.1</text:p>
          </table:table-cell>
          <table:table-cell table:style-name="Tableau1.A3" office:value-type="string">
            <text:p text:style-name="P191">26/01/17</text:p>
          </table:table-cell>
          <table:table-cell table:style-name="Tableau1.C3" office:value-type="string">
            <text:p text:style-name="P191">Correction liées aux remarques professorales</text:p>
          </table:table-cell>
        </table:table-row>
        <table:table-row table:style-name="Tableau1.1">
          <table:table-cell table:style-name="Tableau1.A3" office:value-type="string">
            <text:p text:style-name="P247">1.2</text:p>
          </table:table-cell>
          <table:table-cell table:style-name="Tableau1.A3" office:value-type="string">
            <text:p text:style-name="P247">28/03/17</text:p>
          </table:table-cell>
          <table:table-cell table:style-name="Tableau1.C3" office:value-type="string">
            <text:p text:style-name="P247">Ajout des procédures de tests sur les itérations 1 et 2.</text:p>
          </table:table-cell>
        </table:table-row>
      </table:table>
      <text:p text:style-name="P22"/>
      <text:p text:style-name="P22"/>
      <text:p text:style-name="P22"/>
      <text:p text:style-name="P22"/>
      <text:list xml:id="list4253697707230255677" text:style-name="WW8Num20">
        <text:list-item>
          <text:h text:style-name="P267" text:outline-level="1">Documents applicables et de référence</text:h>
        </text:list-item>
      </text:list>
      <text:list xml:id="list880588968594652836" text:style-name="WW8Num19">
        <text:list-item>
          <text:p text:style-name="P283">Le document de Spécifications Techniques des Besoins : STB.pdf.</text:p>
        </text:list-item>
        <text:list-item>
          <text:p text:style-name="P284">Le document d'architecture du logiciel : DAL.pdf</text:p>
        </text:list-item>
        <text:list-item>
          <text:p text:style-name="P283">Le Glossaire des termes techniques et des acronymes : <text:span text:style-name="T17">Gl</text:span>ossaire.pdf</text:p>
        </text:list-item>
      </text:list>
      <text:p text:style-name="P166"/>
      <text:p text:style-name="P167"/>
      <text:list xml:id="list131016650033814" text:continue-list="list4253697707230255677" text:style-name="WW8Num20">
        <text:list-item>
          <text:h text:style-name="P267" text:outline-level="1">Environnement de test</text:h>
        </text:list-item>
      </text:list>
      <text:p text:style-name="P192">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192"/>
      <text:p text:style-name="P193">Site de réalisation des test<text:span text:style-name="T33">s </text:span>:</text:p>
      <text:list xml:id="list4777864253702510337" text:style-name="L1">
        <text:list-item>
          <text:p text:style-name="P285">Réalisation des tests sur nos machines personnelles.</text:p>
        </text:list-item>
        <text:list-item>
          <text:p text:style-name="P285">Potentiellement un serveur présent directement sur le site client.</text:p>
        </text:list-item>
        <text:list-item>
          <text:p text:style-name="P290">Utilisation d'un serveur identique à celui du client afin d'avoir un environnement de travail identique pour le produit, en production ou durant son développement.</text:p>
        </text:list-item>
      </text:list>
      <text:p text:style-name="P198"/>
      <text:p text:style-name="P193">Configurations matérielles utilisées :</text:p>
      <text:list xml:id="list7079508620735340528" text:style-name="L2">
        <text:list-item>
          <text:p text:style-name="P286">Système Linux (Fedora, Ubuntu)</text:p>
        </text:list-item>
        <text:list-item>
          <text:p text:style-name="P291">Serveur basé sur un système Linux.</text:p>
          <text:p text:style-name="P286"/>
        </text:list-item>
      </text:list>
      <text:p text:style-name="P193">Outils de test mis en œuvre :</text:p>
      <text:list xml:id="list7976030339261343268" text:style-name="L3">
        <text:list-item>
          <text:p text:style-name="P289">JUnit pour les tests unitaires de la part<text:span text:style-name="T43">ie</text:span> Java du projet.</text:p>
        </text:list-item>
      </text:list>
      <text:list xml:id="list131015066359539" text:continue-list="list7079508620735340528" text:style-name="L2">
        <text:list-header>
          <text:p text:style-name="P287"/>
        </text:list-header>
      </text:list>
      <text:p text:style-name="P195"><text:span text:style-name="T50">Outils de gestion des anomalies </text:span>:</text:p>
      <text:list xml:id="list5666459749969023315" text:style-name="L4">
        <text:list-item>
          <text:p text:style-name="P292">Utilisation d'un logiciel de Bug Tracker <text:span text:style-name="T51">tels que MantisBT ou encore Redmine</text:span>.</text:p>
        </text:list-item>
      </text:list>
      <text:list xml:id="list131015889535222" text:continue-list="list131015066359539" text:style-name="L2">
        <text:list-header>
          <text:p text:style-name="P288"/>
        </text:list-header>
      </text:list>
      <text:p text:style-name="P194"><text:span text:style-name="T47">Jeux de données utilisés durant</text:span> <text:span text:style-name="T47">les phases de tests </text:span>:</text:p>
      <text:list xml:id="list4738571021818868438" text:style-name="L5">
        <text:list-item>
          <text:p text:style-name="P293">Données de la forme : <text:span text:style-name="T48">niveau de criticité – informations importantes</text:span></text:p>
          <text:list>
            <text:list-item>
              <text:p text:style-name="P294"><text:span text:style-name="T48">niveau de criticité : </text:span>Valeur numérique permettant d'affilier un niveau de criticité a un format de données précis.</text:p>
            </text:list-item>
            <text:list-item>
              <text:p text:style-name="P295">Informations importante <text:span text:style-name="T49">: Toutes les données traités par le système sont considérés comme importante, c'est pourquoi nous stockons l'ensemble des données sans distinctions.</text:span></text:p>
            </text:list-item>
          </text:list>
        </text:list-item>
      </text:list>
      <text:p text:style-name="P168"/>
      <text:list xml:id="list131015372705651" text:continue-list="list131016650033814" text:style-name="WW8Num20">
        <text:list-item>
          <text:h text:style-name="P277" text:outline-level="1">Stratégie de test <text:span text:style-name="T52">des cas d'utilisation</text:span></text:h>
          <text:list>
            <text:list-item>
              <text:h text:style-name="P260" text:outline-level="1">Solution de test </text:h>
            </text:list-item>
          </text:list>
          <text:h text:style-name="P261" text:outline-level="1">Les solutions de test que nous avons choisi de définir consiste <text:span text:style-name="T50">à</text:span> rédig<text:span text:style-name="T50">er</text:span> les tests en parallèle du développement de notre solution. C'est à dire qu'une partie de l'équipe se chargera de la rédaction et de l'automatisation complètes des tests pendant que la seconde partie de l'équipe se verra attribuer la tâche de développer le contenu de l'itération. </text:h>
          <text:h text:style-name="P262" text:outline-level="1">Cela permettra ensuite, via automatisation des tests de pouvoir rejouer après chaque développement d'itération les tests unitaires de chacun des modules afin d’accélérer le processus de test unitaire, permettant ensuite de passer d'avantage de temps sur la partie Test d'intégration du projet.</text:h>
          <text:h text:style-name="P263" text:outline-level="1">En cas d'anomalie durant le développement, l'utilisation d'un outil de bug tracking permettra de facilement indiquer le problème, comment le reproduire ainsi que d'autres informations complémentaires afin de permettre aux développeurs de la partie de corriger rapidement le problème.</text:h>
          <text:list text:continue-numbering="true">
            <text:list-item>
              <text:h text:style-name="P265" text:outline-level="1">Réalisation des tests par cas d'utilisation</text:h>
            </text:list-item>
          </text:list>
        </text:list-item>
      </text:list>
      <text:h text:style-name="P279" text:outline-level="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140"/>
            <text:p text:style-name="P152"><text:span text:style-name="T10">[</text:span><text:span text:style-name="T11">UC-001</text:span><text:span text:style-name="T10">] </text:span><text:span text:style-name="T11">F</text:span><text:span text:style-name="T12">onctionnement principal</text:span></text:p>
            <text:p text:style-name="P146"/>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89">Objectif</text:p>
          </table:table-cell>
          <table:covered-table-cell/>
          <table:table-cell table:style-name="Table1.C2" table:number-columns-spanned="6" office:value-type="string">
            <text:p text:style-name="P165">Vérifier le fonctionnement principal de l'application</text:p>
            <text:p text:style-name="P165"/>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89"><text:span text:style-name="T20">Éléments</text:span> à tester</text:p>
          </table:table-cell>
          <table:covered-table-cell/>
          <table:table-cell table:style-name="Table1.C3" table:number-columns-spanned="6" office:value-type="string">
            <text:p text:style-name="P83">Réception des données externe<text:span text:style-name="T43">s</text:span></text:p>
            <text:p text:style-name="P83">Conversion des données dans le bon format</text:p>
            <text:p text:style-name="P83">Vérification de <text:span text:style-name="T23">la validité des données</text:span></text:p>
            <text:p text:style-name="P83">Stockage des données dans la base de données</text:p>
            <text:p text:style-name="P83">Analyse d<text:span text:style-name="T21">u module analytique </text:span>fonctionnelle</text:p>
            <text:p text:style-name="P83">Adaptation du comportement en fonction des résultats</text:p>
            <text:p text:style-name="P83">Envoi potentiel d'alerte<text:span text:style-name="T43">s</text:span></text:p>
            <text:p text:style-name="P83"/>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89">Pré-requis</text:p>
          </table:table-cell>
          <table:covered-table-cell/>
          <table:table-cell table:style-name="Table1.C4" table:number-columns-spanned="6" office:value-type="string">
            <text:p text:style-name="P85">Un serveur fonctionnel, avec une connexion internet permettant de recevoir des flux HTTP depuis d'autres services web.</text:p>
            <text:p text:style-name="P85"/>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89">Initialisation</text:p>
          </table:table-cell>
          <table:covered-table-cell/>
          <table:table-cell table:style-name="Table1.C5" table:number-columns-spanned="6" office:value-type="string">
            <text:p text:style-name="P85">On lance le script de démarrage de l'application afin qu'elle s'installe tout<text:span text:style-name="T43">e</text:span> seule.</text:p>
            <text:p text:style-name="P85"/>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134">Scénario<text:span text:style-name="T61">s</text:span> : </text:p>
          </table:table-cell>
          <table:covered-table-cell/>
          <table:covered-table-cell/>
          <table:covered-table-cell/>
          <table:covered-table-cell/>
          <table:covered-table-cell/>
          <table:covered-table-cell/>
          <table:covered-table-cell/>
        </table:table-row>
        <table:table-row table:style-name="Table1.7">
          <table:table-cell table:style-name="Table1.A5" office:value-type="string">
            <text:p text:style-name="P128">I<text:span text:style-name="T38">D</text:span></text:p>
          </table:table-cell>
          <table:table-cell table:style-name="Table1.A5" table:number-columns-spanned="3" office:value-type="string">
            <text:p text:style-name="P7">Démarche</text:p>
          </table:table-cell>
          <table:covered-table-cell/>
          <table:covered-table-cell/>
          <table:table-cell table:style-name="Table1.A5" office:value-type="string">
            <text:p text:style-name="P122">Modules</text:p>
          </table:table-cell>
          <table:table-cell table:style-name="Table1.A5" table:number-columns-spanned="2" office:value-type="string">
            <text:p text:style-name="P169">Comportement attendu</text:p>
          </table:table-cell>
          <table:covered-table-cell/>
          <table:table-cell table:style-name="Table1.H7" office:value-type="string">
            <text:p text:style-name="P116">Exigences V<text:span text:style-name="T39">érifiées</text:span></text:p>
          </table:table-cell>
        </table:table-row>
        <table:table-row table:style-name="Table1.8">
          <table:table-cell table:style-name="Table1.A8" office:value-type="string">
            <text:p text:style-name="P77">1</text:p>
          </table:table-cell>
          <table:table-cell table:style-name="Table1.B8" table:number-columns-spanned="3" office:value-type="string">
            <text:p text:style-name="P18">On lance le script de démarrage.</text:p>
          </table:table-cell>
          <table:covered-table-cell/>
          <table:covered-table-cell/>
          <table:table-cell table:style-name="Table1.E8" office:value-type="string">
            <text:p text:style-name="P208">Tous</text:p>
          </table:table-cell>
          <table:table-cell table:style-name="Table1.F8" table:number-columns-spanned="2" office:value-type="string">
            <text:p text:style-name="P181">Le système se lance et le module analytique effectue correctement son travail.</text:p>
          </table:table-cell>
          <table:covered-table-cell/>
          <table:table-cell table:style-name="Table1.H8" office:value-type="string">
            <text:p text:style-name="P57">OP-1</text:p>
            <text:p text:style-name="P58">OP-4</text:p>
          </table:table-cell>
        </table:table-row>
        <table:table-row table:style-name="Table1.9">
          <table:table-cell table:style-name="Table1.A5" table:number-columns-spanned="3" office:value-type="string">
            <text:p text:style-name="P104">Rapport de test</text:p>
          </table:table-cell>
          <table:covered-table-cell/>
          <table:covered-table-cell/>
          <table:table-cell table:style-name="Table1.A5" table:number-columns-spanned="3" office:value-type="string">
            <text:p text:style-name="P97"><text:span text:style-name="T40"></text:span><text:span text:style-name="T41"> </text:span><text:span text:style-name="T40">Testé par :</text:span></text:p>
          </table:table-cell>
          <table:covered-table-cell/>
          <table:covered-table-cell/>
          <table:table-cell table:style-name="Table1.H7" table:number-columns-spanned="2" office:value-type="string">
            <text:p text:style-name="P110">Le :</text:p>
          </table:table-cell>
          <table:covered-table-cell/>
        </table:table-row>
        <table:table-row table:style-name="Table1.10">
          <table:table-cell table:style-name="Table1.A10" table:number-columns-spanned="3" office:value-type="string">
            <text:p text:style-name="P32">Fonctionnalité :</text:p>
          </table:table-cell>
          <table:covered-table-cell/>
          <table:covered-table-cell/>
          <table:table-cell table:style-name="Table1.D10" table:number-columns-spanned="3" office:value-type="string">
            <text:p text:style-name="P32">Conformité :</text:p>
          </table:table-cell>
          <table:covered-table-cell/>
          <table:covered-table-cell/>
          <table:table-cell table:style-name="Table1.G10" table:number-columns-spanned="2" office:value-type="string">
            <text:p text:style-name="P32">Ergonomie :</text:p>
          </table:table-cell>
          <table:covered-table-cell/>
        </table:table-row>
        <table:table-row table:style-name="Table1.11">
          <table:table-cell table:style-name="Table1.A11" table:number-columns-spanned="3" office:value-type="string">
            <text:p text:style-name="P24"><text:span text:style-name="T19"></text:span><text:span text:style-name="T18"> </text:span><text:span text:style-name="T19">Excellente</text:span></text:p>
            <text:p text:style-name="P24"><text:span text:style-name="T19"></text:span><text:span text:style-name="T18"> </text:span><text:span text:style-name="T19">Bonne</text:span></text:p>
            <text:p text:style-name="P24"><text:span text:style-name="T19"></text:span><text:span text:style-name="T18"> </text:span><text:span text:style-name="T19">Moyenne</text:span></text:p>
            <text:p text:style-name="P24"><text:span text:style-name="T19"></text:span><text:span text:style-name="T18"> </text:span><text:span text:style-name="T19">Faible</text:span></text:p>
          </table:table-cell>
          <table:covered-table-cell/>
          <table:covered-table-cell/>
          <table:table-cell table:style-name="Table1.D11" table:number-columns-spanned="3" office:value-type="string">
            <text:p text:style-name="P24"><text:span text:style-name="T19"></text:span><text:span text:style-name="T18"> </text:span><text:span text:style-name="T19">Excellente</text:span></text:p>
            <text:p text:style-name="P24"><text:span text:style-name="T19"></text:span><text:span text:style-name="T18"> </text:span><text:span text:style-name="T19">Moyenne</text:span></text:p>
            <text:p text:style-name="P24"><text:span text:style-name="T19"></text:span><text:span text:style-name="T18"> </text:span><text:span text:style-name="T19">Faible</text:span></text:p>
          </table:table-cell>
          <table:covered-table-cell/>
          <table:covered-table-cell/>
          <table:table-cell table:style-name="Table1.G11" table:number-columns-spanned="2" office:value-type="string">
            <text:p text:style-name="P24"><text:span text:style-name="T19"></text:span><text:span text:style-name="T18"> </text:span><text:span text:style-name="T19">Excellente</text:span></text:p>
            <text:p text:style-name="P24"><text:span text:style-name="T19"></text:span><text:span text:style-name="T18"> </text:span><text:span text:style-name="T19">Moyenne</text:span></text:p>
            <text:p text:style-name="P24"><text:span text:style-name="T19"></text:span><text:span text:style-name="T18"> </text:span><text:span text:style-name="T19">Faible</text:span></text:p>
          </table:table-cell>
          <table:covered-table-cell/>
        </table:table-row>
      </table:table>
      <text:h text:style-name="P281" text:outline-level="1"/>
      <text:h text:style-name="P272" text:outline-level="1"/>
      <text:p text:style-name="P19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41"/>
            <text:p text:style-name="P153"><text:span text:style-name="T10">[</text:span><text:span text:style-name="T11">UC-002] Détection de données erronées</text:span></text:p>
            <text:p text:style-name="P147"/>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88">Objectif</text:p>
          </table:table-cell>
          <table:covered-table-cell/>
          <table:table-cell table:style-name="Table6.C2" table:number-columns-spanned="6" office:value-type="string">
            <text:p text:style-name="P164">Vérifier que le système <text:span text:style-name="T22">détecte</text:span> correctement les données erronées.</text:p>
            <text:p text:style-name="P164"/>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88"><text:span text:style-name="T20">Éléments</text:span> à tester</text:p>
          </table:table-cell>
          <table:covered-table-cell/>
          <table:table-cell table:style-name="Table6.C3" table:number-columns-spanned="6" office:value-type="string">
            <text:p text:style-name="P83">Réception des données externe<text:span text:style-name="T43">s</text:span></text:p>
            <text:p text:style-name="P83">Conversion des données dans le bon format</text:p>
            <text:p text:style-name="P83">Vérification de <text:span text:style-name="T23">la validité des données</text:span></text:p>
            <text:p text:style-name="P83"/>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88">Pré-requis</text:p>
          </table:table-cell>
          <table:covered-table-cell/>
          <table:table-cell table:style-name="Table6.C4" table:number-columns-spanned="6" office:value-type="string">
            <text:p text:style-name="P85">Un serveur fonctionnel, avec une connexion internet permettant de recevoir des flux HTTP depuis d'autres services web</text:p>
            <text:p text:style-name="P86">La réception de données erronées depuis le flux HTTP</text:p>
            <text:p text:style-name="P86"/>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88">Initialisation</text:p>
          </table:table-cell>
          <table:covered-table-cell/>
          <table:table-cell table:style-name="Table6.C5" table:number-columns-spanned="6" office:value-type="string">
            <text:p text:style-name="P87">On envoie des données invalides depuis le flux HTTP</text:p>
            <text:p text:style-name="P87"/>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135">Scénario<text:span text:style-name="T61">s</text:span> : </text:p>
          </table:table-cell>
          <table:covered-table-cell/>
          <table:covered-table-cell/>
          <table:covered-table-cell/>
          <table:covered-table-cell/>
          <table:covered-table-cell/>
          <table:covered-table-cell/>
          <table:covered-table-cell/>
        </table:table-row>
        <table:table-row table:style-name="Table6.7">
          <table:table-cell table:style-name="Table6.A5" office:value-type="string">
            <text:p text:style-name="P129">I<text:span text:style-name="T38">D</text:span></text:p>
          </table:table-cell>
          <table:table-cell table:style-name="Table6.A5" table:number-columns-spanned="3" office:value-type="string">
            <text:p text:style-name="P8">Démarche</text:p>
          </table:table-cell>
          <table:covered-table-cell/>
          <table:covered-table-cell/>
          <table:table-cell table:style-name="Table6.A5" office:value-type="string">
            <text:p text:style-name="P123">Modules</text:p>
          </table:table-cell>
          <table:table-cell table:style-name="Table6.A5" table:number-columns-spanned="2" office:value-type="string">
            <text:p text:style-name="P170">Comportement attendu</text:p>
          </table:table-cell>
          <table:covered-table-cell/>
          <table:table-cell table:style-name="Table6.H7" office:value-type="string">
            <text:p text:style-name="P117">Exigences V<text:span text:style-name="T39">érifiées</text:span></text:p>
          </table:table-cell>
        </table:table-row>
        <table:table-row table:style-name="Table6.8">
          <table:table-cell table:style-name="Table6.A12" office:value-type="string">
            <text:p text:style-name="P77">1</text:p>
          </table:table-cell>
          <table:table-cell table:style-name="Table6.B12" table:number-columns-spanned="3" office:value-type="string">
            <text:p text:style-name="P13">On envoie des données erronées depuis la vue de l'application ou par le biais d'un flux HTTP</text:p>
          </table:table-cell>
          <table:covered-table-cell/>
          <table:covered-table-cell/>
          <table:table-cell table:style-name="Table6.E12" office:value-type="string">
            <text:p text:style-name="P56">Module E/S</text:p>
          </table:table-cell>
          <table:table-cell table:style-name="Table6.F12" table:number-columns-spanned="2" office:value-type="string">
            <text:p text:style-name="P177">Le système reçoit une donnée depuis l'application elle-même ou depuis un flux HTTP</text:p>
          </table:table-cell>
          <table:covered-table-cell/>
          <table:table-cell table:style-name="Table6.H12" office:value-type="string">
            <text:p text:style-name="P200">OP-1</text:p>
            <text:p text:style-name="P70">IN-1</text:p>
          </table:table-cell>
        </table:table-row>
        <table:table-row table:style-name="Table6.8">
          <table:table-cell table:style-name="Table6.A12" office:value-type="string">
            <text:p text:style-name="P75">2</text:p>
          </table:table-cell>
          <table:table-cell table:style-name="Table6.B12" table:number-columns-spanned="3" office:value-type="string">
            <text:p text:style-name="P13">Le système traite et converti<text:span text:style-name="T43">e</text:span> le flux en données exploitable</text:p>
          </table:table-cell>
          <table:covered-table-cell/>
          <table:covered-table-cell/>
          <table:table-cell table:style-name="Table6.E12" office:value-type="string">
            <text:p text:style-name="P56">Module C/V</text:p>
          </table:table-cell>
          <table:table-cell table:style-name="Table6.F12" table:number-columns-spanned="2" office:value-type="string">
            <text:p text:style-name="P177">Le système <text:span text:style-name="T43">a</text:span> converti les données dans le format du système</text:p>
          </table:table-cell>
          <table:covered-table-cell/>
          <table:table-cell table:style-name="Table6.H12" office:value-type="string">
            <text:p text:style-name="P71">OP-5</text:p>
            <text:p text:style-name="P72">IN-1</text:p>
          </table:table-cell>
        </table:table-row>
        <table:table-row table:style-name="Table6.8">
          <table:table-cell table:style-name="Table6.A12" office:value-type="string">
            <text:p text:style-name="P75">3</text:p>
          </table:table-cell>
          <table:table-cell table:style-name="Table6.B12" table:number-columns-spanned="3" office:value-type="string">
            <text:p text:style-name="P13">Le système effectue la vérification des données</text:p>
          </table:table-cell>
          <table:covered-table-cell/>
          <table:covered-table-cell/>
          <table:table-cell table:style-name="Table6.E12" office:value-type="string">
            <text:p text:style-name="P56">Module C/V</text:p>
          </table:table-cell>
          <table:table-cell table:style-name="Table6.F12" table:number-columns-spanned="2" office:value-type="string">
            <text:p text:style-name="P177">Le système vérifie la validité des données et prévien<text:span text:style-name="T43">t</text:span> l'utilisateur que les données sont invalides <text:span text:style-name="T23">(si celles-ci sont invalides)</text:span></text:p>
          </table:table-cell>
          <table:covered-table-cell/>
          <table:table-cell table:style-name="Table6.H12" office:value-type="string">
            <text:p text:style-name="P201">OP-5</text:p>
            <text:p text:style-name="P73">IN-1</text:p>
          </table:table-cell>
        </table:table-row>
        <table:table-row table:style-name="Table6.8">
          <table:table-cell table:style-name="Table6.A12" office:value-type="string">
            <text:p text:style-name="P75">4</text:p>
          </table:table-cell>
          <table:table-cell table:style-name="Table6.B12" table:number-columns-spanned="3" office:value-type="string">
            <text:p text:style-name="P13">Le système stocke les données <text:span text:style-name="T23">afin de les traiter ultérieurement</text:span></text:p>
          </table:table-cell>
          <table:covered-table-cell/>
          <table:covered-table-cell/>
          <table:table-cell table:style-name="Table6.E12" office:value-type="string">
            <text:p text:style-name="P56">Module de Gestion des Données</text:p>
          </table:table-cell>
          <table:table-cell table:style-name="Table6.F12" table:number-columns-spanned="2" office:value-type="string">
            <text:p text:style-name="P180">Le système stocke les données dans une base de données dédiée au stockage des données non traitable<text:span text:style-name="T43">s</text:span> ou non acceptable<text:span text:style-name="T43">s</text:span></text:p>
          </table:table-cell>
          <table:covered-table-cell/>
          <table:table-cell table:style-name="Table6.H12" office:value-type="string">
            <text:p text:style-name="P40">OP-3</text:p>
          </table:table-cell>
        </table:table-row>
        <table:table-row table:style-name="Table6.8">
          <table:table-cell table:style-name="Table6.A12" office:value-type="string">
            <text:p text:style-name="P76">5</text:p>
          </table:table-cell>
          <table:table-cell table:style-name="Table6.B12" table:number-columns-spanned="3" office:value-type="string">
            <text:p text:style-name="P17">Le système envoie une alerte à l'utilisateur pour le prévenir d'une donnée erronée</text:p>
          </table:table-cell>
          <table:covered-table-cell/>
          <table:covered-table-cell/>
          <table:table-cell table:style-name="Table6.E12" office:value-type="string">
            <text:p text:style-name="P56">Module E/S</text:p>
          </table:table-cell>
          <table:table-cell table:style-name="Table6.F12" table:number-columns-spanned="2" office:value-type="string">
            <text:p text:style-name="P180">Le système envoie une alerte via un canal choisi</text:p>
          </table:table-cell>
          <table:covered-table-cell/>
          <table:table-cell table:style-name="Table6.H12" office:value-type="string">
            <text:p text:style-name="P202">OP-2</text:p>
            <text:p text:style-name="P74">IN-2</text:p>
          </table:table-cell>
        </table:table-row>
        <table:table-row table:style-name="Table6.13">
          <table:table-cell table:style-name="Table6.A5" table:number-columns-spanned="3" office:value-type="string">
            <text:p text:style-name="P105">Rapport de test</text:p>
          </table:table-cell>
          <table:covered-table-cell/>
          <table:covered-table-cell/>
          <table:table-cell table:style-name="Table6.A5" table:number-columns-spanned="3" office:value-type="string">
            <text:p text:style-name="P98"><text:span text:style-name="T40"></text:span><text:span text:style-name="T41"> </text:span><text:span text:style-name="T40">Testé par :</text:span></text:p>
          </table:table-cell>
          <table:covered-table-cell/>
          <table:covered-table-cell/>
          <table:table-cell table:style-name="Table6.H7" table:number-columns-spanned="2" office:value-type="string">
            <text:p text:style-name="P111">Le :</text:p>
          </table:table-cell>
          <table:covered-table-cell/>
        </table:table-row>
        <table:table-row table:style-name="Table6.14">
          <table:table-cell table:style-name="Table6.A14" table:number-columns-spanned="3" office:value-type="string">
            <text:p text:style-name="P33">Fonctionnalité :</text:p>
          </table:table-cell>
          <table:covered-table-cell/>
          <table:covered-table-cell/>
          <table:table-cell table:style-name="Table6.D14" table:number-columns-spanned="3" office:value-type="string">
            <text:p text:style-name="P33">Conformité :</text:p>
          </table:table-cell>
          <table:covered-table-cell/>
          <table:covered-table-cell/>
          <table:table-cell table:style-name="Table6.G14" table:number-columns-spanned="2" office:value-type="string">
            <text:p text:style-name="P33">Ergonomie :</text:p>
          </table:table-cell>
          <table:covered-table-cell/>
        </table:table-row>
        <table:table-row table:style-name="Table6.15">
          <table:table-cell table:style-name="Table6.A15" table:number-columns-spanned="3" office:value-type="string">
            <text:p text:style-name="P25"><text:span text:style-name="T19"></text:span><text:span text:style-name="T18"> </text:span><text:span text:style-name="T19">Excellente</text:span></text:p>
            <text:p text:style-name="P25"><text:span text:style-name="T19"></text:span><text:span text:style-name="T18"> </text:span><text:span text:style-name="T19">Bonne</text:span></text:p>
            <text:p text:style-name="P25"><text:span text:style-name="T19"></text:span><text:span text:style-name="T18"> </text:span><text:span text:style-name="T19">Moyenne</text:span></text:p>
            <text:p text:style-name="P25"><text:span text:style-name="T19"></text:span><text:span text:style-name="T18"> </text:span><text:span text:style-name="T19">Faible</text:span></text:p>
          </table:table-cell>
          <table:covered-table-cell/>
          <table:covered-table-cell/>
          <table:table-cell table:style-name="Table6.D15" table:number-columns-spanned="3" office:value-type="string">
            <text:p text:style-name="P25"><text:span text:style-name="T19"></text:span><text:span text:style-name="T18"> </text:span><text:span text:style-name="T19">Excellente</text:span></text:p>
            <text:p text:style-name="P25"><text:span text:style-name="T19"></text:span><text:span text:style-name="T18"> </text:span><text:span text:style-name="T19">Moyenne</text:span></text:p>
            <text:p text:style-name="P25"><text:span text:style-name="T19"></text:span><text:span text:style-name="T18"> </text:span><text:span text:style-name="T19">Faible</text:span></text:p>
          </table:table-cell>
          <table:covered-table-cell/>
          <table:covered-table-cell/>
          <table:table-cell table:style-name="Table6.G15" table:number-columns-spanned="2" office:value-type="string">
            <text:p text:style-name="P25"><text:span text:style-name="T19"></text:span><text:span text:style-name="T18"> </text:span><text:span text:style-name="T19">Excellente</text:span></text:p>
            <text:p text:style-name="P25"><text:span text:style-name="T19"></text:span><text:span text:style-name="T18"> </text:span><text:span text:style-name="T19">Moyenne</text:span></text:p>
            <text:p text:style-name="P25"><text:span text:style-name="T19"></text:span><text:span text:style-name="T18"> </text:span><text:span text:style-name="T19">Faible</text:span></text:p>
          </table:table-cell>
          <table:covered-table-cell/>
        </table:table-row>
      </table:table>
      <text:h text:style-name="P268" text:outline-level="1"/>
      <text:h text:style-name="P273" text:outline-level="1"/>
      <text:p text:style-name="P19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142"/>
            <text:p text:style-name="P154"><text:span text:style-name="T10">[</text:span><text:span text:style-name="T11">UC-003 Réutilisation des données</text:span></text:p>
            <text:p text:style-name="P148"/>
          </table:table-cell>
          <table:covered-table-cell/>
          <table:covered-table-cell/>
          <table:covered-table-cell/>
          <table:covered-table-cell/>
          <table:covered-table-cell/>
          <table:covered-table-cell/>
          <table:covered-table-cell/>
        </table:table-row>
        <table:table-row table:style-name="Table7.2">
          <table:table-cell table:style-name="Table7.A2" table:number-columns-spanned="2" office:value-type="string">
            <text:p text:style-name="P84">Objectif</text:p>
          </table:table-cell>
          <table:covered-table-cell/>
          <table:table-cell table:style-name="Table7.C2" table:number-columns-spanned="6" office:value-type="string">
            <text:p text:style-name="P163">Vérifier que le système puisse accepter des données utilisateur</text:p>
            <text:p text:style-name="P163"/>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84"><text:span text:style-name="T20">Éléments</text:span> à tester</text:p>
          </table:table-cell>
          <table:covered-table-cell/>
          <table:table-cell table:style-name="Table7.C3" table:number-columns-spanned="6" office:value-type="string">
            <text:p text:style-name="P83">Réception des données <text:span text:style-name="T23">internes</text:span></text:p>
            <text:p text:style-name="P83">Conversion des données dans le bon format <text:span text:style-name="T23">(si nécessaire)</text:span></text:p>
            <text:p text:style-name="P83">Vérification de <text:span text:style-name="T23">la validité des données</text:span></text:p>
            <text:p text:style-name="P81">Analyse des données</text:p>
            <text:p text:style-name="P81">Apprentissage du module analytique</text:p>
            <text:p text:style-name="P81">Sauvegarde des données dans la base de données</text:p>
            <text:p text:style-name="P81"/>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84">Pré-<text:span text:style-name="T42">r</text:span>equis</text:p>
          </table:table-cell>
          <table:covered-table-cell/>
          <table:table-cell table:style-name="Table7.C4" table:number-columns-spanned="6" office:value-type="string">
            <text:p text:style-name="P81">Le système doit être opérationnel, l'opérateur doit avoir accès au service web de l'application afin d'envoyer les données à la machine <text:span text:style-name="T24">d'apprentissage</text:span></text:p>
            <text:p text:style-name="P81"/>
          </table:table-cell>
          <table:covered-table-cell/>
          <table:covered-table-cell/>
          <table:covered-table-cell/>
          <table:covered-table-cell/>
          <table:covered-table-cell/>
        </table:table-row>
        <table:table-row table:style-name="Table7.2">
          <table:table-cell table:style-name="Table7.A5" table:number-columns-spanned="2" office:value-type="string">
            <text:p text:style-name="P84">Initialisation</text:p>
          </table:table-cell>
          <table:covered-table-cell/>
          <table:table-cell table:style-name="Table7.C5" table:number-columns-spanned="6" office:value-type="string">
            <text:p text:style-name="P82">L'opérateur se connecte au serveur web via un navigateur web, et possède un jeu de données qu'il souhaite envoyer à la machine</text:p>
            <text:p text:style-name="P82"/>
          </table:table-cell>
          <table:covered-table-cell/>
          <table:covered-table-cell/>
          <table:covered-table-cell/>
          <table:covered-table-cell/>
          <table:covered-table-cell/>
        </table:table-row>
        <table:table-row table:style-name="Table7.2">
          <table:table-cell table:style-name="Table7.A6" table:number-columns-spanned="8" office:value-type="string">
            <text:p text:style-name="P136">Scénario<text:span text:style-name="T61">s</text:span> : </text:p>
          </table:table-cell>
          <table:covered-table-cell/>
          <table:covered-table-cell/>
          <table:covered-table-cell/>
          <table:covered-table-cell/>
          <table:covered-table-cell/>
          <table:covered-table-cell/>
          <table:covered-table-cell/>
        </table:table-row>
        <table:table-row table:style-name="Table7.7">
          <table:table-cell table:style-name="Table7.A5" office:value-type="string">
            <text:p text:style-name="P130">I<text:span text:style-name="T38">D</text:span></text:p>
          </table:table-cell>
          <table:table-cell table:style-name="Table7.A5" table:number-columns-spanned="3" office:value-type="string">
            <text:p text:style-name="P9">Démarche</text:p>
          </table:table-cell>
          <table:covered-table-cell/>
          <table:covered-table-cell/>
          <table:table-cell table:style-name="Table7.A5" office:value-type="string">
            <text:p text:style-name="P124">Modules</text:p>
          </table:table-cell>
          <table:table-cell table:style-name="Table7.A5" table:number-columns-spanned="2" office:value-type="string">
            <text:p text:style-name="P171">Comportement attendu</text:p>
          </table:table-cell>
          <table:covered-table-cell/>
          <table:table-cell table:style-name="Table7.H7" office:value-type="string">
            <text:p text:style-name="P118">Exigences V<text:span text:style-name="T39">érifiées</text:span></text:p>
          </table:table-cell>
        </table:table-row>
        <table:table-row table:style-name="Table7.8">
          <table:table-cell table:style-name="Table7.A14" office:value-type="string">
            <text:p text:style-name="P77">1</text:p>
          </table:table-cell>
          <table:table-cell table:style-name="Table7.B14" table:number-columns-spanned="3" office:value-type="string">
            <text:p text:style-name="P16">On se connecte au système depuis un navigateur web <text:span text:style-name="T25">et la page principal de l'application s'ouvre</text:span></text:p>
          </table:table-cell>
          <table:covered-table-cell/>
          <table:covered-table-cell/>
          <table:table-cell table:style-name="Table7.E14" office:value-type="string">
            <text:p text:style-name="P45">Module d'Interface Utilisateur</text:p>
          </table:table-cell>
          <table:table-cell table:style-name="Table7.F14" table:number-columns-spanned="2" office:value-type="string">
            <text:p text:style-name="P179">L'application web s'ouvre <text:span text:style-name="T25">et l'opérateur se retrouve sur la page principal de l'application web</text:span></text:p>
          </table:table-cell>
          <table:covered-table-cell/>
          <table:table-cell table:style-name="Table7.H14" office:value-type="string">
            <text:p text:style-name="P55">OP-1</text:p>
            <text:p text:style-name="P49">IN-1</text:p>
            <text:p text:style-name="P65">IN-3</text:p>
          </table:table-cell>
        </table:table-row>
        <table:table-row table:style-name="Table7.8">
          <table:table-cell table:style-name="Table7.A14" office:value-type="string">
            <text:p text:style-name="P75">2</text:p>
          </table:table-cell>
          <table:table-cell table:style-name="Table7.B14" table:number-columns-spanned="3" office:value-type="string">
            <text:p text:style-name="P15">L'opérateur clique sur un lien permettant d'afficher la page des données qu'il souhaite refaire traiter par le système</text:p>
          </table:table-cell>
          <table:covered-table-cell/>
          <table:covered-table-cell/>
          <table:table-cell table:style-name="Table7.E14" office:value-type="string">
            <text:p text:style-name="P45">Module d'Interface Utilisateur</text:p>
          </table:table-cell>
          <table:table-cell table:style-name="Table7.F14" table:number-columns-spanned="2" office:value-type="string">
            <text:p text:style-name="P178">L'application web affiche une page contenant les données que le système peut traiter afin que celui-ci les <text:span text:style-name="T43">traite à nouveau</text:span></text:p>
          </table:table-cell>
          <table:covered-table-cell/>
          <table:table-cell table:style-name="Table7.H14" office:value-type="string">
            <text:p text:style-name="P54">OP-5</text:p>
            <text:p text:style-name="P49">IN-1</text:p>
            <text:p text:style-name="P65">IN-3</text:p>
          </table:table-cell>
        </table:table-row>
        <table:table-row table:style-name="Table7.8">
          <table:table-cell table:style-name="Table7.A14" office:value-type="string">
            <text:p text:style-name="P75">3</text:p>
          </table:table-cell>
          <table:table-cell table:style-name="Table7.B14" table:number-columns-spanned="3" office:value-type="string">
            <text:p text:style-name="P15">L'opérateur choisi<text:span text:style-name="T44">t</text:span> les données <text:span text:style-name="T27">qu'il souhaite refaire travailler au système</text:span></text:p>
          </table:table-cell>
          <table:covered-table-cell/>
          <table:covered-table-cell/>
          <table:table-cell table:style-name="Table7.E14" office:value-type="string">
            <text:p text:style-name="P45">Module d'Interface Utilisateur</text:p>
          </table:table-cell>
          <table:table-cell table:style-name="Table7.F14" table:number-columns-spanned="2" office:value-type="string">
            <text:p text:style-name="P178">L<text:span text:style-name="T26">'opérateur choisit les données qu'il souhaite faire traiter à nouveau par le système</text:span></text:p>
          </table:table-cell>
          <table:covered-table-cell/>
          <table:table-cell table:style-name="Table7.H14" office:value-type="string">
            <text:p text:style-name="P47">OP-5</text:p>
            <text:p text:style-name="P49">IN-1</text:p>
            <text:p text:style-name="P66">IN-3</text:p>
          </table:table-cell>
        </table:table-row>
        <table:table-row table:style-name="Table7.8">
          <table:table-cell table:style-name="Table7.A14" office:value-type="string">
            <text:p text:style-name="P75">4</text:p>
          </table:table-cell>
          <table:table-cell table:style-name="Table7.B14" table:number-columns-spanned="3" office:value-type="string">
            <text:p text:style-name="P13">Le système <text:span text:style-name="T27">reçoit les données a retravailler</text:span></text:p>
          </table:table-cell>
          <table:covered-table-cell/>
          <table:covered-table-cell/>
          <table:table-cell table:style-name="Table7.E14" office:value-type="string">
            <text:p text:style-name="P45">Module de C/V</text:p>
          </table:table-cell>
          <table:table-cell table:style-name="Table7.F14" table:number-columns-spanned="2" office:value-type="string">
            <text:p text:style-name="P177">Le système <text:span text:style-name="T27">reçoit les données a retravailler pour modifier son comportement ou ajouter de nouveaux flux d'entrée</text:span></text:p>
          </table:table-cell>
          <table:covered-table-cell/>
          <table:table-cell table:style-name="Table7.H14" office:value-type="string">
            <text:p text:style-name="P41">OP-5</text:p>
          </table:table-cell>
        </table:table-row>
        <table:table-row table:style-name="Table7.8">
          <table:table-cell table:style-name="Table7.A14" office:value-type="string">
            <text:p text:style-name="P76">5</text:p>
          </table:table-cell>
          <table:table-cell table:style-name="Table7.B14" table:number-columns-spanned="3" office:value-type="string">
            <text:p text:style-name="P13">Le système effectue l<text:span text:style-name="T28">'analyse des données afin de modifier son comportement ou d'apprendre de nouveaux flux d'entrée</text:span></text:p>
          </table:table-cell>
          <table:covered-table-cell/>
          <table:covered-table-cell/>
          <table:table-cell table:style-name="Table7.E14" office:value-type="string">
            <text:p text:style-name="P45">Module Analytique</text:p>
          </table:table-cell>
          <table:table-cell table:style-name="Table7.F14" table:number-columns-spanned="2" office:value-type="string">
            <text:p text:style-name="P175">Le système exécute l'analyse des données que lui envoie l'opérateur de l'application</text:p>
          </table:table-cell>
          <table:covered-table-cell/>
          <table:table-cell table:style-name="Table7.H14" office:value-type="string">
            <text:p text:style-name="P42">OP-5</text:p>
          </table:table-cell>
        </table:table-row>
        <table:table-row table:style-name="Table7.8">
          <table:table-cell table:style-name="Table7.A14" office:value-type="string">
            <text:p text:style-name="P78">6</text:p>
          </table:table-cell>
          <table:table-cell table:style-name="Table7.B14" table:number-columns-spanned="3" office:value-type="string">
            <text:p text:style-name="P14">Le système apprend des données reçu<text:span text:style-name="T44">es</text:span></text:p>
          </table:table-cell>
          <table:covered-table-cell/>
          <table:covered-table-cell/>
          <table:table-cell table:style-name="Table7.E14" office:value-type="string">
            <text:p text:style-name="P45">Module Analytique</text:p>
          </table:table-cell>
          <table:table-cell table:style-name="Table7.F14" table:number-columns-spanned="2" office:value-type="string">
            <text:p text:style-name="P175">Le système apprend, des nouvelles données reçues, et modifie son comportement en conséquence</text:p>
          </table:table-cell>
          <table:covered-table-cell/>
          <table:table-cell table:style-name="Table7.H14" office:value-type="string">
            <text:p text:style-name="P41">OP-2</text:p>
          </table:table-cell>
        </table:table-row>
        <table:table-row table:style-name="Table7.8">
          <table:table-cell table:style-name="Table7.A14" office:value-type="string">
            <text:p text:style-name="P79">7</text:p>
          </table:table-cell>
          <table:table-cell table:style-name="Table7.B14" table:number-columns-spanned="3" office:value-type="string">
            <text:p text:style-name="P14">Le système sauvegarde les modification de son comportement dans la base de données correspondante</text:p>
          </table:table-cell>
          <table:covered-table-cell/>
          <table:covered-table-cell/>
          <table:table-cell table:style-name="Table7.E14" office:value-type="string">
            <text:p text:style-name="P46">Module de Gestion des Données</text:p>
          </table:table-cell>
          <table:table-cell table:style-name="Table7.F14" table:number-columns-spanned="2" office:value-type="string">
            <text:p text:style-name="P175">Le système stocke l<text:span text:style-name="T45">a</text:span> modification de son comportement dans la base de données correspondante</text:p>
          </table:table-cell>
          <table:covered-table-cell/>
          <table:table-cell table:style-name="Table7.H14" office:value-type="string">
            <text:p text:style-name="P39">OP-3</text:p>
          </table:table-cell>
        </table:table-row>
        <table:table-row table:style-name="Table7.15">
          <table:table-cell table:style-name="Table7.A5" table:number-columns-spanned="3" office:value-type="string">
            <text:p text:style-name="P106">Rapport de test</text:p>
          </table:table-cell>
          <table:covered-table-cell/>
          <table:covered-table-cell/>
          <table:table-cell table:style-name="Table7.A5" table:number-columns-spanned="3" office:value-type="string">
            <text:p text:style-name="P99"><text:span text:style-name="T40"></text:span><text:span text:style-name="T41"> </text:span><text:span text:style-name="T40">Testé par :</text:span></text:p>
          </table:table-cell>
          <table:covered-table-cell/>
          <table:covered-table-cell/>
          <table:table-cell table:style-name="Table7.H7" table:number-columns-spanned="2" office:value-type="string">
            <text:p text:style-name="P112">Le :</text:p>
          </table:table-cell>
          <table:covered-table-cell/>
        </table:table-row>
        <table:table-row table:style-name="Table7.16">
          <table:table-cell table:style-name="Table7.A16" table:number-columns-spanned="3" office:value-type="string">
            <text:p text:style-name="P34">Fonctionnalité :</text:p>
          </table:table-cell>
          <table:covered-table-cell/>
          <table:covered-table-cell/>
          <table:table-cell table:style-name="Table7.D16" table:number-columns-spanned="3" office:value-type="string">
            <text:p text:style-name="P34">Conformité :</text:p>
          </table:table-cell>
          <table:covered-table-cell/>
          <table:covered-table-cell/>
          <table:table-cell table:style-name="Table7.G16" table:number-columns-spanned="2" office:value-type="string">
            <text:p text:style-name="P34">Ergonomie :</text:p>
          </table:table-cell>
          <table:covered-table-cell/>
        </table:table-row>
        <table:table-row table:style-name="Table7.17">
          <table:table-cell table:style-name="Table7.A17" table:number-columns-spanned="3" office:value-type="string">
            <text:p text:style-name="P38"><text:span text:style-name="T40"></text:span><text:span text:style-name="T41"> </text:span><text:span text:style-name="T40">Excellente</text:span></text:p>
            <text:p text:style-name="P38"><text:span text:style-name="T40"></text:span><text:span text:style-name="T41"> </text:span><text:span text:style-name="T40">Bonne</text:span></text:p>
            <text:p text:style-name="P38"><text:span text:style-name="T40"></text:span><text:span text:style-name="T41"> </text:span><text:span text:style-name="T40">Moyenne</text:span></text:p>
            <text:p text:style-name="P38"><text:span text:style-name="T40"></text:span><text:span text:style-name="T41"> </text:span><text:span text:style-name="T40">Faible</text:span></text:p>
          </table:table-cell>
          <table:covered-table-cell/>
          <table:covered-table-cell/>
          <table:table-cell table:style-name="Table7.D17" table:number-columns-spanned="3" office:value-type="string">
            <text:p text:style-name="P38"><text:span text:style-name="T40"></text:span><text:span text:style-name="T41"> </text:span><text:span text:style-name="T40">Excellente</text:span></text:p>
            <text:p text:style-name="P38"><text:span text:style-name="T40"></text:span><text:span text:style-name="T41"> </text:span><text:span text:style-name="T40">Moyenne</text:span></text:p>
            <text:p text:style-name="P38"><text:span text:style-name="T40"></text:span><text:span text:style-name="T41"> </text:span><text:span text:style-name="T40">Faible</text:span></text:p>
          </table:table-cell>
          <table:covered-table-cell/>
          <table:covered-table-cell/>
          <table:table-cell table:style-name="Table7.G17" table:number-columns-spanned="2" office:value-type="string">
            <text:p text:style-name="P38"><text:span text:style-name="T40"></text:span><text:span text:style-name="T41"> </text:span><text:span text:style-name="T40">Excellente</text:span></text:p>
            <text:p text:style-name="P38"><text:span text:style-name="T40"></text:span><text:span text:style-name="T41"> </text:span><text:span text:style-name="T40">Moyenne</text:span></text:p>
            <text:p text:style-name="P38"><text:span text:style-name="T40"></text:span><text:span text:style-name="T41"> </text:span><text:span text:style-name="T40">Faible</text:span></text:p>
          </table:table-cell>
          <table:covered-table-cell/>
        </table:table-row>
      </table:table>
      <text:h text:style-name="P269" text:outline-level="1"/>
      <text:h text:style-name="P274" text:outline-level="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43"/>
            <text:p text:style-name="P155"><text:span text:style-name="T10">[</text:span><text:span text:style-name="T11">UC-00</text:span><text:span text:style-name="T13">4] Entraînement du système</text:span></text:p>
            <text:p text:style-name="P149"/>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90">Objectif</text:p>
          </table:table-cell>
          <table:covered-table-cell/>
          <table:table-cell table:style-name="Table2.C2" table:number-columns-spanned="6" office:value-type="string">
            <text:p text:style-name="P164">Vérifier que le système <text:span text:style-name="T29">puisse être entraîné depuis l'application web par un entraîneur.</text:span></text:p>
            <text:p text:style-name="P164"/>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90"><text:span text:style-name="T20">Éléments</text:span> à tester</text:p>
          </table:table-cell>
          <table:covered-table-cell/>
          <table:table-cell table:style-name="Table2.C3" table:number-columns-spanned="6" office:value-type="string">
            <text:p text:style-name="P83">Réception des données <text:span text:style-name="T29">internes</text:span></text:p>
            <text:p text:style-name="P83">Conversion des données dans le bon format</text:p>
            <text:p text:style-name="P83">Vérification des données valides</text:p>
            <text:p text:style-name="P81">Analyse des données</text:p>
            <text:p text:style-name="P81">Apprentissage du module analytique</text:p>
            <text:p text:style-name="P81">Sauvegarde des données dans la base de données</text:p>
            <text:p text:style-name="P91">Affichage des résultats du traitement sur l'application web</text:p>
            <text:p text:style-name="P91"/>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90">Pré-requis</text:p>
          </table:table-cell>
          <table:covered-table-cell/>
          <table:table-cell table:style-name="Table2.C4" table:number-columns-spanned="6" office:value-type="string">
            <text:p text:style-name="P81">Le système doit être opérationnel, l'opérateur doit avoir accès au service web de l'application afin d'envoyer les données à la machine <text:span text:style-name="T24">d'apprentissage</text:span></text:p>
            <text:p text:style-name="P81"/>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90">Initialisation</text:p>
          </table:table-cell>
          <table:covered-table-cell/>
          <table:table-cell table:style-name="Table2.C5" table:number-columns-spanned="6" office:value-type="string">
            <text:p text:style-name="P82">L'opérateur se connecte au serveur web via un navigateur web, et possède un jeu de données qu'il souhaite envoyer à la machine</text:p>
            <text:p text:style-name="P82"/>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137">Scénario<text:span text:style-name="T61">s</text:span> : </text:p>
          </table:table-cell>
          <table:covered-table-cell/>
          <table:covered-table-cell/>
          <table:covered-table-cell/>
          <table:covered-table-cell/>
          <table:covered-table-cell/>
          <table:covered-table-cell/>
          <table:covered-table-cell/>
        </table:table-row>
        <table:table-row table:style-name="Table2.7">
          <table:table-cell table:style-name="Table2.A5" office:value-type="string">
            <text:p text:style-name="P131">I<text:span text:style-name="T38">D</text:span></text:p>
          </table:table-cell>
          <table:table-cell table:style-name="Table2.A5" table:number-columns-spanned="3" office:value-type="string">
            <text:p text:style-name="P10">Démarche</text:p>
          </table:table-cell>
          <table:covered-table-cell/>
          <table:covered-table-cell/>
          <table:table-cell table:style-name="Table2.A5" office:value-type="string">
            <text:p text:style-name="P125">Modules</text:p>
          </table:table-cell>
          <table:table-cell table:style-name="Table2.A5" table:number-columns-spanned="2" office:value-type="string">
            <text:p text:style-name="P172">Comportement attendu</text:p>
          </table:table-cell>
          <table:covered-table-cell/>
          <table:table-cell table:style-name="Table2.H7" office:value-type="string">
            <text:p text:style-name="P119">Exigences V<text:span text:style-name="T39">érifiées</text:span></text:p>
          </table:table-cell>
        </table:table-row>
        <table:table-row table:style-name="Table2.8">
          <table:table-cell table:style-name="Table2.A14" office:value-type="string">
            <text:p text:style-name="P77">1</text:p>
          </table:table-cell>
          <table:table-cell table:style-name="Table2.B14" table:number-columns-spanned="3" office:value-type="string">
            <text:p text:style-name="P16">On se connecte au système depuis un navigateur web <text:span text:style-name="T25">et la page principal de l'application s'ouvre</text:span></text:p>
          </table:table-cell>
          <table:covered-table-cell/>
          <table:covered-table-cell/>
          <table:table-cell table:style-name="Table2.E14" office:value-type="string">
            <text:p text:style-name="P46">Module d'Interface Utilisateur</text:p>
          </table:table-cell>
          <table:table-cell table:style-name="Table2.F14" table:number-columns-spanned="2" office:value-type="string">
            <text:p text:style-name="P179">L'application web s'ouvre <text:span text:style-name="T25">et l'opérateur se retrouve sur la page principal de l'application web</text:span></text:p>
          </table:table-cell>
          <table:covered-table-cell/>
          <table:table-cell table:style-name="Table2.H14" office:value-type="string">
            <text:p text:style-name="P61">OP-1</text:p>
            <text:p text:style-name="P50">IN-1</text:p>
            <text:p text:style-name="P67">IN-3</text:p>
          </table:table-cell>
        </table:table-row>
        <table:table-row table:style-name="Table2.8">
          <table:table-cell table:style-name="Table2.A14" office:value-type="string">
            <text:p text:style-name="P75">2</text:p>
          </table:table-cell>
          <table:table-cell table:style-name="Table2.B14" table:number-columns-spanned="3" office:value-type="string">
            <text:p text:style-name="P15"><text:span text:style-name="T45">L’entraîneur</text:span> clique sur un lien permettant d'afficher la page <text:span text:style-name="T30">d'envoi de jeux de données</text:span></text:p>
          </table:table-cell>
          <table:covered-table-cell/>
          <table:covered-table-cell/>
          <table:table-cell table:style-name="Table2.E14" office:value-type="string">
            <text:p text:style-name="P46">Module d'Interface Utilisateur</text:p>
          </table:table-cell>
          <table:table-cell table:style-name="Table2.F14" table:number-columns-spanned="2" office:value-type="string">
            <text:p text:style-name="P178">L'application web affiche une page permettant à <text:span text:style-name="T45">l’entraîneur</text:span> d'envoyer des jeux de données</text:p>
          </table:table-cell>
          <table:covered-table-cell/>
          <table:table-cell table:style-name="Table2.H14" office:value-type="string">
            <text:p text:style-name="P60">OP-5</text:p>
            <text:p text:style-name="P51">IN-1</text:p>
            <text:p text:style-name="P67">IN-3</text:p>
          </table:table-cell>
        </table:table-row>
        <table:table-row table:style-name="Table2.8">
          <table:table-cell table:style-name="Table2.A14" office:value-type="string">
            <text:p text:style-name="P75">3</text:p>
          </table:table-cell>
          <table:table-cell table:style-name="Table2.B14" table:number-columns-spanned="3" office:value-type="string">
            <text:p text:style-name="P15">L'opérateur <text:span text:style-name="T30">prépare les jeux de données à envoyer et les envoie depuis l'application web</text:span></text:p>
          </table:table-cell>
          <table:covered-table-cell/>
          <table:covered-table-cell/>
          <table:table-cell table:style-name="Table2.E14" office:value-type="string">
            <text:p text:style-name="P46">Module d'Interface, Utilisateur / <text:span text:style-name="T34">Module E/S</text:span></text:p>
          </table:table-cell>
          <table:table-cell table:style-name="Table2.F14" table:number-columns-spanned="2" office:value-type="string">
            <text:p text:style-name="P178">L<text:span text:style-name="T26">'opérateur envoie les données qu'il souhaite faire traiter par le système</text:span></text:p>
          </table:table-cell>
          <table:covered-table-cell/>
          <table:table-cell table:style-name="Table2.H14" office:value-type="string">
            <text:p text:style-name="P60">OP-5</text:p>
            <text:p text:style-name="P51">IN-1</text:p>
            <text:p text:style-name="P67">IN-3</text:p>
          </table:table-cell>
        </table:table-row>
        <table:table-row table:style-name="Table2.8">
          <table:table-cell table:style-name="Table2.A14" office:value-type="string">
            <text:p text:style-name="P80">4</text:p>
          </table:table-cell>
          <table:table-cell table:style-name="Table2.B14" table:number-columns-spanned="3" office:value-type="string">
            <text:p text:style-name="P13">Le système traite et converti<text:span text:style-name="T45">e</text:span> le flux en données exploitable<text:span text:style-name="T45">s</text:span></text:p>
          </table:table-cell>
          <table:covered-table-cell/>
          <table:covered-table-cell/>
          <table:table-cell table:style-name="Table2.E14" office:value-type="string">
            <text:p text:style-name="P46">Module de C/V</text:p>
          </table:table-cell>
          <table:table-cell table:style-name="Table2.F14" table:number-columns-spanned="2" office:value-type="string">
            <text:p text:style-name="P177">Le système <text:span text:style-name="T45">a</text:span> converti les données dans le format du système</text:p>
          </table:table-cell>
          <table:covered-table-cell/>
          <table:table-cell table:style-name="Table2.H14" office:value-type="string">
            <text:p text:style-name="P42">OP-5</text:p>
          </table:table-cell>
        </table:table-row>
        <table:table-row table:style-name="Table2.8">
          <table:table-cell table:style-name="Table2.A14" office:value-type="string">
            <text:p text:style-name="P80">5</text:p>
          </table:table-cell>
          <table:table-cell table:style-name="Table2.B14" table:number-columns-spanned="3" office:value-type="string">
            <text:p text:style-name="P13">Le système effectue la vérification des données</text:p>
          </table:table-cell>
          <table:covered-table-cell/>
          <table:covered-table-cell/>
          <table:table-cell table:style-name="Table2.E14" office:value-type="string">
            <text:p text:style-name="P46">Module de C/V</text:p>
          </table:table-cell>
          <table:table-cell table:style-name="Table2.F14" table:number-columns-spanned="2" office:value-type="string">
            <text:p text:style-name="P177">Le système vérifie la validité des données et prévien<text:span text:style-name="T45">t</text:span> l'utilisateur que les données sont invalides <text:span text:style-name="T23">(si celles-ci sont invalides)</text:span></text:p>
          </table:table-cell>
          <table:covered-table-cell/>
          <table:table-cell table:style-name="Table2.H14" office:value-type="string">
            <text:p text:style-name="P43">OP-5</text:p>
          </table:table-cell>
        </table:table-row>
        <table:table-row table:style-name="Table2.8">
          <table:table-cell table:style-name="Table2.A14" office:value-type="string">
            <text:p text:style-name="P80">6</text:p>
          </table:table-cell>
          <table:table-cell table:style-name="Table2.B14" table:number-columns-spanned="3" office:value-type="string">
            <text:p text:style-name="P13">Le système effectue l<text:span text:style-name="T28">'analyse des données afin de modifier son comportement ou d'apprendre de nouveaux flux d'entrée</text:span></text:p>
          </table:table-cell>
          <table:covered-table-cell/>
          <table:covered-table-cell/>
          <table:table-cell table:style-name="Table2.E14" office:value-type="string">
            <text:p text:style-name="P46">Module Analytique</text:p>
          </table:table-cell>
          <table:table-cell table:style-name="Table2.F14" table:number-columns-spanned="2" office:value-type="string">
            <text:p text:style-name="P175">Le système exécute l'analyse des données que lui envoie l'opérateur de l'application</text:p>
          </table:table-cell>
          <table:covered-table-cell/>
          <table:table-cell table:style-name="Table2.H14" office:value-type="string">
            <text:p text:style-name="P59">OP-5</text:p>
          </table:table-cell>
        </table:table-row>
        <table:table-row table:style-name="Table2.8">
          <table:table-cell table:style-name="Table2.A14" office:value-type="string">
            <text:p text:style-name="P80">7</text:p>
          </table:table-cell>
          <table:table-cell table:style-name="Table2.B14" table:number-columns-spanned="3" office:value-type="string">
            <text:p text:style-name="P14">Le système sauvegarde les modification<text:span text:style-name="T45">s</text:span> de son comportement dans la base de données correspondante</text:p>
          </table:table-cell>
          <table:covered-table-cell/>
          <table:covered-table-cell/>
          <table:table-cell table:style-name="Table2.E14" office:value-type="string">
            <text:p text:style-name="P46">Module de Gestion des Données</text:p>
          </table:table-cell>
          <table:table-cell table:style-name="Table2.F14" table:number-columns-spanned="2" office:value-type="string">
            <text:p text:style-name="P176">Le système stocke l<text:span text:style-name="T45">a</text:span></text:p>
            <text:p text:style-name="P176"><text:s/>modification de son comportement dans la base de données correspondante</text:p>
          </table:table-cell>
          <table:covered-table-cell/>
          <table:table-cell table:style-name="Table2.H14" office:value-type="string">
            <text:p text:style-name="P39">OP-3</text:p>
          </table:table-cell>
        </table:table-row>
        <table:table-row table:style-name="Table2.15">
          <table:table-cell table:style-name="Table2.A5" table:number-columns-spanned="3" office:value-type="string">
            <text:p text:style-name="P107">Rapport de test</text:p>
          </table:table-cell>
          <table:covered-table-cell/>
          <table:covered-table-cell/>
          <table:table-cell table:style-name="Table2.A5" table:number-columns-spanned="3" office:value-type="string">
            <text:p text:style-name="P100"><text:span text:style-name="T40"></text:span><text:span text:style-name="T41"> </text:span><text:span text:style-name="T40">Testé par :</text:span></text:p>
          </table:table-cell>
          <table:covered-table-cell/>
          <table:covered-table-cell/>
          <table:table-cell table:style-name="Table2.H7" table:number-columns-spanned="2" office:value-type="string">
            <text:p text:style-name="P113">Le :</text:p>
          </table:table-cell>
          <table:covered-table-cell/>
        </table:table-row>
        <table:table-row table:style-name="Table2.16">
          <table:table-cell table:style-name="Table2.A16" table:number-columns-spanned="3" office:value-type="string">
            <text:p text:style-name="P35">Fonctionnalité :</text:p>
          </table:table-cell>
          <table:covered-table-cell/>
          <table:covered-table-cell/>
          <table:table-cell table:style-name="Table2.D16" table:number-columns-spanned="3" office:value-type="string">
            <text:p text:style-name="P35">Conformité :</text:p>
          </table:table-cell>
          <table:covered-table-cell/>
          <table:covered-table-cell/>
          <table:table-cell table:style-name="Table2.G16" table:number-columns-spanned="2" office:value-type="string">
            <text:p text:style-name="P35">Ergonomie :</text:p>
          </table:table-cell>
          <table:covered-table-cell/>
        </table:table-row>
        <table:table-row table:style-name="Table2.17">
          <table:table-cell table:style-name="Table2.A17" table:number-columns-spanned="3" office:value-type="string">
            <text:p text:style-name="P26"><text:span text:style-name="T19"></text:span><text:span text:style-name="T18"> </text:span><text:span text:style-name="T19">Excellente</text:span></text:p>
            <text:p text:style-name="P26"><text:span text:style-name="T19"></text:span><text:span text:style-name="T18"> </text:span><text:span text:style-name="T19">Bonne</text:span></text:p>
            <text:p text:style-name="P26"><text:span text:style-name="T19"></text:span><text:span text:style-name="T18"> </text:span><text:span text:style-name="T19">Moyenne</text:span></text:p>
            <text:p text:style-name="P26"><text:span text:style-name="T19"></text:span><text:span text:style-name="T18"> </text:span><text:span text:style-name="T19">Faible</text:span></text:p>
          </table:table-cell>
          <table:covered-table-cell/>
          <table:covered-table-cell/>
          <table:table-cell table:style-name="Table2.D17" table:number-columns-spanned="3" office:value-type="string">
            <text:p text:style-name="P26"><text:span text:style-name="T19"></text:span><text:span text:style-name="T18"> </text:span><text:span text:style-name="T19">Excellente</text:span></text:p>
            <text:p text:style-name="P26"><text:span text:style-name="T19"></text:span><text:span text:style-name="T18"> </text:span><text:span text:style-name="T19">Moyenne</text:span></text:p>
            <text:p text:style-name="P26"><text:span text:style-name="T19"></text:span><text:span text:style-name="T18"> </text:span><text:span text:style-name="T19">Faible</text:span></text:p>
          </table:table-cell>
          <table:covered-table-cell/>
          <table:covered-table-cell/>
          <table:table-cell table:style-name="Table2.G17" table:number-columns-spanned="2" office:value-type="string">
            <text:p text:style-name="P26"><text:span text:style-name="T19"></text:span><text:span text:style-name="T18"> </text:span><text:span text:style-name="T19">Excellente</text:span></text:p>
            <text:p text:style-name="P26"><text:span text:style-name="T19"></text:span><text:span text:style-name="T18"> </text:span><text:span text:style-name="T19">Moyenne</text:span></text:p>
            <text:p text:style-name="P26"><text:span text:style-name="T19"></text:span><text:span text:style-name="T18"> </text:span><text:span text:style-name="T19">Faible</text:span></text:p>
          </table:table-cell>
          <table:covered-table-cell/>
        </table:table-row>
      </table:table>
      <text:h text:style-name="P270" text:outline-level="1"/>
      <text:h text:style-name="P276"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44"/>
            <text:p text:style-name="P156"><text:span text:style-name="T10">[</text:span><text:span text:style-name="T11">UC-00</text:span><text:span text:style-name="T14">5</text:span><text:span text:style-name="T13">] </text:span><text:span text:style-name="T14">Consultation des données</text:span></text:p>
            <text:p text:style-name="P150"/>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92">Objectif</text:p>
          </table:table-cell>
          <table:covered-table-cell/>
          <table:table-cell table:style-name="Table3.C2" table:number-columns-spanned="6" office:value-type="string">
            <text:p text:style-name="P164">Vérifier <text:span text:style-name="T31">qu'un utilisateur puisse consulter les données du module analytique</text:span></text:p>
            <text:p text:style-name="P164"/>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92"><text:span text:style-name="T20">Éléments</text:span> à tester</text:p>
          </table:table-cell>
          <table:covered-table-cell/>
          <table:table-cell table:style-name="Table3.C3" table:number-columns-spanned="6" office:value-type="string">
            <text:p text:style-name="P93">Accès au système depuis un navigateur web</text:p>
            <text:p text:style-name="P93">Consulter l'état de la base de données</text:p>
            <text:p text:style-name="P93"/>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92">Pré-requis</text:p>
          </table:table-cell>
          <table:covered-table-cell/>
          <table:table-cell table:style-name="Table3.C4" table:number-columns-spanned="6" office:value-type="string">
            <text:p text:style-name="P94">Le système doit être en fonctionnement</text:p>
            <text:p text:style-name="P94">Un navigateur web est requis, ainsi que la présence de la base de données</text:p>
            <text:p text:style-name="P94"/>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92">Initialisation</text:p>
          </table:table-cell>
          <table:covered-table-cell/>
          <table:table-cell table:style-name="Table3.C5" table:number-columns-spanned="6" office:value-type="string">
            <text:p text:style-name="P94">On se connecte à l'application depuis un navigateur web présente dans le même réseau interne</text:p>
            <text:p text:style-name="P94"/>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138">Scénario<text:span text:style-name="T61">s</text:span> : </text:p>
          </table:table-cell>
          <table:covered-table-cell/>
          <table:covered-table-cell/>
          <table:covered-table-cell/>
          <table:covered-table-cell/>
          <table:covered-table-cell/>
          <table:covered-table-cell/>
          <table:covered-table-cell/>
        </table:table-row>
        <table:table-row table:style-name="Table3.7">
          <table:table-cell table:style-name="Table3.A5" office:value-type="string">
            <text:p text:style-name="P132">I<text:span text:style-name="T38">D</text:span></text:p>
          </table:table-cell>
          <table:table-cell table:style-name="Table3.A5" table:number-columns-spanned="3" office:value-type="string">
            <text:p text:style-name="P11">Démarche</text:p>
          </table:table-cell>
          <table:covered-table-cell/>
          <table:covered-table-cell/>
          <table:table-cell table:style-name="Table3.A5" office:value-type="string">
            <text:p text:style-name="P126">Modules</text:p>
          </table:table-cell>
          <table:table-cell table:style-name="Table3.A5" table:number-columns-spanned="2" office:value-type="string">
            <text:p text:style-name="P173">Comportement attendu</text:p>
          </table:table-cell>
          <table:covered-table-cell/>
          <table:table-cell table:style-name="Table3.H7" office:value-type="string">
            <text:p text:style-name="P120">Exigences V<text:span text:style-name="T39">érifiées</text:span></text:p>
          </table:table-cell>
        </table:table-row>
        <table:table-row table:style-name="Table3.8">
          <table:table-cell table:style-name="Table3.A12" office:value-type="string">
            <text:p text:style-name="P29">1</text:p>
          </table:table-cell>
          <table:table-cell table:style-name="Table3.B12" table:number-columns-spanned="3" office:value-type="string">
            <text:p text:style-name="P16">On se connecte au système depuis un navigateur web <text:span text:style-name="T25">et la page principal de l'application s'ouvre</text:span></text:p>
          </table:table-cell>
          <table:covered-table-cell/>
          <table:covered-table-cell/>
          <table:table-cell table:style-name="Table3.E12" office:value-type="string">
            <text:p text:style-name="P46">Module d'Interface Utilisateur</text:p>
          </table:table-cell>
          <table:table-cell table:style-name="Table3.F12" table:number-columns-spanned="2" office:value-type="string">
            <text:p text:style-name="P179">L'application web s'ouvre <text:span text:style-name="T25">et l'opérateur se retrouve sur la page principal de l'application web</text:span></text:p>
          </table:table-cell>
          <table:covered-table-cell/>
          <table:table-cell table:style-name="Table3.H12" office:value-type="string">
            <text:p text:style-name="P64">OP-1</text:p>
            <text:p text:style-name="P48">IN-1</text:p>
            <text:p text:style-name="P67">IN-3</text:p>
          </table:table-cell>
        </table:table-row>
        <table:table-row table:style-name="Table3.8">
          <table:table-cell table:style-name="Table3.A12" office:value-type="string">
            <text:p text:style-name="P31">2</text:p>
          </table:table-cell>
          <table:table-cell table:style-name="Table3.B12" table:number-columns-spanned="3" office:value-type="string">
            <text:p text:style-name="P19"><text:span text:style-name="T45">L’entraîneur</text:span> clique sur un lien affichant les données </text:p>
          </table:table-cell>
          <table:covered-table-cell/>
          <table:covered-table-cell/>
          <table:table-cell table:style-name="Table3.E12" office:value-type="string">
            <text:p text:style-name="P46">Module d'Interface Utilisateur</text:p>
          </table:table-cell>
          <table:table-cell table:style-name="Table3.F12" table:number-columns-spanned="2" office:value-type="string">
            <text:p text:style-name="P182"><text:span text:style-name="T45">L’entraîneur</text:span> arrive sur la page de consultation des différentes tables</text:p>
          </table:table-cell>
          <table:covered-table-cell/>
          <table:table-cell table:style-name="Table3.H12" office:value-type="string">
            <text:p text:style-name="P63">OP-5</text:p>
            <text:p text:style-name="P48">IN-1</text:p>
            <text:p text:style-name="P67">IN-3</text:p>
          </table:table-cell>
        </table:table-row>
        <table:table-row table:style-name="Table3.8">
          <table:table-cell table:style-name="Table3.A12" office:value-type="string">
            <text:p text:style-name="P30">3</text:p>
          </table:table-cell>
          <table:table-cell table:style-name="Table3.B12" table:number-columns-spanned="3" office:value-type="string">
            <text:p text:style-name="P20"><text:span text:style-name="T45">L’entraîneur</text:span> choisi<text:span text:style-name="T46">t</text:span> les données qu'il souhaite consult<text:span text:style-name="T46">er</text:span> depuis une liste</text:p>
          </table:table-cell>
          <table:covered-table-cell/>
          <table:covered-table-cell/>
          <table:table-cell table:style-name="Table3.E12" office:value-type="string">
            <text:p text:style-name="P46">Module d'Interface Utilisateur</text:p>
          </table:table-cell>
          <table:table-cell table:style-name="Table3.F12" table:number-columns-spanned="2" office:value-type="string">
            <text:p text:style-name="P182"><text:span text:style-name="T45">L’entraîneur</text:span> choisi<text:span text:style-name="T46">t</text:span> les données et la page charge le contenu à afficher</text:p>
          </table:table-cell>
          <table:covered-table-cell/>
          <table:table-cell table:style-name="Table3.H12" office:value-type="string">
            <text:p text:style-name="P44">OP-5</text:p>
            <text:p text:style-name="P48">IN-1</text:p>
            <text:p text:style-name="P67">IN-3</text:p>
          </table:table-cell>
        </table:table-row>
        <table:table-row table:style-name="Table3.8">
          <table:table-cell table:style-name="Table3.A12" office:value-type="string">
            <text:p text:style-name="P30">4</text:p>
          </table:table-cell>
          <table:table-cell table:style-name="Table3.B12" table:number-columns-spanned="3" office:value-type="string">
            <text:p text:style-name="P20">Le système interroge la table mentionnée ci-dessus</text:p>
          </table:table-cell>
          <table:covered-table-cell/>
          <table:covered-table-cell/>
          <table:table-cell table:style-name="Table3.E12" office:value-type="string">
            <text:p text:style-name="P46"><text:span text:style-name="T35">Module E/S, </text:span>Module de Gestion des Données</text:p>
          </table:table-cell>
          <table:table-cell table:style-name="Table3.F12" table:number-columns-spanned="2" office:value-type="string">
            <text:p text:style-name="P182">Le système consulte la base de donnée souhaitée par <text:span text:style-name="T45">l’entraîneur</text:span></text:p>
          </table:table-cell>
          <table:covered-table-cell/>
          <table:table-cell table:style-name="Table3.H12" office:value-type="string">
            <text:p text:style-name="P62">OP-3</text:p>
          </table:table-cell>
        </table:table-row>
        <table:table-row table:style-name="Table3.8">
          <table:table-cell table:style-name="Table3.A12" office:value-type="string">
            <text:p text:style-name="P30">5</text:p>
          </table:table-cell>
          <table:table-cell table:style-name="Table3.B12" table:number-columns-spanned="3" office:value-type="string">
            <text:p text:style-name="P20">Le système renvoie le contenu de la table</text:p>
          </table:table-cell>
          <table:covered-table-cell/>
          <table:covered-table-cell/>
          <table:table-cell table:style-name="Table3.E12" office:value-type="string">
            <text:p text:style-name="P46">Module d'E/S</text:p>
          </table:table-cell>
          <table:table-cell table:style-name="Table3.F12" table:number-columns-spanned="2" office:value-type="string">
            <text:p text:style-name="P182">Le système renvoie le résultat de la requête vers la page de consultation</text:p>
          </table:table-cell>
          <table:covered-table-cell/>
          <table:table-cell table:style-name="Table3.H12" office:value-type="string">
            <text:p text:style-name="P62">OP-3</text:p>
          </table:table-cell>
        </table:table-row>
        <table:table-row table:style-name="Table3.8">
          <table:table-cell table:style-name="Table3.A13" office:value-type="string">
            <text:p text:style-name="P30">6</text:p>
          </table:table-cell>
          <table:table-cell table:style-name="Table3.B13" table:number-columns-spanned="3" office:value-type="string">
            <text:p text:style-name="P20">Le résultat est affiché sur la page de consultation</text:p>
          </table:table-cell>
          <table:covered-table-cell/>
          <table:covered-table-cell/>
          <table:table-cell table:style-name="Table3.E13" office:value-type="string">
            <text:p text:style-name="P46">Module d'Interface Utilisateur</text:p>
          </table:table-cell>
          <table:table-cell table:style-name="Table3.F13" table:number-columns-spanned="2" office:value-type="string">
            <text:p text:style-name="P182">La page affiche le contenu de la table</text:p>
          </table:table-cell>
          <table:covered-table-cell/>
          <table:table-cell table:style-name="Table3.H13" office:value-type="string">
            <text:p text:style-name="P62">OP-3</text:p>
            <text:p text:style-name="P67">IN-3</text:p>
          </table:table-cell>
        </table:table-row>
        <table:table-row table:style-name="Table3.14">
          <table:table-cell table:style-name="Table3.A5" table:number-columns-spanned="3" office:value-type="string">
            <text:p text:style-name="P108">Rapport de test</text:p>
          </table:table-cell>
          <table:covered-table-cell/>
          <table:covered-table-cell/>
          <table:table-cell table:style-name="Table3.A5" table:number-columns-spanned="3" office:value-type="string">
            <text:p text:style-name="P101"><text:span text:style-name="T40"></text:span><text:span text:style-name="T41"> </text:span><text:span text:style-name="T40">Testé par :</text:span></text:p>
          </table:table-cell>
          <table:covered-table-cell/>
          <table:covered-table-cell/>
          <table:table-cell table:style-name="Table3.H7" table:number-columns-spanned="2" office:value-type="string">
            <text:p text:style-name="P114">Le :</text:p>
          </table:table-cell>
          <table:covered-table-cell/>
        </table:table-row>
        <table:table-row table:style-name="Table3.15">
          <table:table-cell table:style-name="Table3.A15" table:number-columns-spanned="3" office:value-type="string">
            <text:p text:style-name="P36">Fonctionnalité :</text:p>
          </table:table-cell>
          <table:covered-table-cell/>
          <table:covered-table-cell/>
          <table:table-cell table:style-name="Table3.D15" table:number-columns-spanned="3" office:value-type="string">
            <text:p text:style-name="P36">Conformité :</text:p>
          </table:table-cell>
          <table:covered-table-cell/>
          <table:covered-table-cell/>
          <table:table-cell table:style-name="Table3.G15" table:number-columns-spanned="2" office:value-type="string">
            <text:p text:style-name="P36">Ergonomie :</text:p>
          </table:table-cell>
          <table:covered-table-cell/>
        </table:table-row>
        <table:table-row table:style-name="Table3.16">
          <table:table-cell table:style-name="Table3.A16" table:number-columns-spanned="3" office:value-type="string">
            <text:p text:style-name="P27"><text:span text:style-name="T19"></text:span><text:span text:style-name="T18"> </text:span><text:span text:style-name="T19">Excellente</text:span></text:p>
            <text:p text:style-name="P27"><text:span text:style-name="T19"></text:span><text:span text:style-name="T18"> </text:span><text:span text:style-name="T19">Bonne</text:span></text:p>
            <text:p text:style-name="P27"><text:span text:style-name="T19"></text:span><text:span text:style-name="T18"> </text:span><text:span text:style-name="T19">Moyenne</text:span></text:p>
            <text:p text:style-name="P27"><text:span text:style-name="T19"></text:span><text:span text:style-name="T18"> </text:span><text:span text:style-name="T19">Faible</text:span></text:p>
          </table:table-cell>
          <table:covered-table-cell/>
          <table:covered-table-cell/>
          <table:table-cell table:style-name="Table3.D16" table:number-columns-spanned="3" office:value-type="string">
            <text:p text:style-name="P27"><text:span text:style-name="T19"></text:span><text:span text:style-name="T18"> </text:span><text:span text:style-name="T19">Excellente</text:span></text:p>
            <text:p text:style-name="P27"><text:span text:style-name="T19"></text:span><text:span text:style-name="T18"> </text:span><text:span text:style-name="T19">Moyenne</text:span></text:p>
            <text:p text:style-name="P27"><text:span text:style-name="T19"></text:span><text:span text:style-name="T18"> </text:span><text:span text:style-name="T19">Faible</text:span></text:p>
          </table:table-cell>
          <table:covered-table-cell/>
          <table:covered-table-cell/>
          <table:table-cell table:style-name="Table3.G16" table:number-columns-spanned="2" office:value-type="string">
            <text:p text:style-name="P27"><text:span text:style-name="T19"></text:span><text:span text:style-name="T18"> </text:span><text:span text:style-name="T19">Excellente</text:span></text:p>
            <text:p text:style-name="P27"><text:span text:style-name="T19"></text:span><text:span text:style-name="T18"> </text:span><text:span text:style-name="T19">Moyenne</text:span></text:p>
            <text:p text:style-name="P27"><text:span text:style-name="T19"></text:span><text:span text:style-name="T18"> </text:span><text:span text:style-name="T19">Faible</text:span></text:p>
          </table:table-cell>
          <table:covered-table-cell/>
        </table:table-row>
      </table:table>
      <text:h text:style-name="P271" text:outline-level="1"/>
      <text:h text:style-name="P282" text:outline-level="1"/>
      <text:h text:style-name="P275"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145"/>
            <text:p text:style-name="P157"><text:span text:style-name="T10">[</text:span><text:span text:style-name="T11">UC-00</text:span><text:span text:style-name="T15">6</text:span><text:span text:style-name="T13">] </text:span><text:span text:style-name="T15">Ajustement du comportement</text:span></text:p>
            <text:p text:style-name="P151"/>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95">Objectif</text:p>
          </table:table-cell>
          <table:covered-table-cell/>
          <table:table-cell table:style-name="Table4.C2" table:number-columns-spanned="6" office:value-type="string">
            <text:p text:style-name="P164">Vérifier que le système <text:span text:style-name="T22">détecte</text:span> correctement les données erronées</text:p>
            <text:p text:style-name="P164"/>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95"><text:span text:style-name="T20">Éléments</text:span> à tester</text:p>
          </table:table-cell>
          <table:covered-table-cell/>
          <table:table-cell table:style-name="Table4.C3" table:number-columns-spanned="6" office:value-type="string">
            <text:p text:style-name="P83">Réception des données externe<text:span text:style-name="T46">s</text:span></text:p>
            <text:p text:style-name="P83">Conversion des données dans le bon format</text:p>
            <text:p text:style-name="P83">Vérification des données valides</text:p>
            <text:p text:style-name="P83"/>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95">Pré-requis</text:p>
          </table:table-cell>
          <table:covered-table-cell/>
          <table:table-cell table:style-name="Table4.C4" table:number-columns-spanned="6" office:value-type="string">
            <text:p text:style-name="P85">Un serveur fonctionnel, avec une connexion internet permettant de recevoir des flux HTTP depuis d'autres services web</text:p>
            <text:p text:style-name="P86">La réception de données erronées depuis le flux HTTP</text:p>
            <text:p text:style-name="P86"/>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95">Initialisation</text:p>
          </table:table-cell>
          <table:covered-table-cell/>
          <table:table-cell table:style-name="Table4.C5" table:number-columns-spanned="6" office:value-type="string">
            <text:p text:style-name="P94">On se connecte à l'application depuis un navigateur web présent dans le même réseau interne</text:p>
            <text:p text:style-name="P94"/>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139">Scénario<text:span text:style-name="T61">s</text:span> : </text:p>
          </table:table-cell>
          <table:covered-table-cell/>
          <table:covered-table-cell/>
          <table:covered-table-cell/>
          <table:covered-table-cell/>
          <table:covered-table-cell/>
          <table:covered-table-cell/>
          <table:covered-table-cell/>
        </table:table-row>
        <table:table-row table:style-name="Table4.7">
          <table:table-cell table:style-name="Table4.A5" office:value-type="string">
            <text:p text:style-name="P133">I<text:span text:style-name="T38">D</text:span></text:p>
          </table:table-cell>
          <table:table-cell table:style-name="Table4.A5" table:number-columns-spanned="3" office:value-type="string">
            <text:p text:style-name="P12">Démarche</text:p>
          </table:table-cell>
          <table:covered-table-cell/>
          <table:covered-table-cell/>
          <table:table-cell table:style-name="Table4.A5" office:value-type="string">
            <text:p text:style-name="P127">Modules</text:p>
          </table:table-cell>
          <table:table-cell table:style-name="Table4.A5" table:number-columns-spanned="2" office:value-type="string">
            <text:p text:style-name="P174">Comportement attendu</text:p>
          </table:table-cell>
          <table:covered-table-cell/>
          <table:table-cell table:style-name="Table4.H7" office:value-type="string">
            <text:p text:style-name="P121">Exigences V<text:span text:style-name="T39">érifiées</text:span></text:p>
          </table:table-cell>
        </table:table-row>
        <table:table-row table:style-name="Table4.8">
          <table:table-cell table:style-name="Table4.A11" office:value-type="string">
            <text:p text:style-name="P77">1</text:p>
          </table:table-cell>
          <table:table-cell table:style-name="Table4.B11" table:number-columns-spanned="3" office:value-type="string">
            <text:p text:style-name="P16">On se connecte au système depuis un navigateur web <text:span text:style-name="T25">et la page principal de l'application s'ouvre</text:span></text:p>
          </table:table-cell>
          <table:covered-table-cell/>
          <table:covered-table-cell/>
          <table:table-cell table:style-name="Table4.E11" office:value-type="string">
            <text:p text:style-name="P204">Module d'Interface Utilisateur</text:p>
          </table:table-cell>
          <table:table-cell table:style-name="Table4.F11" table:number-columns-spanned="2" office:value-type="string">
            <text:p text:style-name="P179">L'application web s'ouvre <text:span text:style-name="T25">et l'opérateur se retrouve sur la page principal de l'application web</text:span></text:p>
          </table:table-cell>
          <table:covered-table-cell/>
          <table:table-cell table:style-name="Table4.H11" office:value-type="string">
            <text:p text:style-name="P48">OP-1</text:p>
            <text:p text:style-name="P48">IN-1</text:p>
            <text:p text:style-name="P68">IN-3</text:p>
          </table:table-cell>
        </table:table-row>
        <table:table-row table:style-name="Table4.8">
          <table:table-cell table:style-name="Table4.A11" office:value-type="string">
            <text:p text:style-name="P75">2</text:p>
          </table:table-cell>
          <table:table-cell table:style-name="Table4.B11" table:number-columns-spanned="3" office:value-type="string">
            <text:p text:style-name="P19">L<text:span text:style-name="T32">e testeur</text:span> clique sur un lien <text:span text:style-name="T32">permettant la modification du comportement de la machine</text:span> </text:p>
          </table:table-cell>
          <table:covered-table-cell/>
          <table:covered-table-cell/>
          <table:table-cell table:style-name="Table4.E11" office:value-type="string">
            <text:p text:style-name="P204">Module d'Interface Utilisateur</text:p>
          </table:table-cell>
          <table:table-cell table:style-name="Table4.F11" table:number-columns-spanned="2" office:value-type="string">
            <text:p text:style-name="P182">L<text:span text:style-name="T32">e testeur arrive sur une page comportant l'ensemble des options de modification du comportement de la machine</text:span></text:p>
          </table:table-cell>
          <table:covered-table-cell/>
          <table:table-cell table:style-name="Table4.H11" office:value-type="string">
            <text:p text:style-name="P69">OP-5</text:p>
            <text:p text:style-name="P48">IN-1</text:p>
            <text:p text:style-name="P68">IN-3</text:p>
          </table:table-cell>
        </table:table-row>
        <table:table-row table:style-name="Table4.8">
          <table:table-cell table:style-name="Table4.A11" office:value-type="string">
            <text:p text:style-name="P75">3</text:p>
          </table:table-cell>
          <table:table-cell table:style-name="Table4.B11" table:number-columns-spanned="3" office:value-type="string">
            <text:p text:style-name="P21">Le testeur envoie les modifications de comportement de la machine</text:p>
          </table:table-cell>
          <table:covered-table-cell/>
          <table:covered-table-cell/>
          <table:table-cell table:style-name="Table4.E11" office:value-type="string">
            <text:p text:style-name="P204">Module d'Interface, Utilisateur Module E/S</text:p>
          </table:table-cell>
          <table:table-cell table:style-name="Table4.F11" table:number-columns-spanned="2" office:value-type="string">
            <text:p text:style-name="P183">La page de modification du comportement se met en attente de confirmation du comportement de la machine d'apprentissage</text:p>
          </table:table-cell>
          <table:covered-table-cell/>
          <table:table-cell table:style-name="Table4.H11" office:value-type="string">
            <text:p text:style-name="P69">OP-5</text:p>
            <text:p text:style-name="P53">IN-1</text:p>
            <text:p text:style-name="P68">IN-3</text:p>
          </table:table-cell>
        </table:table-row>
        <table:table-row table:style-name="Table4.8">
          <table:table-cell table:style-name="Table4.A11" office:value-type="string">
            <text:p text:style-name="P75">4</text:p>
          </table:table-cell>
          <table:table-cell table:style-name="Table4.B11" table:number-columns-spanned="3" office:value-type="string">
            <text:p text:style-name="P21">Le module d'analyse répercute les modifications <text:s/>sur son comportement en lançant une nouvelle phase d'apprentissage</text:p>
          </table:table-cell>
          <table:covered-table-cell/>
          <table:covered-table-cell/>
          <table:table-cell table:style-name="Table4.E11" office:value-type="string">
            <text:p text:style-name="P204">Module Analytique</text:p>
          </table:table-cell>
          <table:table-cell table:style-name="Table4.F11" table:number-columns-spanned="2" office:value-type="string">
            <text:p text:style-name="P183">Le système exécute une phase complète d'analyse et d'apprentissage afin de corriger son comportement.</text:p>
          </table:table-cell>
          <table:covered-table-cell/>
          <table:table-cell table:style-name="Table4.H11" office:value-type="string">
            <text:p text:style-name="P48">OP-3</text:p>
          </table:table-cell>
        </table:table-row>
        <table:table-row table:style-name="Table4.8">
          <table:table-cell table:style-name="Table4.A12" office:value-type="string">
            <text:p text:style-name="P76">5</text:p>
          </table:table-cell>
          <table:table-cell table:style-name="Table4.B12" table:number-columns-spanned="3" office:value-type="string">
            <text:p text:style-name="P21">Le module d'analyse envoie une confirmation de la modification de son comportement</text:p>
          </table:table-cell>
          <table:covered-table-cell/>
          <table:covered-table-cell/>
          <table:table-cell table:style-name="Table4.E12" office:value-type="string">
            <text:p text:style-name="P205">Module Analytiqu<text:span text:style-name="T36">e,</text:span></text:p>
            <text:p text:style-name="P205">Module E/S, Module d'Interface Utilisateur</text:p>
          </table:table-cell>
          <table:table-cell table:style-name="Table4.F12" table:number-columns-spanned="2" office:value-type="string">
            <text:p text:style-name="P183">La page de modification du comportement affiche le résultat de la modification</text:p>
          </table:table-cell>
          <table:covered-table-cell/>
          <table:table-cell table:style-name="Table4.H12" office:value-type="string">
            <text:p text:style-name="P52">IN-1</text:p>
            <text:p text:style-name="P68">IN-3</text:p>
          </table:table-cell>
        </table:table-row>
        <table:table-row table:style-name="Table4.13">
          <table:table-cell table:style-name="Table4.A5" table:number-columns-spanned="3" office:value-type="string">
            <text:p text:style-name="P109">Rapport de test</text:p>
          </table:table-cell>
          <table:covered-table-cell/>
          <table:covered-table-cell/>
          <table:table-cell table:style-name="Table4.A5" table:number-columns-spanned="3" office:value-type="string">
            <text:p text:style-name="P102"><text:span text:style-name="T40"></text:span><text:span text:style-name="T41"> </text:span><text:span text:style-name="T40">Testé par :</text:span></text:p>
          </table:table-cell>
          <table:covered-table-cell/>
          <table:covered-table-cell/>
          <table:table-cell table:style-name="Table4.H7" table:number-columns-spanned="2" office:value-type="string">
            <text:p text:style-name="P115">Le :</text:p>
          </table:table-cell>
          <table:covered-table-cell/>
        </table:table-row>
        <table:table-row table:style-name="Table4.14">
          <table:table-cell table:style-name="Table4.A14" table:number-columns-spanned="3" office:value-type="string">
            <text:p text:style-name="P37">Fonctionnalité :</text:p>
          </table:table-cell>
          <table:covered-table-cell/>
          <table:covered-table-cell/>
          <table:table-cell table:style-name="Table4.D14" table:number-columns-spanned="3" office:value-type="string">
            <text:p text:style-name="P37">Conformité :</text:p>
          </table:table-cell>
          <table:covered-table-cell/>
          <table:covered-table-cell/>
          <table:table-cell table:style-name="Table4.G14" table:number-columns-spanned="2" office:value-type="string">
            <text:p text:style-name="P37">Ergonomie :</text:p>
          </table:table-cell>
          <table:covered-table-cell/>
        </table:table-row>
        <table:table-row table:style-name="Table4.15">
          <table:table-cell table:style-name="Table4.A15" table:number-columns-spanned="3" office:value-type="string">
            <text:p text:style-name="P28"><text:span text:style-name="T19"></text:span><text:span text:style-name="T18"> </text:span><text:span text:style-name="T19">Excellente</text:span></text:p>
            <text:p text:style-name="P28"><text:span text:style-name="T19"></text:span><text:span text:style-name="T18"> </text:span><text:span text:style-name="T19">Bonne</text:span></text:p>
            <text:p text:style-name="P28"><text:span text:style-name="T19"></text:span><text:span text:style-name="T18"> </text:span><text:span text:style-name="T19">Moyenne</text:span></text:p>
            <text:p text:style-name="P28"><text:span text:style-name="T19"></text:span><text:span text:style-name="T18"> </text:span><text:span text:style-name="T19">Faible</text:span></text:p>
          </table:table-cell>
          <table:covered-table-cell/>
          <table:covered-table-cell/>
          <table:table-cell table:style-name="Table4.D15" table:number-columns-spanned="3" office:value-type="string">
            <text:p text:style-name="P28"><text:span text:style-name="T19"></text:span><text:span text:style-name="T18"> </text:span><text:span text:style-name="T19">Excellente</text:span></text:p>
            <text:p text:style-name="P28"><text:span text:style-name="T19"></text:span><text:span text:style-name="T18"> </text:span><text:span text:style-name="T19">Moyenne</text:span></text:p>
            <text:p text:style-name="P28"><text:span text:style-name="T19"></text:span><text:span text:style-name="T18"> </text:span><text:span text:style-name="T19">Faible</text:span></text:p>
          </table:table-cell>
          <table:covered-table-cell/>
          <table:covered-table-cell/>
          <table:table-cell table:style-name="Table4.G15" table:number-columns-spanned="2" office:value-type="string">
            <text:p text:style-name="P28"><text:span text:style-name="T19"></text:span><text:span text:style-name="T18"> </text:span><text:span text:style-name="T19">Excellente</text:span></text:p>
            <text:p text:style-name="P28"><text:span text:style-name="T19"></text:span><text:span text:style-name="T18"> </text:span><text:span text:style-name="T19">Moyenne</text:span></text:p>
            <text:p text:style-name="P28"><text:span text:style-name="T19"></text:span><text:span text:style-name="T18"> </text:span><text:span text:style-name="T19">Faible</text:span></text:p>
          </table:table-cell>
          <table:covered-table-cell/>
        </table:table-row>
      </table:table>
      <text:h text:style-name="P280" text:outline-level="1"/>
      <text:list xml:id="list131016385335046" text:continue-numbering="true" text:style-name="WW8Num20">
        <text:list-item>
          <text:h text:style-name="P278" text:outline-level="1">Stratégie de test <text:span text:style-name="T53">des itérations</text:span> <text:span text:style-name="T53">produites</text:span></text:h>
          <text:h text:style-name="P266" text:outline-level="1">Cette partie va détailler les différentes méthodes/outils de test, qui ont été <text:span text:style-name="T54">mis en place</text:span> afin de s'assurer de la qualité des fonctionnalités produites à la fin d'une itération.</text:h>
          <text:h text:style-name="P266" text:outline-level="1">Afin d'éviter tout phénomène de régression lors du développement, le pré-requis de toute validation d'une itération consistera à répéter les tests associés aux itérations précédentes. <text:span text:style-name="T55">L'exécution de ces procédures de test, seront conçues par les différents membres de l'équipe, dont la supervision sera assurée par le responsable qualité.</text:span></text:h>
          <text:h text:style-name="P264" text:outline-level="1"/>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31"/>
            <text:p text:style-name="P235"><text:span text:style-name="T15">I</text:span><text:span text:style-name="T10">tération n°1</text:span></text:p>
            <text:p text:style-name="P233"/>
          </table:table-cell>
          <table:covered-table-cell/>
          <table:covered-table-cell/>
          <table:covered-table-cell/>
        </table:table-row>
        <table:table-row table:style-name="Table5.2">
          <table:table-cell table:style-name="Table5.A2" table:number-columns-spanned="2" office:value-type="string">
            <text:p text:style-name="P219">Objectif</text:p>
          </table:table-cell>
          <table:covered-table-cell/>
          <table:table-cell table:style-name="Table5.C2" table:number-columns-spanned="2" office:value-type="string">
            <text:p text:style-name="P215">Vérifier que le système <text:span text:style-name="T56">réalise la fonctionnalité minimale : assurer l'analyse d'un log reçu depuis une requête HTTP.</text:span></text:p>
            <text:p text:style-name="P215"/>
          </table:table-cell>
          <table:covered-table-cell/>
        </table:table-row>
        <table:table-row table:style-name="Table5.2">
          <table:table-cell table:style-name="Table5.A3" table:number-columns-spanned="2" office:value-type="string">
            <text:p text:style-name="P219"><text:span text:style-name="T20">Éléments</text:span> à tester</text:p>
          </table:table-cell>
          <table:covered-table-cell/>
          <table:table-cell table:style-name="Table5.C3" table:number-columns-spanned="2" office:value-type="string">
            <text:p text:style-name="P220">Lecture des données externes <text:span text:style-name="T59">issue d'une requête HTTP.</text:span></text:p>
            <text:p text:style-name="P220">Capacité d'alerte <text:span text:style-name="T58">par mail</text:span></text:p>
            <text:p text:style-name="P220">C<text:span text:style-name="T57">omportement d</text:span>'analyse <text:span text:style-name="T57">du système</text:span></text:p>
            <text:p text:style-name="P220"/>
          </table:table-cell>
          <table:covered-table-cell/>
        </table:table-row>
        <table:table-row table:style-name="Table5.2">
          <table:table-cell table:style-name="Table5.A4" table:number-columns-spanned="4" office:value-type="string">
            <text:p text:style-name="P237">Scénario<text:span text:style-name="T61">s</text:span> : </text:p>
          </table:table-cell>
          <table:covered-table-cell/>
          <table:covered-table-cell/>
          <table:covered-table-cell/>
        </table:table-row>
        <table:table-row table:style-name="Table5.5">
          <table:table-cell table:style-name="Table5.A3" office:value-type="string">
            <text:p text:style-name="P239">I<text:span text:style-name="T38">D</text:span></text:p>
          </table:table-cell>
          <table:table-cell table:style-name="Table5.A3" office:value-type="string">
            <text:p text:style-name="P252">Classe de test</text:p>
          </table:table-cell>
          <table:table-cell table:style-name="Table5.A3" office:value-type="string">
            <text:p text:style-name="P243">Démarche</text:p>
          </table:table-cell>
          <table:table-cell table:style-name="Table5.D5" office:value-type="string">
            <text:p text:style-name="P241">Ce qui est vérifié</text:p>
          </table:table-cell>
        </table:table-row>
        <table:table-row table:style-name="Table5.6">
          <table:table-cell table:style-name="Table5.A9" office:value-type="string">
            <text:p text:style-name="P225">1</text:p>
          </table:table-cell>
          <table:table-cell table:style-name="Table5.B9" office:value-type="string">
            <text:p text:style-name="P254"/>
          </table:table-cell>
          <table:table-cell table:style-name="Table5.C9" office:value-type="string">
            <text:p text:style-name="P206"/>
          </table:table-cell>
          <table:table-cell table:style-name="Table5.D6" office:value-type="string">
            <text:p text:style-name="P209"/>
          </table:table-cell>
        </table:table-row>
        <table:table-row table:style-name="Table5.6">
          <table:table-cell table:style-name="Table5.A9" office:value-type="string">
            <text:p text:style-name="P227">2</text:p>
          </table:table-cell>
          <table:table-cell table:style-name="Table5.B9" office:value-type="string">
            <text:p text:style-name="P256"/>
          </table:table-cell>
          <table:table-cell table:style-name="Table5.C9" office:value-type="string">
            <text:p text:style-name="P206"/>
          </table:table-cell>
          <table:table-cell table:style-name="Table5.D7" office:value-type="string">
            <text:p text:style-name="P211"/>
          </table:table-cell>
        </table:table-row>
        <table:table-row table:style-name="Table5.6">
          <table:table-cell table:style-name="Table5.A9" office:value-type="string">
            <text:p text:style-name="P227">3</text:p>
          </table:table-cell>
          <table:table-cell table:style-name="Table5.B9" office:value-type="string">
            <text:p text:style-name="P258"/>
          </table:table-cell>
          <table:table-cell table:style-name="Table5.C9" office:value-type="string">
            <text:p text:style-name="P206"/>
          </table:table-cell>
          <table:table-cell table:style-name="Table5.D8" office:value-type="string">
            <text:p text:style-name="P213"/>
          </table:table-cell>
        </table:table-row>
        <table:table-row table:style-name="Table5.6">
          <table:table-cell table:style-name="Table5.A9" office:value-type="string">
            <text:p text:style-name="P227">4</text:p>
          </table:table-cell>
          <table:table-cell table:style-name="Table5.B9" office:value-type="string">
            <text:p text:style-name="P258"/>
          </table:table-cell>
          <table:table-cell table:style-name="Table5.C9" office:value-type="string">
            <text:p text:style-name="P206"/>
          </table:table-cell>
          <table:table-cell table:style-name="Table5.D9" office:value-type="string">
            <text:p text:style-name="P213"/>
          </table:table-cell>
        </table:table-row>
        <table:table-row table:style-name="Table5.6">
          <table:table-cell table:style-name="Table5.A10" office:value-type="string">
            <text:p text:style-name="P227">5</text:p>
          </table:table-cell>
          <table:table-cell table:style-name="Table5.B10" office:value-type="string">
            <text:p text:style-name="P258"/>
          </table:table-cell>
          <table:table-cell table:style-name="Table5.C10" office:value-type="string">
            <text:p text:style-name="P206"/>
          </table:table-cell>
          <table:table-cell table:style-name="Table5.D10" office:value-type="string">
            <text:p text:style-name="P213"/>
          </table:table-cell>
        </table:table-row>
      </table:table>
      <text:h text:style-name="P229" text:outline-level="1"/>
      <text:h text:style-name="P229" text:outline-level="1"/>
      <text:h text:style-name="P246" text:outline-level="1"/>
      <text:h text:style-name="P230" text:outline-level="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232"/>
            <text:p text:style-name="P236"><text:span text:style-name="T15">I</text:span><text:span text:style-name="T10">tération n°</text:span><text:span text:style-name="T16">2</text:span></text:p>
            <text:p text:style-name="P234"/>
          </table:table-cell>
          <table:covered-table-cell/>
          <table:covered-table-cell/>
          <table:covered-table-cell/>
        </table:table-row>
        <table:table-row table:style-name="Table8.2">
          <table:table-cell table:style-name="Table8.A2" table:number-columns-spanned="2" office:value-type="string">
            <text:p text:style-name="P222">Objectif</text:p>
          </table:table-cell>
          <table:covered-table-cell/>
          <table:table-cell table:style-name="Table8.C2" table:number-columns-spanned="2" office:value-type="string">
            <text:p text:style-name="P216"><text:span text:style-name="T60">Assurer la persistance du système et améliorer les fonctionnalités existantes</text:span></text:p>
            <text:p text:style-name="P216"/>
          </table:table-cell>
          <table:covered-table-cell/>
        </table:table-row>
        <table:table-row table:style-name="Table8.2">
          <table:table-cell table:style-name="Table8.A3" table:number-columns-spanned="2" office:value-type="string">
            <text:p text:style-name="P222"><text:span text:style-name="T20">Éléments</text:span> à tester</text:p>
          </table:table-cell>
          <table:covered-table-cell/>
          <table:table-cell table:style-name="Table8.C3" table:number-columns-spanned="2" office:value-type="string">
            <text:p text:style-name="P223">Communication entre le SGBD distant et l'applicatif</text:p>
            <text:p text:style-name="P221">Capacité d'alerte <text:span text:style-name="T58">par canal Slack</text:span></text:p>
            <text:p text:style-name="P224">Intégration des paramètres sous forme de fichiers .properties</text:p>
            <text:p text:style-name="P221"/>
          </table:table-cell>
          <table:covered-table-cell/>
        </table:table-row>
        <table:table-row table:style-name="Table8.2">
          <table:table-cell table:style-name="Table8.A4" table:number-columns-spanned="4" office:value-type="string">
            <text:p text:style-name="P238">Scénario<text:span text:style-name="T61">s</text:span> : </text:p>
          </table:table-cell>
          <table:covered-table-cell/>
          <table:covered-table-cell/>
          <table:covered-table-cell/>
        </table:table-row>
        <table:table-row table:style-name="Table8.5">
          <table:table-cell table:style-name="Table8.A3" office:value-type="string">
            <text:p text:style-name="P240">I<text:span text:style-name="T38">D</text:span></text:p>
          </table:table-cell>
          <table:table-cell table:style-name="Table8.A3" office:value-type="string">
            <text:p text:style-name="P253">Classe de test</text:p>
          </table:table-cell>
          <table:table-cell table:style-name="Table8.A3" office:value-type="string">
            <text:p text:style-name="P244">Démarche</text:p>
          </table:table-cell>
          <table:table-cell table:style-name="Table8.D5" office:value-type="string">
            <text:p text:style-name="P242">Ce qui est vérifié</text:p>
          </table:table-cell>
        </table:table-row>
        <table:table-row table:style-name="Table8.6">
          <table:table-cell table:style-name="Table8.A9" office:value-type="string">
            <text:p text:style-name="P226">1</text:p>
          </table:table-cell>
          <table:table-cell table:style-name="Table8.B9" office:value-type="string">
            <text:p text:style-name="P255"/>
          </table:table-cell>
          <table:table-cell table:style-name="Table8.C9" office:value-type="string">
            <text:p text:style-name="P207"/>
          </table:table-cell>
          <table:table-cell table:style-name="Table8.D6" office:value-type="string">
            <text:p text:style-name="P210"/>
          </table:table-cell>
        </table:table-row>
        <table:table-row table:style-name="Table8.6">
          <table:table-cell table:style-name="Table8.A9" office:value-type="string">
            <text:p text:style-name="P228">2</text:p>
          </table:table-cell>
          <table:table-cell table:style-name="Table8.B9" office:value-type="string">
            <text:p text:style-name="P257"/>
          </table:table-cell>
          <table:table-cell table:style-name="Table8.C9" office:value-type="string">
            <text:p text:style-name="P207"/>
          </table:table-cell>
          <table:table-cell table:style-name="Table8.D7" office:value-type="string">
            <text:p text:style-name="P212"/>
          </table:table-cell>
        </table:table-row>
        <table:table-row table:style-name="Table8.6">
          <table:table-cell table:style-name="Table8.A9" office:value-type="string">
            <text:p text:style-name="P228">3</text:p>
          </table:table-cell>
          <table:table-cell table:style-name="Table8.B9" office:value-type="string">
            <text:p text:style-name="P259"/>
          </table:table-cell>
          <table:table-cell table:style-name="Table8.C9" office:value-type="string">
            <text:p text:style-name="P207"/>
          </table:table-cell>
          <table:table-cell table:style-name="Table8.D8" office:value-type="string">
            <text:p text:style-name="P214"/>
          </table:table-cell>
        </table:table-row>
        <table:table-row table:style-name="Table8.6">
          <table:table-cell table:style-name="Table8.A9" office:value-type="string">
            <text:p text:style-name="P228">4</text:p>
          </table:table-cell>
          <table:table-cell table:style-name="Table8.B9" office:value-type="string">
            <text:p text:style-name="P259"/>
          </table:table-cell>
          <table:table-cell table:style-name="Table8.C9" office:value-type="string">
            <text:p text:style-name="P207"/>
          </table:table-cell>
          <table:table-cell table:style-name="Table8.D9" office:value-type="string">
            <text:p text:style-name="P214"/>
          </table:table-cell>
        </table:table-row>
        <table:table-row table:style-name="Table8.6">
          <table:table-cell table:style-name="Table8.A10" office:value-type="string">
            <text:p text:style-name="P228">5</text:p>
          </table:table-cell>
          <table:table-cell table:style-name="Table8.B10" office:value-type="string">
            <text:p text:style-name="P259"/>
          </table:table-cell>
          <table:table-cell table:style-name="Table8.C10" office:value-type="string">
            <text:p text:style-name="P207"/>
          </table:table-cell>
          <table:table-cell table:style-name="Table8.D10" office:value-type="string">
            <text:p text:style-name="P214"/>
          </table:table-cell>
        </table:table-row>
      </table:table>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0"><draw:image xlink:href="Pictures/100000000000063D000001E9247F626A.jpg" xlink:type="simple" xlink:show="embed" xlink:actuate="onLoad"/></draw:frame>Master 1 GIL - Conduite de Projet</text:p>
        <text:p text:style-name="MP2">SmartLogger</text:p>
        <text:p text:style-name="MP3">Cahier de Recette</text:p>
        <text:p text:style-name="MP4"><draw:line text:anchor-type="char" draw:z-index="21" draw:style-name="Mgr1" draw:text-style-name="MP5" svg:x1="-0.155cm" svg:y1="0.18cm" svg:x2="19.16cm" svg:y2="0.18cm"><text:p/></draw:line></text:p>
      </style:header>
      <style:footer>
        <text:p text:style-name="MP6"><text:span text:style-name="Page_20_Number"><text:span text:style-name="MT1"><text:page-number text:select-page="current">8</text:page-number></text:span></text:span><text:span text:style-name="Page_20_Number"><text:span text:style-name="MT1">/</text:span></text:span><text:span text:style-name="Page_20_Number"><text:span text:style-name="MT1"><text:page-count style:num-format="1">11</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3-28T13:10:14.875836169</dc:date>
    <meta:editing-cycles>223</meta:editing-cycles>
    <meta:editing-duration>PT7H1M16S</meta:editing-duration>
    <meta:generator>LibreOffice/4.2.8.2$Linux_X86_64 LibreOffice_project/420m0$Build-2</meta:generator>
    <meta:document-statistic meta:table-count="9" meta:image-count="1" meta:object-count="0" meta:page-count="11" meta:paragraph-count="496" meta:word-count="2432" meta:character-count="15239" meta:non-whitespace-character-count="13297"/>
  </office:meta>
</office:document-meta>
</file>